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B0000CAAD0000056015BD2CD8.wmf"/>
  <manifest:file-entry manifest:media-type="" manifest:full-path="Pictures/2000000D0000D0E00000268D1FDAC276.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ymbol" svg:font-family="Symbol" style:font-charset="x-symbol"/>
    <style:font-face style:name="StarSymbol" svg:font-family="StarSymbol"/>
    <style:font-face style:name="Tahoma" svg:font-family="Tahoma"/>
    <style:font-face style:name="Times" svg:font-family="Times" style:font-family-generic="roman"/>
    <style:font-face style:name="Times New Roman" svg:font-family="'Times New Roman'" style:font-family-generic="roman"/>
    <style:font-face style:name="Arial"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Times1" svg:font-family="Times"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_31_HeadingTOC">
      <style:paragraph-properties fo:margin-left="0in" fo:margin-right="0in" fo:margin-top="0in" fo:margin-bottom="0in" style:line-height-at-least="0.2362in" fo:text-indent="0in" style:auto-text-indent="false">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style:font-name="Arial" style:font-name-asian="Arial" style:font-name-complex="Arial"/>
    </style:style>
    <style:style style:name="P2" style:family="paragraph" style:parent-style-name="Body">
      <style:paragraph-properties fo:margin-top="0.139in" fo:margin-bottom="0in"/>
      <style:text-properties fo:font-size="12pt" fo:font-weight="bold" style:font-size-asian="12pt" style:font-weight-asian="bold" style:font-size-complex="12pt" style:font-weight-complex="bold"/>
    </style:style>
    <style:style style:name="P3" style:family="paragraph" style:parent-style-name="Body">
      <style:paragraph-properties fo:margin-top="0.139in" fo:margin-bottom="0in"/>
    </style:style>
    <style:style style:name="P4" style:family="paragraph" style:parent-style-name="_31_HeadingTOC">
      <style:paragraph-properties fo:margin-top="0in" fo:margin-bottom="0in"/>
    </style:style>
    <style:style style:name="P5" style:family="paragraph" style:parent-style-name="Body">
      <style:paragraph-properties fo:margin-left="0.5in" fo:margin-right="0in" fo:margin-top="0in" fo:margin-bottom="0in" fo:text-indent="-0.5in" style:auto-text-indent="false"/>
    </style:style>
    <style:style style:name="P6" style:family="paragraph" style:parent-style-name="_31_HeadingTOC">
      <style:paragraph-properties fo:margin-left="0in" fo:margin-right="0in" fo:margin-top="0.0972in" fo:margin-bottom="0in" style:line-height-at-least="0.1665in" fo:text-indent="0in" style:auto-text-indent="false" fo:break-before="pag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font-size="10pt" style:font-size-asian="10pt" style:font-size-complex="10pt"/>
    </style:style>
    <style:style style:name="P7" style:family="paragraph" style:parent-style-name="_31_HeadingTOC">
      <style:paragraph-properties fo:margin-left="0in" fo:margin-right="0in" fo:margin-top="0.0972in" fo:margin-bottom="0in" style:line-height-at-least="0.1665in" fo:text-indent="0in" style:auto-text-indent="fals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font-size="10pt" style:font-size-asian="10pt" style:font-size-complex="10pt"/>
    </style:style>
    <style:style style:name="P8" style:family="paragraph" style:parent-style-name="_31_HeadingTOC">
      <style:paragraph-properties fo:margin-left="0.5in" fo:margin-right="0in" fo:margin-top="0in" fo:margin-bottom="0in" style:line-height-at-least="0.1945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f0000" style:font-name="Times New Roman" fo:font-size="12pt" style:font-name-asian="Times New Roman" style:font-size-asian="12pt" style:font-name-complex="Times New Roman" style:font-size-complex="12pt"/>
    </style:style>
    <style:style style:name="P9" style:family="paragraph" style:parent-style-name="Body">
      <style:paragraph-properties fo:text-align="justify" style:justify-single-word="false"/>
      <style:text-properties fo:letter-spacing="0.0016in"/>
    </style:style>
    <style:style style:name="P10" style:family="paragraph" style:parent-style-name="_31_HeadingTOC">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11" style:family="paragraph" style:parent-style-name="Body">
      <style:text-properties fo:letter-spacing="0.0016in"/>
    </style:style>
    <style:style style:name="P12"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13" style:family="paragraph" style:parent-style-name="Heading_20_1">
      <style:paragraph-properties fo:break-before="page"/>
    </style:style>
    <style:style style:name="P14" style:family="paragraph" style:parent-style-name="paragraph">
      <style:paragraph-properties fo:text-align="justify" style:justify-single-word="false"/>
    </style:style>
    <style:style style:name="P15" style:family="paragraph" style:parent-style-name="Body">
      <style:paragraph-properties fo:text-align="justify" style:justify-single-word="false"/>
    </style:style>
    <style:style style:name="P16" style:family="paragraph" style:parent-style-name="paragraph">
      <style:paragraph-properties fo:margin-top="0.0835in" fo:margin-bottom="0in" fo:text-align="justify" style:justify-single-word="false"/>
    </style:style>
    <style:style style:name="P17" style:family="paragraph" style:parent-style-name="_31_HeadingTOC">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18" style:family="paragraph" style:parent-style-name="Code">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19" style:family="paragraph" style:parent-style-name="_31_HeadingTOC">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style>
    <style:style style:name="P20" style:family="paragraph" style:parent-style-name="Textformatvorlage">
      <style:paragraph-properties fo:margin-top="0.1807in" fo:margin-bottom="0.0555in" style:line-height-at-least="0.1665in" fo:text-align="justify" style:justify-single-word="false"/>
      <style:text-properties style:font-name="Times" fo:font-weight="normal" style:font-name-asian="Times" style:font-weight-asian="normal" style:font-name-complex="Times" style:font-weight-complex="normal"/>
    </style:style>
    <style:style style:name="P21" style:family="paragraph" style:parent-style-name="Textformatvorlage" style:list-style-name="RTF_5f_Num_20_2">
      <style:paragraph-properties fo:margin-top="0.139in" fo:margin-bottom="0in"/>
    </style:style>
    <style:style style:name="P22" style:family="paragraph" style:parent-style-name="Textformatvorlage" style:list-style-name="RTF_5f_Num_20_2">
      <style:paragraph-properties fo:margin-top="0.1807in" fo:margin-bottom="0.0555in" style:line-height-at-least="0.1665in" fo:text-align="justify" style:justify-single-word="false"/>
      <style:text-properties style:font-name="Times" fo:font-weight="normal" style:font-name-asian="Times" style:font-weight-asian="normal" style:font-name-complex="Times" style:font-weight-complex="normal"/>
    </style:style>
    <style:style style:name="P23" style:family="paragraph" style:parent-style-name="paragraph" style:list-style-name="RTF_5f_Num_20_2">
      <style:paragraph-properties fo:margin-top="0.1807in" fo:margin-bottom="0.0555in" style:line-height-at-least="0.1807in" fo:text-align="justify" style:justify-single-word="false"/>
      <style:text-properties style:font-name="Times" fo:font-size="11pt" fo:font-weight="normal" style:font-name-asian="Times" style:font-size-asian="11pt" style:font-weight-asian="normal" style:font-name-complex="Times" style:font-size-complex="11pt" style:font-weight-complex="normal"/>
    </style:style>
    <style:style style:name="P24" style:family="paragraph" style:parent-style-name="Heading_20_4">
      <style:text-properties style:font-name="Times" fo:font-weight="normal" style:font-name-asian="Times" style:font-weight-asian="normal" style:font-name-complex="Times" style:font-weight-complex="normal"/>
    </style:style>
    <style:style style:name="P25" style:family="paragraph" style:parent-style-name="_31_HeadingTOC">
      <style:paragraph-properties fo:margin-left="0.25in" fo:margin-right="0in" fo:margin-top="0in" fo:margin-bottom="0in" style:line-height-at-least="0.1665in" fo:text-indent="-0.25in" style:auto-text-indent="false">
        <style:tab-stops>
          <style:tab-stop style:position="0in"/>
          <style:tab-stop style:position="0.5in"/>
          <style:tab-stop style:position="1in"/>
          <style:tab-stop style:position="1.5in"/>
          <style:tab-stop style:position="2in"/>
          <style:tab-stop style:position="2.25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fo:font-size="10pt" fo:font-weight="bold" style:font-name-asian="Courier" style:font-size-asian="10pt" style:font-weight-asian="bold" style:font-name-complex="Courier" style:font-size-complex="10pt" style:font-weight-complex="bold"/>
    </style:style>
    <style:style style:name="P26" style:family="paragraph" style:parent-style-name="_31_HeadingTOC">
      <style:paragraph-properties fo:margin-left="0.25in" fo:margin-right="0in" fo:margin-top="0in" fo:margin-bottom="0in" style:line-height-at-least="0.1665in" fo:text-indent="-0.25in" style:auto-text-indent="false">
        <style:tab-stops>
          <style:tab-stop style:position="0in"/>
          <style:tab-stop style:position="0.5in"/>
          <style:tab-stop style:position="1in"/>
          <style:tab-stop style:position="1.5in"/>
          <style:tab-stop style:position="2in"/>
          <style:tab-stop style:position="2.25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font-weight="bold" style:font-name-asian="Courier" style:font-size-asian="10pt" style:font-weight-asian="bold" style:font-name-complex="Courier" style:font-size-complex="10pt" style:font-weight-complex="bold"/>
    </style:style>
    <style:style style:name="P27" style:family="paragraph" style:parent-style-name="_31_HeadingTOC">
      <style:paragraph-properties fo:margin-left="0.5in" fo:margin-right="0in" fo:margin-top="0.111in" fo:margin-bottom="0in" style:line-height-at-least="0.1665in" fo:text-indent="0in" style:auto-text-indent="false">
        <style:tab-stops>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28" style:family="paragraph" style:parent-style-name="_31_HeadingTOC">
      <style:paragraph-properties fo:margin-left="0.5in" fo:margin-right="0in" fo:margin-top="0in" fo:margin-bottom="0in" style:line-height-at-least="0.1665in" fo:text-indent="0in" style:auto-text-indent="false">
        <style:tab-stops>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29" style:family="paragraph" style:parent-style-name="Textformatvorlage" style:list-style-name="RTF_5f_Num_20_2"/>
    <style:style style:name="P30" style:family="paragraph" style:parent-style-name="Textformatvorlage" style:list-style-name="RTF_5f_Num_20_2">
      <style:text-properties style:font-name="Times New Roman" style:font-name-asian="Times New Roman" style:font-name-complex="Times New Roman"/>
    </style:style>
    <style:style style:name="P31" style:family="paragraph" style:parent-style-name="Body" style:list-style-name="RTF_5f_Num_20_2"/>
    <style:style style:name="P32" style:family="paragraph" style:parent-style-name="_31_HeadingTOC">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text-properties style:font-name="Arial" fo:font-size="10pt" fo:letter-spacing="0.0016in" fo:font-weight="bold" style:font-name-asian="Arial" style:font-size-asian="10pt" style:font-weight-asian="bold" style:font-name-complex="Arial" style:font-size-complex="10pt" style:font-weight-complex="bold"/>
    </style:style>
    <style:style style:name="P33" style:family="paragraph" style:parent-style-name="paragraph">
      <style:text-properties fo:letter-spacing="0.0016in"/>
    </style:style>
    <style:style style:name="P34" style:family="paragraph" style:parent-style-name="Body">
      <style:paragraph-properties fo:margin-left="0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text-properties style:font-name="Arial" fo:font-size="10pt" fo:letter-spacing="0.0016in" fo:font-weight="bold" style:font-name-asian="Arial" style:font-size-asian="10pt" style:font-weight-asian="bold" style:font-name-complex="Arial" style:font-size-complex="10pt" style:font-weight-complex="bold"/>
    </style:style>
    <style:style style:name="P35" style:family="paragraph" style:parent-style-name="Header_5f_right1">
      <style:text-properties fo:font-variant="normal" fo:text-transform="none" style:text-position="0% 100%"/>
    </style:style>
    <style:style style:name="P36" style:family="paragraph" style:parent-style-name="Header">
      <style:text-properties fo:font-variant="normal" fo:text-transform="none" style:text-position="0% 100%"/>
    </style:style>
    <style:style style:name="P37" style:family="paragraph" style:parent-style-name="Footer11">
      <style:text-properties fo:font-variant="normal" fo:text-transform="none" style:text-position="0% 100%"/>
    </style:style>
    <style:style style:name="P38" style:family="paragraph" style:parent-style-name="Note" style:list-style-name="RTF_5f_Num_20_2">
      <style:paragraph-properties fo:text-align="justify" style:justify-single-word="false"/>
    </style:style>
    <style:style style:name="P39" style:family="paragraph" style:parent-style-name="paragraph">
      <style:paragraph-properties fo:text-align="justify" style:justify-single-word="false"/>
    </style:style>
    <style:style style:name="P40" style:family="paragraph" style:parent-style-name="paragraph">
      <style:text-properties fo:letter-spacing="0.0016in"/>
    </style:style>
    <style:style style:name="P41" style:family="paragraph" style:parent-style-name="paragraph">
      <style:paragraph-properties style:line-height-at-least="0.1807in" fo:text-align="justify" style:justify-single-word="false"/>
    </style:style>
    <style:style style:name="P42" style:family="paragraph" style:parent-style-name="paragraph">
      <style:paragraph-properties style:line-height-at-least="0.1807in" fo:text-align="justify" style:justify-single-word="false"/>
      <style:text-properties fo:font-size="11pt" style:font-size-asian="11pt" style:font-size-complex="11pt"/>
    </style:style>
    <style:style style:name="P43" style:family="paragraph" style:parent-style-name="paragraph" style:list-style-name="RTF_5f_Num_20_2">
      <style:paragraph-properties fo:margin-top="0.1807in" fo:margin-bottom="0.0555in" style:line-height-at-least="0.1807in" fo:text-align="justify" style:justify-single-word="false"/>
      <style:text-properties style:font-name="Times" fo:font-size="11pt" fo:font-weight="normal" style:font-name-asian="Times" style:font-size-asian="11pt" style:font-weight-asian="normal" style:font-name-complex="Times" style:font-size-complex="11pt" style:font-weight-complex="normal"/>
    </style:style>
    <style:style style:name="P44" style:family="paragraph" style:parent-style-name="paragraph">
      <style:paragraph-properties fo:margin-top="0.0835in" fo:margin-bottom="0in" fo:text-align="justify" style:justify-single-word="false"/>
    </style:style>
    <style:style style:name="P45" style:family="paragraph" style:parent-style-name="Header">
      <style:paragraph-properties style:line-height-at-least="0.305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style:font-name="Arial" fo:font-size="18pt" fo:font-weight="normal" style:font-name-asian="Arial" style:font-size-asian="18pt" style:font-weight-asian="normal" style:font-name-complex="Arial" style:font-size-complex="18pt" style:font-weight-complex="normal"/>
    </style:style>
    <style:style style:name="P46" style:family="paragraph" style:parent-style-name="Textformatvorlage">
      <style:paragraph-properties fo:margin-top="0.1807in" fo:margin-bottom="0.0555in" style:line-height-at-least="0.1665in" fo:text-align="justify" style:justify-single-word="false"/>
      <style:text-properties style:font-name="Times" fo:font-weight="normal" style:font-name-asian="Times" style:font-weight-asian="normal" style:font-name-complex="Times" style:font-weight-complex="normal"/>
    </style:style>
    <style:style style:name="P47" style:family="paragraph" style:parent-style-name="Textformatvorlage" style:list-style-name="RTF_5f_Num_20_2">
      <style:paragraph-properties fo:margin-top="0.1807in" fo:margin-bottom="0.0555in" style:line-height-at-least="0.1665in" fo:text-align="justify" style:justify-single-word="false"/>
      <style:text-properties style:font-name="Times" fo:font-weight="normal" style:font-name-asian="Times" style:font-weight-asian="normal" style:font-name-complex="Times" style:font-weight-complex="normal"/>
    </style:style>
    <style:style style:name="P48" style:family="paragraph" style:parent-style-name="Textformatvorlage" style:list-style-name="RTF_5f_Num_20_2">
      <style:paragraph-properties fo:margin-top="0.139in" fo:margin-bottom="0in"/>
    </style:style>
    <style:style style:name="P49" style:family="paragraph" style:parent-style-name="Textformatvorlage">
      <style:paragraph-properties fo:margin-top="0.2083in" fo:margin-bottom="0.0693in" style:line-height-at-least="0.1807in" fo:text-align="justify" style:justify-single-word="false"/>
      <style:text-properties style:font-name="Times" fo:font-size="11pt" fo:font-weight="normal" style:font-name-asian="Times" style:font-size-asian="11pt" style:font-weight-asian="normal" style:font-name-complex="Times" style:font-size-complex="11pt" style:font-weight-complex="normal"/>
    </style:style>
    <style:style style:name="P50" style:family="paragraph" style:parent-style-name="Textformatvorlage" style:list-style-name="RTF_5f_Num_20_2"/>
    <style:style style:name="P51" style:family="paragraph" style:parent-style-name="Textformatvorlage" style:list-style-name="RTF_5f_Num_20_2">
      <style:text-properties style:font-name="Times New Roman" style:font-name-asian="Times New Roman" style:font-name-complex="Times New Roman"/>
    </style:style>
    <style:style style:name="P52" style:family="paragraph" style:parent-style-name="_31_HeadingTOC">
      <style:paragraph-properties style:line-height-at-least="0.1807in" fo:text-align="justify" style:justify-single-word="false"/>
    </style:style>
    <style:style style:name="P53" style:family="paragraph" style:parent-style-name="_31_HeadingTOC">
      <style:paragraph-properties fo:line-height="100%"/>
    </style:style>
    <style:style style:name="P54" style:family="paragraph" style:parent-style-name="_31_HeadingTOC">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55"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56"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57"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58"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59"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60"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61"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62"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63"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64" style:family="paragraph" style:parent-style-name="_31_HeadingTOC" style:list-style-name="RTF_5f_Num_20_2">
      <style:paragraph-properties fo:margin-left="0.4165in" fo:margin-right="0in" fo:margin-top="0.111in" fo:margin-bottom="0in" style:line-height-at-least="0.1665in" fo:text-indent="-0.1665in" style:auto-text-indent="false">
        <style:tab-stops>
          <style:tab-stop style:position="0in"/>
          <style:tab-stop style:position="0.33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s>
      </style:paragraph-properties>
      <style:text-properties fo:font-size="10pt" style:font-size-asian="10pt" style:font-size-complex="10pt"/>
    </style:style>
    <style:style style:name="P65" style:family="paragraph" style:parent-style-name="_31_HeadingTOC">
      <style:paragraph-properties fo:margin-left="0.25in" fo:margin-right="0in" fo:margin-top="0in" fo:margin-bottom="0in" style:line-height-at-least="0.1665in" fo:text-indent="-0.25in" style:auto-text-indent="false">
        <style:tab-stops>
          <style:tab-stop style:position="0in"/>
          <style:tab-stop style:position="0.5in"/>
          <style:tab-stop style:position="1in"/>
          <style:tab-stop style:position="1.5in"/>
          <style:tab-stop style:position="2in"/>
          <style:tab-stop style:position="2.25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fo:font-size="10pt" fo:font-weight="bold" style:font-name-asian="Courier" style:font-size-asian="10pt" style:font-weight-asian="bold" style:font-name-complex="Courier" style:font-size-complex="10pt" style:font-weight-complex="bold"/>
    </style:style>
    <style:style style:name="P66" style:family="paragraph" style:parent-style-name="_31_HeadingTOC">
      <style:paragraph-properties fo:margin-left="0.25in" fo:margin-right="0in" fo:margin-top="0in" fo:margin-bottom="0in" style:line-height-at-least="0.1665in" fo:text-indent="-0.25in" style:auto-text-indent="false">
        <style:tab-stops>
          <style:tab-stop style:position="0in"/>
          <style:tab-stop style:position="0.5in"/>
          <style:tab-stop style:position="1in"/>
          <style:tab-stop style:position="1.5in"/>
          <style:tab-stop style:position="2in"/>
          <style:tab-stop style:position="2.25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font-weight="bold" style:font-name-asian="Courier" style:font-size-asian="10pt" style:font-weight-asian="bold" style:font-name-complex="Courier" style:font-size-complex="10pt" style:font-weight-complex="bold"/>
    </style:style>
    <style:style style:name="P67" style:family="paragraph" style:parent-style-name="_31_HeadingTOC">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text-properties style:font-name="Arial" fo:font-size="10pt" fo:letter-spacing="0.0016in" fo:font-weight="bold" style:font-name-asian="Arial" style:font-size-asian="10pt" style:font-weight-asian="bold" style:font-name-complex="Arial" style:font-size-complex="10pt" style:font-weight-complex="bold"/>
    </style:style>
    <style:style style:name="P68" style:family="paragraph" style:parent-style-name="_31_HeadingTOC">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69" style:family="paragraph" style:parent-style-name="_31_HeadingTOC">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style>
    <style:style style:name="P70" style:family="paragraph" style:parent-style-name="_31_HeadingTOC">
      <style:paragraph-properties fo:margin-left="0in" fo:margin-right="0in" fo:margin-top="0.0972in" fo:margin-bottom="0in" style:line-height-at-least="0.1665in" fo:text-indent="0in" style:auto-text-indent="fals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font-size="10pt" style:font-size-asian="10pt" style:font-size-complex="10pt"/>
    </style:style>
    <style:style style:name="P71" style:family="paragraph" style:parent-style-name="_31_HeadingTOC">
      <style:paragraph-properties fo:margin-left="0in" fo:margin-right="0in" fo:margin-top="0.0972in" fo:margin-bottom="0in" style:line-height-at-least="0.1665in" fo:text-indent="0in" style:auto-text-indent="fals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font-name="Times New Roman" fo:font-size="10pt" style:font-name-asian="Times New Roman" style:font-size-asian="10pt" style:font-name-complex="Times New Roman" style:font-size-complex="10pt"/>
    </style:style>
    <style:style style:name="P72" style:family="paragraph" style:parent-style-name="_31_HeadingTOC">
      <style:paragraph-properties fo:margin-left="0in" fo:margin-right="0in" fo:margin-top="0.0972in" fo:margin-bottom="0in" style:line-height-at-least="0.1665in" fo:text-indent="0in" style:auto-text-indent="false" fo:break-before="pag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font-size="10pt" style:font-size-asian="10pt" style:font-size-complex="10pt"/>
    </style:style>
    <style:style style:name="P73" style:family="paragraph" style:parent-style-name="_31_HeadingTOC" style:master-page-name="Standard">
      <style:paragraph-properties fo:margin-left="0in" fo:margin-right="0in" fo:margin-top="0.0972in" fo:margin-bottom="0in" style:line-height-at-least="0.1665in" fo:text-align="end" style:justify-single-word="false" fo:text-indent="0in" style:auto-text-indent="false" style:page-number="auto">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font-name="Arial" fo:font-size="10pt" style:font-name-asian="Arial" style:font-size-asian="10pt" style:font-name-complex="Arial" style:font-size-complex="10pt"/>
    </style:style>
    <style:style style:name="P74" style:family="paragraph" style:parent-style-name="_31_HeadingTOC">
      <style:paragraph-properties fo:margin-left="0in" fo:margin-right="0in" fo:margin-top="0in" fo:margin-bottom="0in" style:line-height-at-least="0.2362in" fo:text-indent="0in" style:auto-text-indent="false">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style:font-name="Arial" style:font-name-asian="Arial" style:font-name-complex="Arial"/>
    </style:style>
    <style:style style:name="P75" style:family="paragraph" style:parent-style-name="_31_HeadingTOC">
      <style:paragraph-properties fo:margin-left="0in" fo:margin-right="0in" fo:margin-top="0in" fo:margin-bottom="0in" style:line-height-at-least="0.2362in" fo:text-align="center" style:justify-single-word="false" fo:text-indent="0in" style:auto-text-indent="false">
        <style:tab-stops>
          <style:tab-stop style:position="6.25in" style:type="right"/>
        </style:tab-stops>
      </style:paragraph-properties>
      <style:text-properties style:font-name="Arial" fo:font-weight="bold" style:font-name-asian="Arial" style:font-weight-asian="bold" style:font-name-complex="Arial" style:font-weight-complex="bold"/>
    </style:style>
    <style:style style:name="P76" style:family="paragraph" style:parent-style-name="_31_HeadingTOC">
      <style:paragraph-properties fo:margin-left="0in" fo:margin-right="0in" fo:margin-top="0in" fo:margin-bottom="0in" style:line-height-at-least="0.3055in" fo:text-indent="0in" style:auto-text-indent="false">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style:font-name="Arial" fo:font-size="18pt" style:font-name-asian="Arial" style:font-size-asian="18pt" style:font-name-complex="Arial" style:font-size-complex="18pt"/>
    </style:style>
    <style:style style:name="P77" style:family="paragraph" style:parent-style-name="_31_HeadingTOC">
      <style:paragraph-properties fo:margin-left="0in" fo:margin-right="0in" fo:margin-top="0in" fo:margin-bottom="0in" style:line-height-at-least="0.1665in" fo:text-indent="0in" style:auto-text-indent="fals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font-name="Helvetica" fo:font-size="10pt" style:font-name-asian="Helvetica" style:font-size-asian="10pt" style:font-name-complex="Helvetica" style:font-size-complex="10pt"/>
    </style:style>
    <style:style style:name="P78" style:family="paragraph" style:parent-style-name="_31_HeadingTOC">
      <style:paragraph-properties fo:margin-left="0in" fo:margin-right="0in" fo:margin-top="0in" fo:margin-bottom="0in" style:line-height-at-least="0.1665in" fo:text-indent="0in" style:auto-text-indent="false">
        <style:tab-stops/>
      </style:paragraph-properties>
      <style:text-properties fo:font-size="10pt" fo:letter-spacing="0.0016in" style:font-size-asian="10pt" style:font-size-complex="10pt"/>
    </style:style>
    <style:style style:name="P79" style:family="paragraph" style:parent-style-name="_31_HeadingTOC">
      <style:paragraph-properties fo:margin-left="0in" fo:margin-right="0in" fo:margin-top="0in" fo:margin-bottom="0in" style:line-height-at-least="0.1665in" fo:text-align="center" style:justify-single-word="false" fo:text-indent="0in" style:auto-text-indent="false">
        <style:tab-stops/>
      </style:paragraph-properties>
      <style:text-properties fo:font-size="10pt" style:font-size-asian="10pt" style:font-size-complex="10pt"/>
    </style:style>
    <style:style style:name="P80" style:family="paragraph" style:parent-style-name="_31_HeadingTOC">
      <style:paragraph-properties fo:margin-left="0in" fo:margin-right="0in" fo:margin-top="0in" fo:margin-bottom="0in" style:line-height-at-least="0.2362in" fo:text-align="center" style:justify-single-word="false" fo:text-indent="0in" style:auto-text-indent="false" fo:break-before="page">
        <style:tab-stops>
          <style:tab-stop style:position="6.25in" style:type="right"/>
        </style:tab-stops>
      </style:paragraph-properties>
      <style:text-properties style:font-name="Arial" fo:font-weight="bold" style:font-name-asian="Arial" style:font-weight-asian="bold" style:font-name-complex="Arial" style:font-weight-complex="bold"/>
    </style:style>
    <style:style style:name="P81" style:family="paragraph" style:parent-style-name="_31_HeadingTOC">
      <style:paragraph-properties fo:margin-left="0in" fo:margin-right="0in" fo:margin-top="0.1528in" fo:margin-bottom="0.0138in" style:line-height-at-least="0.1807in" fo:text-indent="0in" style:auto-text-indent="false" fo:keep-with-next="always">
        <style:tab-stops>
          <style:tab-stop style:position="0.5417in"/>
          <style:tab-stop style:position="0.8193in"/>
          <style:tab-stop style:position="1.0972in"/>
          <style:tab-stop style:position="1.361in"/>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P82" style:family="paragraph" style:parent-style-name="_31_HeadingTOC">
      <style:paragraph-properties fo:margin-left="0in" fo:margin-right="0in" fo:margin-top="0.3335in" fo:margin-bottom="0.111in" style:line-height-at-least="0.25in" fo:text-align="center" style:justify-single-word="false" fo:text-indent="0in" style:auto-text-indent="false" fo:break-before="page" fo:keep-with-next="always">
        <style:tab-stops/>
      </style:paragraph-properties>
      <style:text-properties fo:font-size="16pt" fo:font-weight="bold" style:font-size-asian="16pt" style:font-weight-asian="bold" style:font-size-complex="16pt" style:font-weight-complex="bold"/>
    </style:style>
    <style:style style:name="P83" style:family="paragraph" style:parent-style-name="_31_HeadingTOC">
      <style:paragraph-properties fo:margin-left="0in" fo:margin-right="0in" fo:text-align="justify" style:justify-single-word="false" fo:text-indent="0in" style:auto-text-indent="false"/>
      <style:text-properties fo:letter-spacing="0.0016in"/>
    </style:style>
    <style:style style:name="P84" style:family="paragraph" style:parent-style-name="_31_HeadingTOC">
      <style:paragraph-properties fo:margin-left="0in" fo:margin-right="0in" style:line-height-at-least="0.1665in" fo:text-indent="0in" style:auto-text-indent="false">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font-name="Helvetica" fo:font-size="10pt" fo:font-weight="bold" style:font-name-asian="Helvetica" style:font-size-asian="10pt" style:font-weight-asian="bold" style:font-name-complex="Helvetica" style:font-size-complex="10pt" style:font-weight-complex="bold"/>
    </style:style>
    <style:style style:name="P85" style:family="paragraph" style:parent-style-name="_31_HeadingTOC" style:list-style-name="RTF_5f_Num_20_2">
      <style:paragraph-properties fo:margin-left="0.3472in" fo:margin-right="0in" fo:margin-top="0.0693in" fo:margin-bottom="0in" style:line-height-at-least="0.1665in" fo:text-indent="-0.0972in" style:auto-text-indent="false">
        <style:tab-stops>
          <style:tab-stop style:position="0in"/>
          <style:tab-stop style:position="0.1945in"/>
          <style:tab-stop style:position="0.2917in"/>
          <style:tab-stop style:position="0.4028in"/>
          <style:tab-stop style:position="0.472in"/>
          <style:tab-stop style:position="0.75in"/>
          <style:tab-stop style:position="1.0138in"/>
        </style:tab-stops>
      </style:paragraph-properties>
      <style:text-properties fo:font-size="10pt" style:font-size-asian="10pt" style:font-size-complex="10pt"/>
    </style:style>
    <style:style style:name="P86" style:family="paragraph" style:parent-style-name="_31_HeadingTOC" style:list-style-name="RTF_5f_Num_20_2">
      <style:paragraph-properties fo:margin-left="0.3472in" fo:margin-right="0in" fo:margin-top="0.0693in" fo:margin-bottom="0in" style:line-height-at-least="0.1665in" fo:text-indent="-0.0972in" style:auto-text-indent="false">
        <style:tab-stops>
          <style:tab-stop style:position="0in"/>
          <style:tab-stop style:position="0.1945in"/>
          <style:tab-stop style:position="0.2917in"/>
          <style:tab-stop style:position="0.4028in"/>
          <style:tab-stop style:position="0.472in"/>
          <style:tab-stop style:position="0.75in"/>
          <style:tab-stop style:position="1.0138in"/>
        </style:tab-stops>
      </style:paragraph-properties>
      <style:text-properties fo:font-size="10pt" style:font-size-asian="10pt" style:font-size-complex="10pt"/>
    </style:style>
    <style:style style:name="P87" style:family="paragraph" style:parent-style-name="_31_HeadingTOC" style:list-style-name="RTF_5f_Num_20_2">
      <style:paragraph-properties fo:margin-left="0.3472in" fo:margin-right="0in" fo:margin-top="0.0693in" fo:margin-bottom="0in" style:line-height-at-least="0.1665in" fo:text-indent="-0.0972in" style:auto-text-indent="false">
        <style:tab-stops>
          <style:tab-stop style:position="0in"/>
          <style:tab-stop style:position="0.1945in"/>
          <style:tab-stop style:position="0.2917in"/>
          <style:tab-stop style:position="0.4028in"/>
          <style:tab-stop style:position="0.472in"/>
          <style:tab-stop style:position="0.75in"/>
          <style:tab-stop style:position="1.0138in"/>
        </style:tab-stops>
      </style:paragraph-properties>
      <style:text-properties fo:font-size="10pt" style:font-size-asian="10pt" style:font-size-complex="10pt"/>
    </style:style>
    <style:style style:name="P88" style:family="paragraph" style:parent-style-name="_31_HeadingTOC" style:list-style-name="RTF_5f_Num_20_2">
      <style:paragraph-properties fo:margin-left="0.3472in" fo:margin-right="0in" fo:margin-top="0.0693in" fo:margin-bottom="0in" style:line-height-at-least="0.1665in" fo:text-indent="-0.0972in" style:auto-text-indent="false">
        <style:tab-stops>
          <style:tab-stop style:position="0in"/>
          <style:tab-stop style:position="0.1945in"/>
          <style:tab-stop style:position="0.2917in"/>
          <style:tab-stop style:position="0.4028in"/>
          <style:tab-stop style:position="0.472in"/>
          <style:tab-stop style:position="0.75in"/>
          <style:tab-stop style:position="1.0138in"/>
        </style:tab-stops>
      </style:paragraph-properties>
      <style:text-properties fo:font-size="10pt" style:font-size-asian="10pt" style:font-size-complex="10pt"/>
    </style:style>
    <style:style style:name="P89" style:family="paragraph" style:parent-style-name="_31_HeadingTOC" style:list-style-name="RTF_5f_Num_20_2">
      <style:paragraph-properties fo:margin-left="0.3472in" fo:margin-right="0in" fo:margin-top="0.0693in" fo:margin-bottom="0in" style:line-height-at-least="0.1665in" fo:text-indent="-0.0972in" style:auto-text-indent="false">
        <style:tab-stops>
          <style:tab-stop style:position="0in"/>
          <style:tab-stop style:position="0.1945in"/>
          <style:tab-stop style:position="0.2917in"/>
          <style:tab-stop style:position="0.4028in"/>
          <style:tab-stop style:position="0.472in"/>
          <style:tab-stop style:position="0.75in"/>
          <style:tab-stop style:position="1.0138in"/>
        </style:tab-stops>
      </style:paragraph-properties>
      <style:text-properties fo:font-size="10pt" style:font-size-asian="10pt" style:font-size-complex="10pt"/>
    </style:style>
    <style:style style:name="P90" style:family="paragraph" style:parent-style-name="_31_HeadingTOC" style:list-style-name="RTF_5f_Num_20_2">
      <style:paragraph-properties fo:margin-left="0.3472in" fo:margin-right="0in" fo:margin-top="0.0693in" fo:margin-bottom="0in" style:line-height-at-least="0.1665in" fo:text-indent="-0.0972in" style:auto-text-indent="false">
        <style:tab-stops>
          <style:tab-stop style:position="0in"/>
          <style:tab-stop style:position="0.1945in"/>
          <style:tab-stop style:position="0.2917in"/>
          <style:tab-stop style:position="0.4028in"/>
          <style:tab-stop style:position="0.472in"/>
          <style:tab-stop style:position="0.75in"/>
          <style:tab-stop style:position="1.0138in"/>
        </style:tab-stops>
      </style:paragraph-properties>
      <style:text-properties fo:font-size="10pt" style:font-size-asian="10pt" style:font-size-complex="10pt"/>
    </style:style>
    <style:style style:name="P91" style:family="paragraph" style:parent-style-name="_31_HeadingTOC" style:list-style-name="RTF_5f_Num_20_2">
      <style:paragraph-properties fo:margin-left="0.3472in" fo:margin-right="0in" fo:margin-top="0.0693in" fo:margin-bottom="0in" style:line-height-at-least="0.1665in" fo:text-indent="-0.0972in" style:auto-text-indent="false">
        <style:tab-stops>
          <style:tab-stop style:position="0in"/>
          <style:tab-stop style:position="0.1945in"/>
          <style:tab-stop style:position="0.2917in"/>
          <style:tab-stop style:position="0.4028in"/>
          <style:tab-stop style:position="0.472in"/>
          <style:tab-stop style:position="0.75in"/>
          <style:tab-stop style:position="1.0138in"/>
        </style:tab-stops>
      </style:paragraph-properties>
      <style:text-properties fo:font-size="10pt" style:font-size-asian="10pt" style:font-size-complex="10pt"/>
    </style:style>
    <style:style style:name="P92" style:family="paragraph" style:parent-style-name="_31_HeadingTOC" style:list-style-name="RTF_5f_Num_20_2">
      <style:paragraph-properties fo:margin-left="0.3472in" fo:margin-right="0in" fo:margin-top="0.0693in" fo:margin-bottom="0in" style:line-height-at-least="0.1665in" fo:text-indent="-0.0972in" style:auto-text-indent="false">
        <style:tab-stops>
          <style:tab-stop style:position="0in"/>
          <style:tab-stop style:position="0.1945in"/>
          <style:tab-stop style:position="0.2917in"/>
          <style:tab-stop style:position="0.4028in"/>
          <style:tab-stop style:position="0.472in"/>
          <style:tab-stop style:position="0.75in"/>
          <style:tab-stop style:position="1.0138in"/>
        </style:tab-stops>
      </style:paragraph-properties>
      <style:text-properties fo:font-size="10pt" style:font-size-asian="10pt" style:font-size-complex="10pt"/>
    </style:style>
    <style:style style:name="P93" style:family="paragraph" style:parent-style-name="_31_HeadingTOC" style:list-style-name="RTF_5f_Num_20_2">
      <style:paragraph-properties fo:margin-left="0.3472in" fo:margin-right="0in" fo:margin-top="0.0693in" fo:margin-bottom="0in" style:line-height-at-least="0.1665in" fo:text-indent="-0.0972in" style:auto-text-indent="false">
        <style:tab-stops>
          <style:tab-stop style:position="0in"/>
          <style:tab-stop style:position="0.1945in"/>
          <style:tab-stop style:position="0.2917in"/>
          <style:tab-stop style:position="0.4028in"/>
          <style:tab-stop style:position="0.472in"/>
          <style:tab-stop style:position="0.75in"/>
          <style:tab-stop style:position="1.0138in"/>
        </style:tab-stops>
      </style:paragraph-properties>
      <style:text-properties fo:font-size="10pt" style:font-size-asian="10pt" style:font-size-complex="10pt"/>
    </style:style>
    <style:style style:name="P94" style:family="paragraph" style:parent-style-name="_31_HeadingTOC">
      <style:paragraph-properties fo:margin-top="0in" fo:margin-bottom="0in"/>
    </style:style>
    <style:style style:name="P95" style:family="paragraph" style:parent-style-name="_31_HeadingTOC">
      <style:paragraph-properties fo:margin-left="0.5in" fo:margin-right="0in" fo:margin-top="0.111in" fo:margin-bottom="0in" style:line-height-at-least="0.1665in" fo:text-indent="0in" style:auto-text-indent="false">
        <style:tab-stops>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96" style:family="paragraph" style:parent-style-name="_31_HeadingTOC">
      <style:paragraph-properties fo:margin-left="0.5in" fo:margin-right="0in" fo:margin-top="0in" fo:margin-bottom="0in" style:line-height-at-least="0.1945in"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f0000" style:font-name="Times New Roman" fo:font-size="12pt" style:font-name-asian="Times New Roman" style:font-size-asian="12pt" style:font-name-complex="Times New Roman" style:font-size-complex="12pt"/>
    </style:style>
    <style:style style:name="P97" style:family="paragraph" style:parent-style-name="_31_HeadingTOC">
      <style:paragraph-properties fo:margin-left="0.5in" fo:margin-right="0in" fo:margin-top="0in" fo:margin-bottom="0in" style:line-height-at-least="0.1665in" fo:text-indent="0in" style:auto-text-indent="false">
        <style:tab-stops>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98" style:family="paragraph" style:parent-style-name="_31_HeadingTOC">
      <style:paragraph-properties fo:margin-left="0.5417in" fo:margin-right="0in" fo:margin-top="0.4028in" fo:margin-bottom="0in" style:line-height-at-least="0.4028in" fo:text-indent="-0.5417in" style:auto-text-indent="false" fo:break-before="page">
        <style:tab-stops>
          <style:tab-stop style:position="0in"/>
          <style:tab-stop style:position="0.278in"/>
          <style:tab-stop style:position="0.5555in"/>
          <style:tab-stop style:position="0.8193in"/>
        </style:tab-stops>
      </style:paragraph-properties>
      <style:text-properties style:font-name="Arial" fo:font-size="24pt" style:font-name-asian="Arial" style:font-size-asian="24pt" style:font-name-complex="Arial" style:font-size-complex="24pt"/>
    </style:style>
    <style:style style:name="P99" style:family="paragraph" style:parent-style-name="_31_HeadingTOC">
      <style:paragraph-properties fo:margin-left="0.5417in" fo:margin-right="0in" fo:margin-top="0.2362in" fo:margin-bottom="0in" style:line-height-at-least="0.2362in" fo:text-indent="-0.5417in" style:auto-text-indent="false" fo:keep-with-next="always">
        <style:tab-stops>
          <style:tab-stop style:position="0in"/>
          <style:tab-stop style:position="0.278in"/>
          <style:tab-stop style:position="0.5555in"/>
          <style:tab-stop style:position="0.8193in"/>
        </style:tab-stops>
      </style:paragraph-properties>
      <style:text-properties style:font-name="Arial" fo:font-weight="bold" style:font-name-asian="Arial" style:font-weight-asian="bold" style:font-name-complex="Arial" style:font-weight-complex="bold"/>
    </style:style>
    <style:style style:name="P100" style:family="paragraph" style:parent-style-name="_31_HeadingTOC">
      <style:paragraph-properties fo:margin-left="0.5in" fo:margin-right="0in" fo:margin-top="0in" fo:margin-bottom="0.111in" style:line-height-at-least="0.139in" fo:text-indent="-0.0138in" style:auto-text-indent="false">
        <style:tab-stops>
          <style:tab-stop style:position="0in"/>
          <style:tab-stop style:position="0.25in"/>
          <style:tab-stop style:position="0.5138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s>
      </style:paragraph-properties>
      <style:text-properties style:font-name="Helvetica" fo:font-size="10pt" style:font-name-asian="Helvetica" style:font-size-asian="10pt" style:font-name-complex="Helvetica" style:font-size-complex="10pt"/>
    </style:style>
    <style:style style:name="P101" style:family="paragraph" style:parent-style-name="_31_HeadingTOC">
      <style:paragraph-properties fo:margin-left="0.5972in" fo:margin-right="0in" fo:margin-top="0in" fo:margin-bottom="0in" style:line-height-at-least="0.1665in" fo:text-indent="0in" style:auto-text-indent="false">
        <style:tab-stops/>
      </style:paragraph-properties>
      <style:text-properties fo:font-size="10pt" fo:letter-spacing="0.0016in" style:font-size-asian="10pt" style:font-size-complex="10pt"/>
    </style:style>
    <style:style style:name="P102" style:family="paragraph" style:parent-style-name="_31_HeadingTOC">
      <style:paragraph-properties fo:margin-left="0.5972in" fo:margin-right="0in" fo:margin-top="0in" fo:margin-bottom="0in" style:line-height-at-least="0.1665in" fo:text-indent="0in" style:auto-text-indent="false">
        <style:tab-stops/>
      </style:paragraph-properties>
      <style:text-properties fo:font-size="10pt" style:font-size-asian="10pt" style:font-size-complex="10pt"/>
    </style:style>
    <style:style style:name="P103" style:family="paragraph" style:parent-style-name="Text_20_body_20_indent" style:list-style-name="L4"/>
    <style:style style:name="P104" style:family="paragraph" style:parent-style-name="Heading_20_1">
      <style:paragraph-properties fo:break-before="page"/>
    </style:style>
    <style:style style:name="P105" style:family="paragraph" style:parent-style-name="Code">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106" style:family="paragraph" style:parent-style-name="Code">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style>
    <style:style style:name="P107" style:family="paragraph" style:parent-style-name="Heading_20_4">
      <style:text-properties style:font-name="Times" fo:font-weight="normal" style:font-name-asian="Times" style:font-weight-asian="normal" style:font-name-complex="Times" style:font-weight-complex="normal"/>
    </style:style>
    <style:style style:name="P108" style:family="paragraph" style:parent-style-name="Body">
      <style:text-properties fo:letter-spacing="0.0016in"/>
    </style:style>
    <style:style style:name="P109" style:family="paragraph" style:parent-style-name="Body">
      <style:paragraph-properties fo:text-align="justify" style:justify-single-word="false"/>
      <style:text-properties fo:letter-spacing="0.0016in"/>
    </style:style>
    <style:style style:name="P110" style:family="paragraph" style:parent-style-name="Body" style:list-style-name="RTF_5f_Num_20_2"/>
    <style:style style:name="P111" style:family="paragraph" style:parent-style-name="Body">
      <style:paragraph-properties fo:text-align="justify" style:justify-single-word="false"/>
    </style:style>
    <style:style style:name="P112" style:family="paragraph" style:parent-style-name="Body">
      <style:paragraph-properties style:line-height-at-least="0.1807in" fo:text-align="justify" style:justify-single-word="false"/>
    </style:style>
    <style:style style:name="P113" style:family="paragraph" style:parent-style-name="Body">
      <style:paragraph-properties fo:line-height="100%"/>
    </style:style>
    <style:style style:name="P114" style:family="paragraph" style:parent-style-name="Body">
      <style:paragraph-properties fo:margin-top="0.139in" fo:margin-bottom="0in"/>
    </style:style>
    <style:style style:name="P115" style:family="paragraph" style:parent-style-name="Body">
      <style:paragraph-properties fo:margin-top="0.139in" fo:margin-bottom="0in"/>
      <style:text-properties fo:font-size="12pt" fo:font-weight="bold" style:font-size-asian="12pt" style:font-weight-asian="bold" style:font-size-complex="12pt" style:font-weight-complex="bold"/>
    </style:style>
    <style:style style:name="P116" style:family="paragraph" style:parent-style-name="Body">
      <style:paragraph-properties fo:margin-top="0in" fo:margin-bottom="0in"/>
    </style:style>
    <style:style style:name="P117" style:family="paragraph" style:parent-style-name="Body">
      <style:paragraph-properties fo:margin-top="0in" fo:margin-bottom="0in" style:line-height-at-least="0.2362in" fo:text-align="center" style:justify-single-word="false"/>
      <style:text-properties style:font-name="Arial" fo:font-size="14pt" fo:letter-spacing="0.002in" style:font-name-asian="Arial" style:font-size-asian="14pt" style:font-name-complex="Arial" style:font-size-complex="14pt"/>
    </style:style>
    <style:style style:name="P118" style:family="paragraph" style:parent-style-name="Body">
      <style:paragraph-properties fo:margin-top="0in" fo:margin-bottom="0in"/>
      <style:text-properties fo:color="#0000ff" style:text-line-through-style="none" style:font-name="Times New Roman" fo:font-style="italic" style:text-underline-style="solid" style:text-underline-width="bold" style:text-underline-color="font-color" style:font-name-asian="Times New Roman" style:font-style-asian="italic" style:font-name-complex="Times New Roman" style:font-style-complex="italic"/>
    </style:style>
    <style:style style:name="P119" style:family="paragraph" style:parent-style-name="Body">
      <style:paragraph-properties fo:margin-left="0.5in" fo:margin-right="0in" fo:margin-top="0in" fo:margin-bottom="0in" fo:text-indent="-0.5in" style:auto-text-indent="false"/>
    </style:style>
    <style:style style:name="P120" style:family="paragraph" style:parent-style-name="Body">
      <style:paragraph-properties fo:margin-left="0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text-properties style:font-name="Arial" fo:font-size="10pt" fo:letter-spacing="0.0016in" fo:font-weight="bold" style:font-name-asian="Arial" style:font-size-asian="10pt" style:font-weight-asian="bold" style:font-name-complex="Arial" style:font-size-complex="10pt" style:font-weight-complex="bold"/>
    </style:style>
    <style:style style:name="P121" style:family="paragraph" style:parent-style-name="Body">
      <style:paragraph-properties fo:margin-top="0.0972in" fo:margin-bottom="0in"/>
    </style:style>
    <style:style style:name="P122" style:family="paragraph" style:parent-style-name="Body">
      <style:paragraph-properties fo:margin-top="0.0693in" fo:margin-bottom="0.0835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 style:font-name-asian="Times New Roman" style:font-name-complex="Times New Roman"/>
    </style:style>
    <style:style style:name="P123" style:family="paragraph" style:parent-style-name="Body">
      <style:paragraph-properties fo:margin-top="0.0835in" fo:margin-bottom="0.0835in">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 style:font-name-asian="Times New Roman" style:font-name-complex="Times New Roman"/>
    </style:style>
    <style:style style:name="P124" style:family="paragraph" style:parent-style-name="Body">
      <style:paragraph-properties fo:margin-left="1.139in" fo:margin-right="0in" fo:margin-top="0in" fo:margin-bottom="0in" fo:line-height="100%" fo:text-align="justify" style:justify-single-word="false" fo:text-indent="-1.139in" style:auto-text-indent="false">
        <style:tab-stops/>
      </style:paragraph-properties>
      <style:text-properties style:font-name="Times New Roman" style:font-name-asian="Times New Roman" style:font-name-complex="Times New Roman"/>
    </style:style>
    <style:style style:name="P125" style:family="paragraph" style:parent-style-name="Body">
      <style:paragraph-properties fo:margin-top="0.1665in" fo:margin-bottom="0.0835in" style:line-height-at-least="0.1945in" fo:text-align="justify" style:justify-single-word="false">
        <style:tab-stops>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font-size-asian="12pt" style:font-size-complex="12pt"/>
    </style:style>
    <style:style style:name="P126" style:family="paragraph" style:parent-style-name="Body">
      <style:paragraph-properties fo:margin-top="0.1665in" fo:margin-bottom="0.0835in" style:line-height-at-least="0.1945in">
        <style:tab-stops>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2pt" style:font-size-asian="12pt" style:font-size-complex="12pt"/>
    </style:style>
    <style:style style:name="T1" style:family="text">
      <style:text-properties text:display="none"/>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Arial" fo:font-size="10pt" fo:font-weight="bold" style:font-name-asian="Arial" style:font-size-asian="10pt" style:font-weight-asian="bold" style:font-name-complex="Arial" style:font-size-complex="10pt" style:font-weight-complex="bold"/>
    </style:style>
    <style:style style:name="T4" style:family="text">
      <style:text-properties style:font-name="Times" fo:font-weight="normal" style:font-name-asian="Times" style:font-weight-asian="normal" style:font-name-complex="Times" style:font-weight-complex="normal"/>
    </style:style>
    <style:style style:name="T5" style:family="text">
      <style:text-properties style:font-name="Times" fo:font-size="11pt" fo:font-weight="normal" style:font-name-asian="Times" style:font-size-asian="11pt" style:font-weight-asian="normal" style:font-name-complex="Times" style:font-size-complex="11pt" style:font-weight-complex="normal"/>
    </style:style>
    <style:style style:name="T6" style:family="text">
      <style:text-properties style:font-name="Courier"/>
    </style:style>
    <style:style style:name="T7" style:family="text">
      <style:text-properties style:font-name="Times New Roman" style:font-name-asian="Times New Roman" style:font-name-complex="Times New Roman"/>
    </style:style>
    <style:style style:name="T8" style:family="text">
      <style:text-properties fo:letter-spacing="0.0016in"/>
    </style:style>
    <style:style style:name="T9" style:family="text">
      <style:text-properties fo:font-size="9pt" style:font-size-asian="9pt" style:font-size-complex="9pt"/>
    </style:style>
    <style:style style:name="T10" style:family="text">
      <style:text-properties fo:font-weight="bold" style:font-weight-asian="bold" style:font-weight-complex="bold"/>
    </style:style>
    <style:style style:name="T11" style:family="text">
      <style:text-properties fo:font-size="8pt" fo:font-weight="bold" style:font-size-asian="8pt" style:font-weight-asian="bold" style:font-size-complex="8pt"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style:font-name="Times" fo:font-size="11pt" fo:font-weight="normal" style:font-name-asian="Times" style:font-size-asian="11pt" style:font-weight-asian="normal" style:font-name-complex="Times" style:font-size-complex="11pt" style:font-weight-complex="normal"/>
    </style:style>
    <style:style style:name="T15" style:family="text">
      <style:text-properties style:font-name="Times" fo:font-weight="normal" style:font-name-asian="Times" style:font-weight-asian="normal" style:font-name-complex="Times" style:font-weight-complex="normal"/>
    </style:style>
    <style:style style:name="T16" style:family="text">
      <style:text-properties style:font-name="Courier"/>
    </style:style>
    <style:style style:name="T17" style:family="text">
      <style:text-properties style:font-name="Courier" fo:font-weight="bold" style:font-name-asian="Courier" style:font-weight-asian="bold" style:font-name-complex="Courier" style:font-weight-complex="bold"/>
    </style:style>
    <style:style style:name="T18" style:family="text">
      <style:text-properties style:font-name="Times New Roman" style:font-name-asian="Times New Roman" style:font-name-complex="Times New Roman"/>
    </style:style>
    <style:style style:name="T19" style:family="text">
      <style:text-properties style:font-name="Times New Roman" fo:font-size="12pt" style:font-name-asian="Times New Roman" style:font-size-asian="12pt" style:font-name-complex="Times New Roman" style:font-size-complex="12pt"/>
    </style:style>
    <style:style style:name="T20" style:family="text">
      <style:text-properties fo:letter-spacing="0.0016in"/>
    </style:style>
    <style:style style:name="T21" style:family="text">
      <style:text-properties fo:letter-spacing="0.0016in" fo:font-weight="normal" style:font-weight-asian="normal" style:font-weight-complex="normal"/>
    </style:style>
    <style:style style:name="T22" style:family="text">
      <style:text-properties fo:letter-spacing="0.0016in" fo:font-weight="bold" style:font-weight-asian="normal" style:font-weight-complex="normal"/>
    </style:style>
    <style:style style:name="T23" style:family="text">
      <style:text-properties style:font-name="Arial" fo:font-size="10pt" fo:font-weight="bold" style:font-name-asian="Arial" style:font-size-asian="10pt" style:font-weight-asian="bold" style:font-name-complex="Arial" style:font-size-complex="10pt" style:font-weight-complex="bold"/>
    </style:style>
    <style:style style:name="T24" style:family="text">
      <style:text-properties style:font-name="Arial" fo:font-weight="bold" style:font-name-asian="Arial" style:font-weight-asian="bold" style:font-name-complex="Arial" style:font-weight-complex="bold"/>
    </style:style>
    <style:style style:name="T25" style:family="text">
      <style:text-properties style:font-name="Arial" style:font-name-asian="Arial" style:font-name-complex="Arial"/>
    </style:style>
    <style:style style:name="T26" style:family="text">
      <style:text-properties fo:font-variant="normal" fo:text-transform="none" style:text-position="0% 100%"/>
    </style:style>
    <style:style style:name="T27" style:family="text">
      <style:text-properties fo:color="#0000ff" fo:font-style="italic" style:text-underline-style="solid" style:text-underline-width="bold" style:text-underline-color="font-color" style:font-style-asian="italic" style:font-style-complex="italic"/>
    </style:style>
    <style:style style:name="T28" style:family="text">
      <style:text-properties fo:font-size="10pt" style:font-size-asian="10pt" style:font-size-complex="10pt"/>
    </style:style>
    <style:style style:name="T29" style:family="text">
      <style:text-properties fo:font-size="12pt" style:font-name-asian="Times New Roman" style:font-size-asian="12pt" style:font-name-complex="Times New Roman" style:font-size-complex="12pt"/>
    </style:style>
    <style:style style:name="T30" style:family="text">
      <style:text-properties text:display="none"/>
    </style:style>
    <style:style style:name="T31" style:family="text">
      <style:text-properties fo:font-weight="normal" style:font-weight-asian="normal" style:font-weight-complex="normal"/>
    </style:style>
    <style:style style:name="T32" style:family="text">
      <style:text-properties style:font-name="Times1" style:font-name-asian="Times" style:font-name-complex="Times"/>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15in"/>
      </text:list-level-style-number>
      <text:list-level-style-number text:level="2" text:style-name="Numbering_20_Symbols" style:num-format="1" text:display-levels="2">
        <style:list-level-properties text:min-label-distance="0.15in"/>
      </text:list-level-style-number>
      <text:list-level-style-number text:level="3" text:style-name="Numbering_20_Symbols"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tracked-changes>
        <text:changed-region text:id="ct332308264">
          <text:insertion>
            <office:change-info>
              <dc:creator>Johnny Willemsen</dc:creator>
              <dc:date>2008-07-07T21:46:00</dc:date>
            </office:change-info>
          </text:insertion>
        </text:changed-region>
        <text:changed-region text:id="ct307418448">
          <text:deletion>
            <office:change-info>
              <dc:creator>Johnny Willemsen</dc:creator>
              <dc:date>2008-07-07T21:46:00</dc:date>
            </office:change-info>
            <text:p text:style-name="P1">26-05</text:p>
          </text:deletion>
        </text:changed-region>
        <text:changed-region text:id="ct314810448">
          <text:deletion>
            <office:change-info>
              <dc:creator>Johnny Willemsen</dc:creator>
              <dc:date>2008-07-06T16:02:00</dc:date>
            </office:change-info>
            <text:p text:style-name="P2"/>
            <text:p text:style-name="P3"/>
            <text:p text:style-name="P3"/>
            <text:p text:style-name="P3"/>
            <text:p text:style-name="P3"/>
            <text:p text:style-name="P2"/>
          </text:deletion>
        </text:changed-region>
        <text:changed-region text:id="ct106837104">
          <text:format-change>
            <office:change-info>
              <dc:creator>Johnny Willemsen</dc:creator>
              <dc:date>2008-07-06T16:03:00</dc:date>
            </office:change-info>
          </text:format-change>
        </text:changed-region>
        <text:changed-region text:id="ct336813904">
          <text:insertion>
            <office:change-info>
              <dc:creator>Johnny Willemsen</dc:creator>
              <dc:date>2008-07-06T16:03:00</dc:date>
            </office:change-info>
          </text:insertion>
        </text:changed-region>
        <text:changed-region text:id="ct340445624">
          <text:deletion>
            <office:change-info>
              <dc:creator>Johnny Willemsen</dc:creator>
              <dc:date>2008-07-06T16:04:00</dc:date>
            </office:change-info>
            <text:p text:style-name="P4"/>
            <text:p text:style-name="P5"/>
          </text:deletion>
        </text:changed-region>
        <text:changed-region text:id="ct314243176">
          <text:insertion>
            <office:change-info>
              <dc:creator>Johnny Willemsen</dc:creator>
              <dc:date>2008-07-06T16:04:00</dc:date>
            </office:change-info>
          </text:insertion>
        </text:changed-region>
        <text:changed-region text:id="ct340186840">
          <text:deletion>
            <office:change-info>
              <dc:creator>Johnny Willemsen</dc:creator>
              <dc:date>2008-07-06T16:04:00</dc:date>
            </office:change-info>
            <text:p text:style-name="P6"/>
            <text:p text:style-name="P7"/>
          </text:deletion>
        </text:changed-region>
        <text:changed-region text:id="ct351349464">
          <text:deletion>
            <office:change-info>
              <dc:creator>Johnny Willemsen</dc:creator>
              <dc:date>2008-06-24T10:58:00</dc:date>
            </office:change-info>
            <text:p text:style-name="P3">7</text:p>
          </text:deletion>
        </text:changed-region>
        <text:changed-region text:id="ct340500896">
          <text:insertion>
            <office:change-info>
              <dc:creator>Johnny Willemsen</dc:creator>
              <dc:date>2008-06-24T10:58:00</dc:date>
            </office:change-info>
          </text:insertion>
        </text:changed-region>
        <text:changed-region text:id="ct340559080">
          <text:insertion>
            <office:change-info>
              <dc:creator>nn</dc:creator>
              <dc:date>0-00-00</dc:date>
            </office:change-info>
          </text:insertion>
        </text:changed-region>
        <text:changed-region text:id="ct347444800">
          <text:insertion>
            <office:change-info>
              <dc:creator>Johnny Willemsen</dc:creator>
              <dc:date>2008-06-24T11:01:00</dc:date>
            </office:change-info>
          </text:insertion>
        </text:changed-region>
        <text:changed-region text:id="ct340569896">
          <text:deletion>
            <office:change-info>
              <dc:creator>Johnny Willemsen</dc:creator>
              <dc:date>2008-07-06T21:36:00</dc:date>
            </office:change-info>
            <text:p text:style-name="P8">&lt;one paragraph description&gt;</text:p>
          </text:deletion>
        </text:changed-region>
        <text:changed-region text:id="ct315662872">
          <text:insertion>
            <office:change-info>
              <dc:creator>Johnny Willemsen</dc:creator>
              <dc:date>2008-07-06T21:36:00</dc:date>
            </office:change-info>
          </text:insertion>
        </text:changed-region>
        <text:changed-region text:id="ct331132056">
          <text:insertion>
            <office:change-info>
              <dc:creator>Johnny Willemsen</dc:creator>
              <dc:date>2008-07-06T21:37:00</dc:date>
            </office:change-info>
          </text:insertion>
        </text:changed-region>
        <text:changed-region text:id="ct105034640">
          <text:deletion>
            <office:change-info>
              <dc:creator>Johnny Willemsen</dc:creator>
              <dc:date>2008-06-24T11:02:00</dc:date>
            </office:change-info>
            <text:p text:style-name="P9">orbjets</text:p>
          </text:deletion>
        </text:changed-region>
        <text:changed-region text:id="ct329738320">
          <text:insertion>
            <office:change-info>
              <dc:creator>Johnny Willemsen</dc:creator>
              <dc:date>2008-06-24T11:02:00</dc:date>
            </office:change-info>
          </text:insertion>
        </text:changed-region>
        <text:changed-region text:id="ct312544688">
          <text:insertion>
            <office:change-info>
              <dc:creator>Johnny Willemsen</dc:creator>
              <dc:date>2008-07-06T21:38:00</dc:date>
            </office:change-info>
          </text:insertion>
        </text:changed-region>
        <text:changed-region text:id="ct332076736">
          <text:deletion>
            <office:change-info>
              <dc:creator>Johnny Willemsen</dc:creator>
              <dc:date>2008-07-06T21:38:00</dc:date>
            </office:change-info>
            <text:p text:style-name="P10">Z</text:p>
          </text:deletion>
        </text:changed-region>
        <text:changed-region text:id="ct106729808">
          <text:insertion>
            <office:change-info>
              <dc:creator>Johnny Willemsen</dc:creator>
              <dc:date>2008-07-06T21:38:00</dc:date>
            </office:change-info>
          </text:insertion>
        </text:changed-region>
        <text:changed-region text:id="ct308577160">
          <text:deletion>
            <office:change-info>
              <dc:creator>Johnny Willemsen</dc:creator>
              <dc:date>2008-06-24T11:02:00</dc:date>
            </office:change-info>
            <text:p text:style-name="P10">compresison</text:p>
          </text:deletion>
        </text:changed-region>
        <text:changed-region text:id="ct105562280">
          <text:insertion>
            <office:change-info>
              <dc:creator>Johnny Willemsen</dc:creator>
              <dc:date>2008-06-24T11:02:00</dc:date>
            </office:change-info>
          </text:insertion>
        </text:changed-region>
        <text:changed-region text:id="ct341457840">
          <text:deletion>
            <office:change-info>
              <dc:creator>Johnny Willemsen</dc:creator>
              <dc:date>2008-07-06T21:38:00</dc:date>
            </office:change-info>
            <text:p text:style-name="P10">add</text:p>
          </text:deletion>
        </text:changed-region>
        <text:changed-region text:id="ct332037264">
          <text:insertion>
            <office:change-info>
              <dc:creator>Johnny Willemsen</dc:creator>
              <dc:date>2008-07-06T21:38:00</dc:date>
            </office:change-info>
          </text:insertion>
        </text:changed-region>
        <text:changed-region text:id="ct330066664">
          <text:deletion>
            <office:change-info>
              <dc:creator>Johnny Willemsen</dc:creator>
              <dc:date>2008-07-06T21:38:00</dc:date>
            </office:change-info>
            <text:p text:style-name="P10"><text:s/>new or customs </text:p>
          </text:deletion>
        </text:changed-region>
        <text:changed-region text:id="ct332805888">
          <text:insertion>
            <office:change-info>
              <dc:creator>Johnny Willemsen</dc:creator>
              <dc:date>2008-07-06T21:38:00</dc:date>
            </office:change-info>
          </text:insertion>
        </text:changed-region>
        <text:changed-region text:id="ct101311712">
          <text:deletion>
            <office:change-info>
              <dc:creator>Johnny Willemsen</dc:creator>
              <dc:date>2008-07-07T22:07:00</dc:date>
            </office:change-info>
            <text:list text:style-name="Numbering_20_1">
              <text:list-item>
                <text:list>
                  <text:list-item>
                    <text:p text:style-name="Heading_20_1"><text:s/></text:p>
                  </text:list-item>
                </text:list>
              </text:list-item>
            </text:list>
          </text:deletion>
        </text:changed-region>
        <text:changed-region text:id="ct336275800">
          <text:insertion>
            <office:change-info>
              <dc:creator>Johnny Willemsen</dc:creator>
              <dc:date>2008-07-07T22:07:00</dc:date>
            </office:change-info>
          </text:insertion>
        </text:changed-region>
        <text:changed-region text:id="ct309745976">
          <text:deletion>
            <office:change-info>
              <dc:creator>Johnny Willemsen</dc:creator>
              <dc:date>2008-06-24T11:02:00</dc:date>
            </office:change-info>
            <text:p text:style-name="P11">descirbes</text:p>
          </text:deletion>
        </text:changed-region>
        <text:changed-region text:id="ct332323752">
          <text:insertion>
            <office:change-info>
              <dc:creator>Johnny Willemsen</dc:creator>
              <dc:date>2008-06-24T11:02:00</dc:date>
            </office:change-info>
          </text:insertion>
        </text:changed-region>
        <text:changed-region text:id="ct101899040">
          <text:deletion>
            <office:change-info>
              <dc:creator>Johnny Willemsen</dc:creator>
              <dc:date>2008-06-24T11:02:00</dc:date>
            </office:change-info>
            <text:p text:style-name="P11">objets</text:p>
          </text:deletion>
        </text:changed-region>
        <text:changed-region text:id="ct340255832">
          <text:insertion>
            <office:change-info>
              <dc:creator>Johnny Willemsen</dc:creator>
              <dc:date>2008-06-24T11:02:00</dc:date>
            </office:change-info>
          </text:insertion>
        </text:changed-region>
        <text:changed-region text:id="ct104346280">
          <text:deletion>
            <office:change-info>
              <dc:creator>Johnny Willemsen</dc:creator>
              <dc:date>2008-06-24T11:02:00</dc:date>
            </office:change-info>
            <text:p text:style-name="P11">enttity</text:p>
          </text:deletion>
        </text:changed-region>
        <text:changed-region text:id="ct201063648">
          <text:insertion>
            <office:change-info>
              <dc:creator>Johnny Willemsen</dc:creator>
              <dc:date>2008-06-24T11:02:00</dc:date>
            </office:change-info>
          </text:insertion>
        </text:changed-region>
        <text:changed-region text:id="ct340063136">
          <text:insertion>
            <office:change-info>
              <dc:creator>Johnny Willemsen</dc:creator>
              <dc:date>2008-07-06T16:06:00</dc:date>
            </office:change-info>
          </text:insertion>
        </text:changed-region>
        <text:changed-region text:id="ct314208328">
          <text:insertion>
            <office:change-info>
              <dc:creator>Johnny Willemsen</dc:creator>
              <dc:date>2008-07-07T21:47:00</dc:date>
            </office:change-info>
          </text:insertion>
        </text:changed-region>
        <text:changed-region text:id="ct350449104">
          <text:insertion>
            <office:change-info>
              <dc:creator>Johnny Willemsen</dc:creator>
              <dc:date>2008-07-07T21:48:00</dc:date>
            </office:change-info>
          </text:insertion>
        </text:changed-region>
        <text:changed-region text:id="ct309777328">
          <text:insertion>
            <office:change-info>
              <dc:creator>Johnny Willemsen</dc:creator>
              <dc:date>2008-07-07T21:49:00</dc:date>
            </office:change-info>
          </text:insertion>
        </text:changed-region>
        <text:changed-region text:id="ct316458472">
          <text:deletion>
            <office:change-info>
              <dc:creator>Johnny Willemsen</dc:creator>
              <dc:date>2008-07-06T16:07:00</dc:date>
            </office:change-info>
            <text:list text:style-name="RTF_5f_Num_20_2">
              <text:list-item>
                <text:p text:style-name="P12">A new profile: ZIOP Profile</text:p>
              </text:list-item>
              <text:list-item>
                <text:p text:style-name="P12">A new IOR Component Tag ID: TAG_ZIOP_POLICIES</text:p>
              </text:list-item>
              <text:list-item>
                <text:p text:style-name="P12">A new Service Context: ZIOP_INVOCATION_POLICIES</text:p>
              </text:list-item>
              <text:list-item>
                <text:p text:style-name="P12"/>
              </text:list-item>
            </text:list>
          </text:deletion>
        </text:changed-region>
        <text:changed-region text:id="ct106962680">
          <text:deletion>
            <office:change-info>
              <dc:creator>Johnny Willemsen</dc:creator>
              <dc:date>2008-06-24T11:02:00</dc:date>
            </office:change-info>
            <text:list text:style-name="Numbering_20_2">
              <text:list-item>
                <text:list>
                  <text:list-item>
                    <text:p text:style-name="Heading_20_2"><text:span text:style-name="T1">Acknowledgements</text:span></text:p>
                  </text:list-item>
                </text:list>
              </text:list-item>
            </text:list>
          </text:deletion>
        </text:changed-region>
        <text:changed-region text:id="ct332536240">
          <text:insertion>
            <office:change-info>
              <dc:creator>Johnny Willemsen</dc:creator>
              <dc:date>2008-06-24T11:02:00</dc:date>
            </office:change-info>
          </text:insertion>
        </text:changed-region>
        <text:changed-region text:id="ct342466408">
          <text:insertion>
            <office:change-info>
              <dc:creator>Johnny Willemsen</dc:creator>
              <dc:date>2008-07-07T21:50:00</dc:date>
            </office:change-info>
          </text:insertion>
        </text:changed-region>
        <text:changed-region text:id="ct336477304">
          <text:insertion>
            <office:change-info>
              <dc:creator>Johnny Willemsen</dc:creator>
              <dc:date>2008-07-07T21:50:00</dc:date>
            </office:change-info>
          </text:insertion>
        </text:changed-region>
        <text:changed-region text:id="ct106848648">
          <text:format-change>
            <office:change-info>
              <dc:creator>Johnny Willemsen</dc:creator>
              <dc:date>2008-07-07T21:50:00</dc:date>
            </office:change-info>
          </text:format-change>
        </text:changed-region>
        <text:changed-region text:id="ct106846912">
          <text:insertion>
            <office:change-info>
              <dc:creator>Johnny Willemsen</dc:creator>
              <dc:date>2008-07-07T21:50:00</dc:date>
            </office:change-info>
          </text:insertion>
        </text:changed-region>
        <text:changed-region text:id="ct351248416">
          <text:insertion>
            <office:change-info>
              <dc:creator>Johnny Willemsen</dc:creator>
              <dc:date>2008-07-07T21:51:00</dc:date>
            </office:change-info>
          </text:insertion>
        </text:changed-region>
        <text:changed-region text:id="ct309660808">
          <text:insertion>
            <office:change-info>
              <dc:creator>Johnny Willemsen</dc:creator>
              <dc:date>2008-06-24T10:58:00</dc:date>
            </office:change-info>
          </text:insertion>
        </text:changed-region>
        <text:changed-region text:id="ct342428208">
          <text:deletion>
            <office:change-info>
              <dc:creator>Johnny Willemsen</dc:creator>
              <dc:date>2008-06-24T10:58:00</dc:date>
            </office:change-info>
            <text:p text:style-name="P9">implmented</text:p>
          </text:deletion>
        </text:changed-region>
        <text:changed-region text:id="ct342249416">
          <text:insertion>
            <office:change-info>
              <dc:creator>Johnny Willemsen</dc:creator>
              <dc:date>2008-06-24T10:58:00</dc:date>
            </office:change-info>
          </text:insertion>
        </text:changed-region>
        <text:changed-region text:id="ct315178128">
          <text:insertion>
            <office:change-info>
              <dc:creator>Johnny Willemsen</dc:creator>
              <dc:date>2008-06-24T10:58:00</dc:date>
            </office:change-info>
          </text:insertion>
        </text:changed-region>
        <text:changed-region text:id="ct312271944">
          <text:insertion>
            <office:change-info>
              <dc:creator>Johnny Willemsen</dc:creator>
              <dc:date>2008-07-06T16:07:00</dc:date>
            </office:change-info>
          </text:insertion>
        </text:changed-region>
        <text:changed-region text:id="ct345958928">
          <text:deletion>
            <office:change-info>
              <dc:creator>Johnny Willemsen</dc:creator>
              <dc:date>2008-07-07T22:14:00</dc:date>
            </office:change-info>
            <text:list text:style-name="Numbering_20_1" text:continue-numbering="true">
              <text:list-item>
                <text:list text:continue-numbering="true">
                  <text:list-item>
                    <text:p text:style-name="P13"><text:s/></text:p>
                  </text:list-item>
                </text:list>
              </text:list-item>
            </text:list>
          </text:deletion>
        </text:changed-region>
        <text:changed-region text:id="ct316368408">
          <text:deletion>
            <office:change-info>
              <dc:creator>Johnny Willemsen</dc:creator>
              <dc:date>2008-06-24T10:58:00</dc:date>
            </office:change-info>
            <text:p text:style-name="P14">enviroment</text:p>
          </text:deletion>
        </text:changed-region>
        <text:changed-region text:id="ct313889768">
          <text:insertion>
            <office:change-info>
              <dc:creator>Johnny Willemsen</dc:creator>
              <dc:date>2008-06-24T10:58:00</dc:date>
            </office:change-info>
          </text:insertion>
        </text:changed-region>
        <text:changed-region text:id="ct315177792">
          <text:deletion>
            <office:change-info>
              <dc:creator>Johnny Willemsen</dc:creator>
              <dc:date>2008-06-24T10:58:00</dc:date>
            </office:change-info>
            <text:p text:style-name="P14">transmited</text:p>
          </text:deletion>
        </text:changed-region>
        <text:changed-region text:id="ct316340784">
          <text:insertion>
            <office:change-info>
              <dc:creator>Johnny Willemsen</dc:creator>
              <dc:date>2008-06-24T10:58:00</dc:date>
            </office:change-info>
          </text:insertion>
        </text:changed-region>
        <text:changed-region text:id="ct105857720">
          <text:deletion>
            <office:change-info>
              <dc:creator>Johnny Willemsen</dc:creator>
              <dc:date>2008-06-24T10:58:00</dc:date>
            </office:change-info>
            <text:p text:style-name="P14">circustances</text:p>
          </text:deletion>
        </text:changed-region>
        <text:changed-region text:id="ct341923472">
          <text:insertion>
            <office:change-info>
              <dc:creator>Johnny Willemsen</dc:creator>
              <dc:date>2008-06-24T10:58:00</dc:date>
            </office:change-info>
          </text:insertion>
        </text:changed-region>
        <text:changed-region text:id="ct314703248">
          <text:insertion>
            <office:change-info>
              <dc:creator>Johnny Willemsen</dc:creator>
              <dc:date>2008-07-06T16:08:00</dc:date>
            </office:change-info>
          </text:insertion>
        </text:changed-region>
        <text:changed-region text:id="ct106436960">
          <text:deletion>
            <office:change-info>
              <dc:creator>Johnny Willemsen</dc:creator>
              <dc:date>2008-07-06T16:08:00</dc:date>
            </office:change-info>
            <text:p text:style-name="P14">allow or not to apply compression</text:p>
          </text:deletion>
        </text:changed-region>
        <text:changed-region text:id="ct311187176">
          <text:deletion>
            <office:change-info>
              <dc:creator>Johnny Willemsen</dc:creator>
              <dc:date>2008-06-24T10:59:00</dc:date>
            </office:change-info>
            <text:p text:style-name="P9">transmited</text:p>
          </text:deletion>
        </text:changed-region>
        <text:changed-region text:id="ct309408032">
          <text:insertion>
            <office:change-info>
              <dc:creator>Johnny Willemsen</dc:creator>
              <dc:date>2008-06-24T10:59:00</dc:date>
            </office:change-info>
          </text:insertion>
        </text:changed-region>
        <text:changed-region text:id="ct310299408">
          <text:insertion>
            <office:change-info>
              <dc:creator>Johnny Willemsen</dc:creator>
              <dc:date>2008-07-06T16:09:00</dc:date>
            </office:change-info>
          </text:insertion>
        </text:changed-region>
        <text:changed-region text:id="ct341617304">
          <text:deletion>
            <office:change-info>
              <dc:creator>Johnny Willemsen</dc:creator>
              <dc:date>2008-07-06T16:09:00</dc:date>
            </office:change-info>
            <text:p text:style-name="P9">are</text:p>
          </text:deletion>
        </text:changed-region>
        <text:changed-region text:id="ct310435504">
          <text:insertion>
            <office:change-info>
              <dc:creator>Johnny Willemsen</dc:creator>
              <dc:date>2008-07-06T16:09:00</dc:date>
            </office:change-info>
          </text:insertion>
        </text:changed-region>
        <text:changed-region text:id="ct299738880">
          <text:deletion>
            <office:change-info>
              <dc:creator>Johnny Willemsen</dc:creator>
              <dc:date>2008-07-06T16:09:00</dc:date>
            </office:change-info>
            <text:p text:style-name="P9">standard </text:p>
          </text:deletion>
        </text:changed-region>
        <text:changed-region text:id="ct332798272">
          <text:insertion>
            <office:change-info>
              <dc:creator>Johnny Willemsen</dc:creator>
              <dc:date>2008-07-06T16:09:00</dc:date>
            </office:change-info>
          </text:insertion>
        </text:changed-region>
        <text:changed-region text:id="ct106786760">
          <text:deletion>
            <office:change-info>
              <dc:creator>Johnny Willemsen</dc:creator>
              <dc:date>2008-06-24T10:59:00</dc:date>
            </office:change-info>
            <text:p text:style-name="P9">algorihtms.</text:p>
          </text:deletion>
        </text:changed-region>
        <text:changed-region text:id="ct333310072">
          <text:insertion>
            <office:change-info>
              <dc:creator>Johnny Willemsen</dc:creator>
              <dc:date>2008-06-24T10:59:00</dc:date>
            </office:change-info>
          </text:insertion>
        </text:changed-region>
        <text:changed-region text:id="ct342035256">
          <text:deletion>
            <office:change-info>
              <dc:creator>Johnny Willemsen</dc:creator>
              <dc:date>2008-06-24T10:59:00</dc:date>
            </office:change-info>
            <text:p text:style-name="P9">comunicate</text:p>
          </text:deletion>
        </text:changed-region>
        <text:changed-region text:id="ct309634624">
          <text:insertion>
            <office:change-info>
              <dc:creator>Johnny Willemsen</dc:creator>
              <dc:date>2008-06-24T10:59:00</dc:date>
            </office:change-info>
          </text:insertion>
        </text:changed-region>
        <text:changed-region text:id="ct312372968">
          <text:deletion>
            <office:change-info>
              <dc:creator>Johnny Willemsen</dc:creator>
              <dc:date>2008-06-24T10:59:00</dc:date>
            </office:change-info>
            <text:p text:style-name="P9">availabe</text:p>
          </text:deletion>
        </text:changed-region>
        <text:changed-region text:id="ct314022432">
          <text:insertion>
            <office:change-info>
              <dc:creator>Johnny Willemsen</dc:creator>
              <dc:date>2008-06-24T10:59:00</dc:date>
            </office:change-info>
          </text:insertion>
        </text:changed-region>
        <text:changed-region text:id="ct340039688">
          <text:deletion>
            <office:change-info>
              <dc:creator>Johnny Willemsen</dc:creator>
              <dc:date>2008-06-24T10:59:00</dc:date>
            </office:change-info>
            <text:p text:style-name="P9">functinalities.</text:p>
          </text:deletion>
        </text:changed-region>
        <text:changed-region text:id="ct341276536">
          <text:insertion>
            <office:change-info>
              <dc:creator>Johnny Willemsen</dc:creator>
              <dc:date>2008-06-24T10:59:00</dc:date>
            </office:change-info>
          </text:insertion>
        </text:changed-region>
        <text:changed-region text:id="ct106251144">
          <text:insertion>
            <office:change-info>
              <dc:creator>Johnny Willemsen</dc:creator>
              <dc:date>2008-07-06T16:10:00</dc:date>
            </office:change-info>
          </text:insertion>
        </text:changed-region>
        <text:changed-region text:id="ct332414488">
          <text:deletion>
            <office:change-info>
              <dc:creator>Johnny Willemsen</dc:creator>
              <dc:date>2008-07-06T16:10:00</dc:date>
            </office:change-info>
            <text:p text:style-name="P9">GIOP Compression will use </text:p>
          </text:deletion>
        </text:changed-region>
        <text:changed-region text:id="ct104983144">
          <text:deletion>
            <office:change-info>
              <dc:creator>Johnny Willemsen</dc:creator>
              <dc:date>2008-07-06T16:10:00</dc:date>
            </office:change-info>
            <text:p text:style-name="P9">but</text:p>
          </text:deletion>
        </text:changed-region>
        <text:changed-region text:id="ct333334984">
          <text:insertion>
            <office:change-info>
              <dc:creator>Johnny Willemsen</dc:creator>
              <dc:date>2008-07-06T16:10:00</dc:date>
            </office:change-info>
          </text:insertion>
        </text:changed-region>
        <text:changed-region text:id="ct307507280">
          <text:deletion>
            <office:change-info>
              <dc:creator>Johnny Willemsen</dc:creator>
              <dc:date>2008-06-24T10:59:00</dc:date>
            </office:change-info>
            <text:p text:style-name="P9">standar</text:p>
          </text:deletion>
        </text:changed-region>
        <text:changed-region text:id="ct105410744">
          <text:insertion>
            <office:change-info>
              <dc:creator>Johnny Willemsen</dc:creator>
              <dc:date>2008-06-24T10:59:00</dc:date>
            </office:change-info>
          </text:insertion>
        </text:changed-region>
        <text:changed-region text:id="ct101376664">
          <text:insertion>
            <office:change-info>
              <dc:creator>Johnny Willemsen</dc:creator>
              <dc:date>2008-06-24T10:59:00</dc:date>
            </office:change-info>
          </text:insertion>
        </text:changed-region>
        <text:changed-region text:id="ct330338296">
          <text:deletion>
            <office:change-info>
              <dc:creator>Johnny Willemsen</dc:creator>
              <dc:date>2008-06-24T10:59:00</dc:date>
            </office:change-info>
            <text:p text:style-name="P9">ed</text:p>
          </text:deletion>
        </text:changed-region>
        <text:changed-region text:id="ct33027736">
          <text:insertion>
            <office:change-info>
              <dc:creator>Johnny Willemsen</dc:creator>
              <dc:date>2008-06-24T10:59:00</dc:date>
            </office:change-info>
          </text:insertion>
        </text:changed-region>
        <text:changed-region text:id="ct332120784">
          <text:deletion>
            <office:change-info>
              <dc:creator>Johnny Willemsen</dc:creator>
              <dc:date>2008-07-06T16:10:00</dc:date>
            </office:change-info>
            <text:p text:style-name="P9"><text:s/>will be provided by default</text:p>
          </text:deletion>
        </text:changed-region>
        <text:changed-region text:id="ct200933256">
          <text:deletion>
            <office:change-info>
              <dc:creator>Johnny Willemsen</dc:creator>
              <dc:date>2008-06-24T10:59:00</dc:date>
            </office:change-info>
            <text:p text:style-name="Body">mechanims</text:p>
          </text:deletion>
        </text:changed-region>
        <text:changed-region text:id="ct313886576">
          <text:insertion>
            <office:change-info>
              <dc:creator>Johnny Willemsen</dc:creator>
              <dc:date>2008-06-24T10:59:00</dc:date>
            </office:change-info>
          </text:insertion>
        </text:changed-region>
        <text:changed-region text:id="ct313885256">
          <text:insertion>
            <office:change-info>
              <dc:creator>Johnny Willemsen</dc:creator>
              <dc:date>2008-07-06T16:10:00</dc:date>
            </office:change-info>
          </text:insertion>
        </text:changed-region>
        <text:changed-region text:id="ct331908864">
          <text:insertion>
            <office:change-info>
              <dc:creator>Johnny Willemsen</dc:creator>
              <dc:date>2008-07-06T16:11:00</dc:date>
            </office:change-info>
          </text:insertion>
        </text:changed-region>
        <text:changed-region text:id="ct349178000">
          <text:insertion>
            <office:change-info>
              <dc:creator>Johnny Willemsen</dc:creator>
              <dc:date>2008-07-07T21:54:00</dc:date>
            </office:change-info>
          </text:insertion>
        </text:changed-region>
        <text:changed-region text:id="ct307480808">
          <text:insertion>
            <office:change-info>
              <dc:creator>Johnny Willemsen</dc:creator>
              <dc:date>2008-07-07T21:55:00</dc:date>
            </office:change-info>
          </text:insertion>
        </text:changed-region>
        <text:changed-region text:id="ct329772936">
          <text:deletion>
            <office:change-info>
              <dc:creator>Johnny Willemsen</dc:creator>
              <dc:date>2008-07-06T16:10:00</dc:date>
            </office:change-info>
            <text:p text:style-name="P14">singleton </text:p>
          </text:deletion>
        </text:changed-region>
        <text:changed-region text:id="ct333559936">
          <text:deletion>
            <office:change-info>
              <dc:creator>Johnny Willemsen</dc:creator>
              <dc:date>2008-06-24T10:59:00</dc:date>
            </office:change-info>
            <text:p text:style-name="P14">differents</text:p>
          </text:deletion>
        </text:changed-region>
        <text:changed-region text:id="ct332658672">
          <text:insertion>
            <office:change-info>
              <dc:creator>Johnny Willemsen</dc:creator>
              <dc:date>2008-06-24T10:59:00</dc:date>
            </office:change-info>
          </text:insertion>
        </text:changed-region>
        <text:changed-region text:id="ct200799216">
          <text:deletion>
            <office:change-info>
              <dc:creator>Johnny Willemsen</dc:creator>
              <dc:date>2008-07-06T16:11:00</dc:date>
            </office:change-info>
            <text:p text:style-name="P14">It collects statistical information about compression scores.</text:p>
          </text:deletion>
        </text:changed-region>
        <text:changed-region text:id="ct314334776">
          <text:deletion>
            <office:change-info>
              <dc:creator>Johnny Willemsen</dc:creator>
              <dc:date>2008-06-24T11:02:00</dc:date>
            </office:change-info>
            <text:p text:style-name="P14"><text:span text:style-name="T2">CompressiomManager</text:span></text:p>
          </text:deletion>
        </text:changed-region>
        <text:changed-region text:id="ct193030928">
          <text:insertion>
            <office:change-info>
              <dc:creator>Johnny Willemsen</dc:creator>
              <dc:date>2008-06-24T11:02:00</dc:date>
            </office:change-info>
          </text:insertion>
        </text:changed-region>
        <text:changed-region text:id="ct106151384">
          <text:deletion>
            <office:change-info>
              <dc:creator>Johnny Willemsen</dc:creator>
              <dc:date>2008-06-24T10:59:00</dc:date>
            </office:change-info>
            <text:p text:style-name="P15">s</text:p>
          </text:deletion>
        </text:changed-region>
        <text:changed-region text:id="ct332934792">
          <text:deletion>
            <office:change-info>
              <dc:creator>Johnny Willemsen</dc:creator>
              <dc:date>2008-06-24T10:59:00</dc:date>
            </office:change-info>
            <text:p text:style-name="P15">implmentation</text:p>
          </text:deletion>
        </text:changed-region>
        <text:changed-region text:id="ct299700464">
          <text:insertion>
            <office:change-info>
              <dc:creator>Johnny Willemsen</dc:creator>
              <dc:date>2008-06-24T10:59:00</dc:date>
            </office:change-info>
          </text:insertion>
        </text:changed-region>
        <text:changed-region text:id="ct309115240">
          <text:deletion>
            <office:change-info>
              <dc:creator>Johnny Willemsen</dc:creator>
              <dc:date>2008-06-24T10:59:00</dc:date>
            </office:change-info>
            <text:p text:style-name="P15">accesible</text:p>
          </text:deletion>
        </text:changed-region>
        <text:changed-region text:id="ct308649224">
          <text:insertion>
            <office:change-info>
              <dc:creator>Johnny Willemsen</dc:creator>
              <dc:date>2008-06-24T10:59:00</dc:date>
            </office:change-info>
          </text:insertion>
        </text:changed-region>
        <text:changed-region text:id="ct308699168">
          <text:deletion>
            <office:change-info>
              <dc:creator>Johnny Willemsen</dc:creator>
              <dc:date>2008-06-24T10:59:00</dc:date>
            </office:change-info>
            <text:p text:style-name="P15">throught</text:p>
          </text:deletion>
        </text:changed-region>
        <text:changed-region text:id="ct308575752">
          <text:insertion>
            <office:change-info>
              <dc:creator>Johnny Willemsen</dc:creator>
              <dc:date>2008-06-24T10:59:00</dc:date>
            </office:change-info>
          </text:insertion>
        </text:changed-region>
        <text:changed-region text:id="ct330501520">
          <text:insertion>
            <office:change-info>
              <dc:creator>Johnny Willemsen</dc:creator>
              <dc:date>2008-07-06T16:11:00</dc:date>
            </office:change-info>
          </text:insertion>
        </text:changed-region>
        <text:changed-region text:id="ct106567864">
          <text:deletion>
            <office:change-info>
              <dc:creator>Johnny Willemsen</dc:creator>
              <dc:date>2008-06-24T10:59:00</dc:date>
            </office:change-info>
            <text:p text:style-name="P16">diferents</text:p>
          </text:deletion>
        </text:changed-region>
        <text:changed-region text:id="ct308757864">
          <text:insertion>
            <office:change-info>
              <dc:creator>Johnny Willemsen</dc:creator>
              <dc:date>2008-06-24T10:59:00</dc:date>
            </office:change-info>
          </text:insertion>
        </text:changed-region>
        <text:changed-region text:id="ct314214184">
          <text:deletion>
            <office:change-info>
              <dc:creator>Johnny Willemsen</dc:creator>
              <dc:date>2008-07-07T22:22:00</dc:date>
            </office:change-info>
            <text:p text:style-name="Code"><text:tab/></text:p>
          </text:deletion>
        </text:changed-region>
        <text:changed-region text:id="ct309208328">
          <text:insertion>
            <office:change-info>
              <dc:creator>Johnny Willemsen</dc:creator>
              <dc:date>2008-07-06T16:12:00</dc:date>
            </office:change-info>
          </text:insertion>
        </text:changed-region>
        <text:changed-region text:id="ct316430208">
          <text:insertion>
            <office:change-info>
              <dc:creator>Johnny Willemsen</dc:creator>
              <dc:date>2008-07-06T16:11:00</dc:date>
            </office:change-info>
          </text:insertion>
        </text:changed-region>
        <text:changed-region text:id="ct106303272">
          <text:insertion>
            <office:change-info>
              <dc:creator>Johnny Willemsen</dc:creator>
              <dc:date>2008-07-06T16:12:00</dc:date>
            </office:change-info>
          </text:insertion>
        </text:changed-region>
        <text:changed-region text:id="ct200946552">
          <text:deletion>
            <office:change-info>
              <dc:creator>Johnny Willemsen</dc:creator>
              <dc:date>2008-07-06T16:12:00</dc:date>
            </office:change-info>
            <text:p text:style-name="Code"><text:span text:style-name="T3">CORBA::OctetSeq</text:span></text:p>
          </text:deletion>
        </text:changed-region>
        <text:changed-region text:id="ct308587568">
          <text:insertion>
            <office:change-info>
              <dc:creator>Johnny Willemsen</dc:creator>
              <dc:date>2008-07-06T16:12:00</dc:date>
            </office:change-info>
          </text:insertion>
        </text:changed-region>
        <text:changed-region text:id="ct309270760">
          <text:insertion>
            <office:change-info>
              <dc:creator>Johnny Willemsen</dc:creator>
              <dc:date>2008-07-06T16:12:00</dc:date>
            </office:change-info>
          </text:insertion>
        </text:changed-region>
        <text:changed-region text:id="ct308805584">
          <text:deletion>
            <office:change-info>
              <dc:creator>Johnny Willemsen</dc:creator>
              <dc:date>2008-07-06T16:12:00</dc:date>
            </office:change-info>
            <text:p text:style-name="Code"><text:span text:style-name="T3">CORBA::OctetSeq</text:span></text:p>
          </text:deletion>
        </text:changed-region>
        <text:changed-region text:id="ct106089936">
          <text:insertion>
            <office:change-info>
              <dc:creator>Johnny Willemsen</dc:creator>
              <dc:date>2008-07-06T16:12:00</dc:date>
            </office:change-info>
          </text:insertion>
        </text:changed-region>
        <text:changed-region text:id="ct308839288">
          <text:insertion>
            <office:change-info>
              <dc:creator>Johnny Willemsen</dc:creator>
              <dc:date>2008-07-06T16:12:00</dc:date>
            </office:change-info>
          </text:insertion>
        </text:changed-region>
        <text:changed-region text:id="ct307545504">
          <text:insertion>
            <office:change-info>
              <dc:creator>Johnny Willemsen</dc:creator>
              <dc:date>2008-07-06T16:12:00</dc:date>
            </office:change-info>
          </text:insertion>
        </text:changed-region>
        <text:changed-region text:id="ct309976544">
          <text:deletion>
            <office:change-info>
              <dc:creator>Johnny Willemsen</dc:creator>
              <dc:date>2008-07-06T16:12:00</dc:date>
            </office:change-info>
            <text:p text:style-name="Code"><text:span text:style-name="T3">CORBA::OctetSeq</text:span></text:p>
          </text:deletion>
        </text:changed-region>
        <text:changed-region text:id="ct106617744">
          <text:insertion>
            <office:change-info>
              <dc:creator>Johnny Willemsen</dc:creator>
              <dc:date>2008-07-06T16:12:00</dc:date>
            </office:change-info>
          </text:insertion>
        </text:changed-region>
        <text:changed-region text:id="ct332406000">
          <text:insertion>
            <office:change-info>
              <dc:creator>Johnny Willemsen</dc:creator>
              <dc:date>2008-07-06T16:12:00</dc:date>
            </office:change-info>
          </text:insertion>
        </text:changed-region>
        <text:changed-region text:id="ct192750400">
          <text:deletion>
            <office:change-info>
              <dc:creator>Johnny Willemsen</dc:creator>
              <dc:date>2008-07-06T16:12:00</dc:date>
            </office:change-info>
            <text:p text:style-name="Code"><text:span text:style-name="T3">CORBA::OctetSeq</text:span></text:p>
          </text:deletion>
        </text:changed-region>
        <text:changed-region text:id="ct332966768">
          <text:insertion>
            <office:change-info>
              <dc:creator>Johnny Willemsen</dc:creator>
              <dc:date>2008-07-06T16:12:00</dc:date>
            </office:change-info>
          </text:insertion>
        </text:changed-region>
        <text:changed-region text:id="ct104407232">
          <text:insertion>
            <office:change-info>
              <dc:creator>Johnny Willemsen</dc:creator>
              <dc:date>2008-07-06T16:12:00</dc:date>
            </office:change-info>
          </text:insertion>
        </text:changed-region>
        <text:changed-region text:id="ct200607752">
          <text:insertion>
            <office:change-info>
              <dc:creator>Johnny Willemsen</dc:creator>
              <dc:date>2008-07-06T16:14:00</dc:date>
            </office:change-info>
          </text:insertion>
        </text:changed-region>
        <text:changed-region text:id="ct101792296">
          <text:insertion>
            <office:change-info>
              <dc:creator>Johnny Willemsen</dc:creator>
              <dc:date>2008-07-06T16:17:00</dc:date>
            </office:change-info>
          </text:insertion>
        </text:changed-region>
        <text:changed-region text:id="ct307511064">
          <text:insertion>
            <office:change-info>
              <dc:creator>Johnny Willemsen</dc:creator>
              <dc:date>2008-07-06T16:12:00</dc:date>
            </office:change-info>
          </text:insertion>
        </text:changed-region>
        <text:changed-region text:id="ct106014872">
          <text:insertion>
            <office:change-info>
              <dc:creator>Johnny Willemsen</dc:creator>
              <dc:date>2008-07-06T16:14:00</dc:date>
            </office:change-info>
          </text:insertion>
        </text:changed-region>
        <text:changed-region text:id="ct105794352">
          <text:deletion>
            <office:change-info>
              <dc:creator>Johnny Willemsen</dc:creator>
              <dc:date>2008-07-06T16:12:00</dc:date>
            </office:change-info>
            <text:p text:style-name="Text_20_body"><text:span text:style-name="T4">s are</text:span></text:p>
          </text:deletion>
        </text:changed-region>
        <text:changed-region text:id="ct308985256">
          <text:insertion>
            <office:change-info>
              <dc:creator>Johnny Willemsen</dc:creator>
              <dc:date>2008-07-06T16:12:00</dc:date>
            </office:change-info>
          </text:insertion>
        </text:changed-region>
        <text:changed-region text:id="ct105989720">
          <text:insertion>
            <office:change-info>
              <dc:creator>Johnny Willemsen</dc:creator>
              <dc:date>2008-07-06T16:13:00</dc:date>
            </office:change-info>
          </text:insertion>
        </text:changed-region>
        <text:changed-region text:id="ct310488752">
          <text:insertion>
            <office:change-info>
              <dc:creator>Johnny Willemsen</dc:creator>
              <dc:date>2008-07-07T22:24:00</dc:date>
            </office:change-info>
          </text:insertion>
        </text:changed-region>
        <text:changed-region text:id="ct307406632">
          <text:deletion>
            <office:change-info>
              <dc:creator>Johnny Willemsen</dc:creator>
              <dc:date>2008-07-06T16:13:00</dc:date>
            </office:change-info>
            <text:p text:style-name="Text_20_body">s</text:p>
          </text:deletion>
        </text:changed-region>
        <text:changed-region text:id="ct106308272">
          <text:insertion>
            <office:change-info>
              <dc:creator>Johnny Willemsen</dc:creator>
              <dc:date>2008-07-06T16:13:00</dc:date>
            </office:change-info>
          </text:insertion>
        </text:changed-region>
        <text:changed-region text:id="ct106315888">
          <text:deletion>
            <office:change-info>
              <dc:creator>Johnny Willemsen</dc:creator>
              <dc:date>2008-07-06T16:13:00</dc:date>
            </office:change-info>
            <text:p text:style-name="Text_20_body">are</text:p>
          </text:deletion>
        </text:changed-region>
        <text:changed-region text:id="ct307571216">
          <text:insertion>
            <office:change-info>
              <dc:creator>Johnny Willemsen</dc:creator>
              <dc:date>2008-07-06T16:13:00</dc:date>
            </office:change-info>
          </text:insertion>
        </text:changed-region>
        <text:changed-region text:id="ct200855864">
          <text:insertion>
            <office:change-info>
              <dc:creator>Johnny Willemsen</dc:creator>
              <dc:date>2008-07-06T16:13:00</dc:date>
            </office:change-info>
          </text:insertion>
        </text:changed-region>
        <text:changed-region text:id="ct104933616">
          <text:deletion>
            <office:change-info>
              <dc:creator>Johnny Willemsen</dc:creator>
              <dc:date>2008-07-06T16:13:00</dc:date>
            </office:change-info>
            <text:p text:style-name="Text_20_body">.</text:p>
          </text:deletion>
        </text:changed-region>
        <text:changed-region text:id="ct332783328">
          <text:insertion>
            <office:change-info>
              <dc:creator>Johnny Willemsen</dc:creator>
              <dc:date>2008-07-06T16:13:00</dc:date>
            </office:change-info>
          </text:insertion>
        </text:changed-region>
        <text:changed-region text:id="ct308699376">
          <text:insertion>
            <office:change-info>
              <dc:creator>Johnny Willemsen</dc:creator>
              <dc:date>2008-07-06T16:30:00</dc:date>
            </office:change-info>
          </text:insertion>
        </text:changed-region>
        <text:changed-region text:id="ct105234352">
          <text:insertion>
            <office:change-info>
              <dc:creator>Johnny Willemsen</dc:creator>
              <dc:date>2008-07-06T16:17:00</dc:date>
            </office:change-info>
          </text:insertion>
        </text:changed-region>
        <text:changed-region text:id="ct330592112">
          <text:insertion>
            <office:change-info>
              <dc:creator>Johnny Willemsen</dc:creator>
              <dc:date>2008-07-06T21:43:00</dc:date>
            </office:change-info>
          </text:insertion>
        </text:changed-region>
        <text:changed-region text:id="ct101871744">
          <text:insertion>
            <office:change-info>
              <dc:creator>Johnny Willemsen</dc:creator>
              <dc:date>2008-07-06T16:17:00</dc:date>
            </office:change-info>
          </text:insertion>
        </text:changed-region>
        <text:changed-region text:id="ct314539808">
          <text:deletion>
            <office:change-info>
              <dc:creator>Johnny Willemsen</dc:creator>
              <dc:date>2008-06-24T10:59:00</dc:date>
            </office:change-info>
            <text:p text:style-name="P16">acount</text:p>
          </text:deletion>
        </text:changed-region>
        <text:changed-region text:id="ct106121592">
          <text:insertion>
            <office:change-info>
              <dc:creator>Johnny Willemsen</dc:creator>
              <dc:date>2008-06-24T10:59:00</dc:date>
            </office:change-info>
          </text:insertion>
        </text:changed-region>
        <text:changed-region text:id="ct309118872">
          <text:deletion>
            <office:change-info>
              <dc:creator>Johnny Willemsen</dc:creator>
              <dc:date>2008-06-24T10:59:00</dc:date>
            </office:change-info>
            <text:p text:style-name="P16">compresion</text:p>
          </text:deletion>
        </text:changed-region>
        <text:changed-region text:id="ct332350448">
          <text:insertion>
            <office:change-info>
              <dc:creator>Johnny Willemsen</dc:creator>
              <dc:date>2008-06-24T10:59:00</dc:date>
            </office:change-info>
          </text:insertion>
        </text:changed-region>
        <text:changed-region text:id="ct101952688">
          <text:deletion>
            <office:change-info>
              <dc:creator>Johnny Willemsen</dc:creator>
              <dc:date>2008-07-06T16:17:00</dc:date>
            </office:change-info>
            <text:p text:style-name="P16">Also recollects and stores statistical information about compression scores.</text:p>
          </text:deletion>
        </text:changed-region>
        <text:changed-region text:id="ct315918320">
          <text:deletion>
            <office:change-info>
              <dc:creator>Johnny Willemsen</dc:creator>
              <dc:date>2008-07-06T16:13:00</dc:date>
            </office:change-info>
            <text:p text:style-name="P17"><text:tab/><text:tab/>readonly attribute unsigned long long compressed_butes;</text:p>
            <text:p text:style-name="P17"><text:tab/><text:tab/>readonly attribute unsigned long long uncompressed_bytes;</text:p>
            <text:p text:style-name="P17"><text:tab/><text:tab/>readonly attribute </text:p>
          </text:deletion>
        </text:changed-region>
        <text:changed-region text:id="ct193129888">
          <text:deletion>
            <office:change-info>
              <dc:creator>Johnny Willemsen</dc:creator>
              <dc:date>2008-07-04T19:51:00</dc:date>
            </office:change-info>
            <text:p text:style-name="P17">double</text:p>
          </text:deletion>
        </text:changed-region>
        <text:changed-region text:id="ct106223344">
          <text:deletion>
            <office:change-info>
              <dc:creator>Johnny Willemsen</dc:creator>
              <dc:date>2008-07-06T16:13:00</dc:date>
            </office:change-info>
            <text:p text:style-name="P17"><text:s/></text:p>
          </text:deletion>
        </text:changed-region>
        <text:changed-region text:id="ct308366472">
          <text:deletion>
            <office:change-info>
              <dc:creator>Johnny Willemsen</dc:creator>
              <dc:date>2008-07-04T19:51:00</dc:date>
            </office:change-info>
            <text:p text:style-name="P17">average_compression</text:p>
          </text:deletion>
        </text:changed-region>
        <text:changed-region text:id="ct104315472">
          <text:deletion>
            <office:change-info>
              <dc:creator>Johnny Willemsen</dc:creator>
              <dc:date>2008-07-06T16:13:00</dc:date>
            </office:change-info>
            <text:p text:style-name="P17">;</text:p>
          </text:deletion>
        </text:changed-region>
        <text:changed-region text:id="ct101949984">
          <text:deletion>
            <office:change-info>
              <dc:creator>Johnny Willemsen</dc:creator>
              <dc:date>2008-07-06T16:14:00</dc:date>
            </office:change-info>
            <text:p text:style-name="P18"><text:tab/><text:tab/>void add_sample(</text:p>
            <text:p text:style-name="P17"><text:tab/><text:tab/><text:tab/>in unsigned long long compressed_bytes,</text:p>
            <text:p text:style-name="P17"><text:tab/><text:tab/><text:tab/>in unsigned long long uncompressed_bytes);</text:p>
            <text:p text:style-name="P19"/>
          </text:deletion>
        </text:changed-region>
        <text:changed-region text:id="ct107670520">
          <text:deletion>
            <office:change-info>
              <dc:creator>Johnny Willemsen</dc:creator>
              <dc:date>2008-07-06T16:17:00</dc:date>
            </office:change-info>
            <text:list text:style-name="Numbering_20_4">
              <text:list-item>
                <text:list>
                  <text:list-item>
                    <text:list>
                      <text:list-item>
                        <text:list>
                          <text:list-item>
                            <text:p text:style-name="Heading_20_4">C</text:p>
                          </text:list-item>
                        </text:list>
                      </text:list-item>
                    </text:list>
                  </text:list-item>
                </text:list>
              </text:list-item>
            </text:list>
          </text:deletion>
        </text:changed-region>
        <text:changed-region text:id="ct308919800">
          <text:insertion>
            <office:change-info>
              <dc:creator>Johnny Willemsen</dc:creator>
              <dc:date>2008-07-06T16:17:00</dc:date>
            </office:change-info>
          </text:insertion>
        </text:changed-region>
        <text:changed-region text:id="ct314600192">
          <text:deletion>
            <office:change-info>
              <dc:creator>Johnny Willemsen</dc:creator>
              <dc:date>2008-07-06T21:43:00</dc:date>
            </office:change-info>
            <text:p text:style-name="P20"><text:s/></text:p>
          </text:deletion>
        </text:changed-region>
        <text:changed-region text:id="ct101946920">
          <text:deletion>
            <office:change-info>
              <dc:creator>Johnny Willemsen</dc:creator>
              <dc:date>2008-07-06T16:16:00</dc:date>
            </office:change-info>
            <text:list text:style-name="Numbering_20_4" text:continue-numbering="true">
              <text:list-item>
                <text:list text:continue-numbering="true">
                  <text:list-item>
                    <text:list text:continue-numbering="true">
                      <text:list-item>
                        <text:list text:continue-numbering="true">
                          <text:list-item>
                            <text:p text:style-name="Heading_20_4"><text:span text:style-name="T5"/></text:p>
                          </text:list-item>
                        </text:list>
                      </text:list-item>
                    </text:list>
                  </text:list-item>
                </text:list>
              </text:list-item>
            </text:list>
            <text:list text:style-name="RTF_5f_Num_20_2">
              <text:list-item>
                <text:p text:style-name="P21">average_compression</text:p>
              </text:list-item>
              <text:list-item>
                <text:p text:style-name="P22">This attribute represents the average compression achieved by Compressors that were created by this CompressorFactory, usually a value between 0 and &gt;=1. <text:s/>(i.e. compressed_bytes divided by uncompressed_bytes).</text:p>
              </text:list-item>
              <text:list-item>
                <text:p text:style-name="P23"/>
              </text:list-item>
            </text:list>
            <text:p text:style-name="Textformatvorlage"><text:span text:style-name="T5"/></text:p>
          </text:deletion>
        </text:changed-region>
        <text:changed-region text:id="ct312462816">
          <text:deletion>
            <office:change-info>
              <dc:creator>Johnny Willemsen</dc:creator>
              <dc:date>2008-06-24T11:00:00</dc:date>
            </office:change-info>
            <text:p text:style-name="Textformatvorlage"><text:span text:style-name="T5">pruposes.</text:span></text:p>
          </text:deletion>
        </text:changed-region>
        <text:changed-region text:id="ct309004232">
          <text:deletion>
            <office:change-info>
              <dc:creator>Johnny Willemsen</dc:creator>
              <dc:date>2008-07-06T16:16:00</dc:date>
            </office:change-info>
            <text:p text:style-name="Textformatvorlage"><text:span text:style-name="T5">compressed_bytes</text:span></text:p>
            <text:p text:style-name="P20">This attribute represents the total number of compressed bytes read and written by Compressors that were created by this CompressorFactory (i.e. the "target" side of Compressor::compress and the "source" side of Compressor::decompress operations). This information could be useful for statistical purposes.</text:p>
            <text:list text:style-name="RTF_5f_Num_20_2">
              <text:list-item>
                <text:p text:style-name="P21">uncompressed_bytes</text:p>
              </text:list-item>
            </text:list>
            <text:p text:style-name="Textformatvorlage"><text:span text:style-name="T5">This attribute represents the total number of uncompressed bytes read and written by all Compressors that were created by this CompressorFactory (i.e. the "source" side of Compressor::compress and the "target" side of Compressor::decompress operations). This information could be useful for statistical </text:span></text:p>
          </text:deletion>
        </text:changed-region>
        <text:changed-region text:id="ct310477672">
          <text:deletion>
            <office:change-info>
              <dc:creator>Johnny Willemsen</dc:creator>
              <dc:date>2008-07-06T16:18:00</dc:date>
            </office:change-info>
            <text:list text:style-name="Numbering_20_4" text:continue-numbering="true">
              <text:list-item>
                <text:list text:continue-numbering="true">
                  <text:list-item>
                    <text:p text:style-name="P24">add_sample</text:p>
                  </text:list-item>
                </text:list>
              </text:list-item>
            </text:list>
            <text:list text:style-name="RTF_5f_Num_20_2">
              <text:list-item>
                <text:p text:style-name="P22">This operation <text:s/>adds a sample of compressed and uncompressed bytes.</text:p>
              </text:list-item>
            </text:list>
            <text:p text:style-name="Textformatvorlage"/>
          </text:deletion>
        </text:changed-region>
        <text:changed-region text:id="ct312263256">
          <text:insertion>
            <office:change-info>
              <dc:creator>Johnny Willemsen</dc:creator>
              <dc:date>2008-07-06T16:18:00</dc:date>
            </office:change-info>
          </text:insertion>
        </text:changed-region>
        <text:changed-region text:id="ct309272120">
          <text:insertion>
            <office:change-info>
              <dc:creator>Johnny Willemsen</dc:creator>
              <dc:date>2008-07-06T16:18:00</dc:date>
            </office:change-info>
          </text:insertion>
        </text:changed-region>
        <text:changed-region text:id="ct333290336">
          <text:insertion>
            <office:change-info>
              <dc:creator>Johnny Willemsen</dc:creator>
              <dc:date>2008-07-06T16:18:00</dc:date>
            </office:change-info>
          </text:insertion>
        </text:changed-region>
        <text:changed-region text:id="ct105075224">
          <text:insertion>
            <office:change-info>
              <dc:creator>Johnny Willemsen</dc:creator>
              <dc:date>2008-07-06T16:18:00</dc:date>
            </office:change-info>
          </text:insertion>
        </text:changed-region>
        <text:changed-region text:id="ct332162552">
          <text:insertion>
            <office:change-info>
              <dc:creator>Johnny Willemsen</dc:creator>
              <dc:date>2008-07-06T16:18:00</dc:date>
            </office:change-info>
          </text:insertion>
        </text:changed-region>
        <text:changed-region text:id="ct309408152">
          <text:insertion>
            <office:change-info>
              <dc:creator>Johnny Willemsen</dc:creator>
              <dc:date>2008-07-06T16:18:00</dc:date>
            </office:change-info>
          </text:insertion>
        </text:changed-region>
        <text:changed-region text:id="ct309712008">
          <text:insertion>
            <office:change-info>
              <dc:creator>Johnny Willemsen</dc:creator>
              <dc:date>2008-07-06T16:18:00</dc:date>
            </office:change-info>
          </text:insertion>
        </text:changed-region>
        <text:changed-region text:id="ct333353568">
          <text:insertion>
            <office:change-info>
              <dc:creator>Johnny Willemsen</dc:creator>
              <dc:date>2008-07-06T16:18:00</dc:date>
            </office:change-info>
          </text:insertion>
        </text:changed-region>
        <text:changed-region text:id="ct106337880">
          <text:deletion>
            <office:change-info>
              <dc:creator>Johnny Willemsen</dc:creator>
              <dc:date>2008-06-24T11:00:00</dc:date>
            </office:change-info>
            <text:p text:style-name="P11">facilies.</text:p>
          </text:deletion>
        </text:changed-region>
        <text:changed-region text:id="ct309653648">
          <text:insertion>
            <office:change-info>
              <dc:creator>Johnny Willemsen</dc:creator>
              <dc:date>2008-06-24T11:00:00</dc:date>
            </office:change-info>
          </text:insertion>
        </text:changed-region>
        <text:changed-region text:id="ct314023840">
          <text:deletion>
            <office:change-info>
              <dc:creator>Johnny Willemsen</dc:creator>
              <dc:date>2008-07-06T16:19:00</dc:date>
            </office:change-info>
            <text:p text:style-name="P25"><text:tab/>cm-&gt;register_factory(cf);</text:p>
            <text:p text:style-name="P25"/>
          </text:deletion>
        </text:changed-region>
        <text:changed-region text:id="ct101819000">
          <text:deletion>
            <office:change-info>
              <dc:creator>Johnny Willemsen</dc:creator>
              <dc:date>2008-07-06T16:19:00</dc:date>
            </office:change-info>
            <text:p text:style-name="P25">CORBA::OctetSeq</text:p>
          </text:deletion>
        </text:changed-region>
        <text:changed-region text:id="ct316429672">
          <text:insertion>
            <office:change-info>
              <dc:creator>Johnny Willemsen</dc:creator>
              <dc:date>2008-07-06T16:19:00</dc:date>
            </office:change-info>
          </text:insertion>
        </text:changed-region>
        <text:changed-region text:id="ct308791784">
          <text:format-change>
            <office:change-info>
              <dc:creator>Johnny Willemsen</dc:creator>
              <dc:date>2008-07-06T21:44:00</dc:date>
            </office:change-info>
          </text:format-change>
        </text:changed-region>
        <text:changed-region text:id="ct104313528">
          <text:deletion>
            <office:change-info>
              <dc:creator>Johnny Willemsen</dc:creator>
              <dc:date>2008-07-06T16:19:00</dc:date>
            </office:change-info>
            <text:p text:style-name="P26"><text:span text:style-name="T6">CORBA::OctetSeq</text:span></text:p>
          </text:deletion>
        </text:changed-region>
        <text:changed-region text:id="ct312498696">
          <text:insertion>
            <office:change-info>
              <dc:creator>Johnny Willemsen</dc:creator>
              <dc:date>2008-07-06T16:19:00</dc:date>
            </office:change-info>
          </text:insertion>
        </text:changed-region>
        <text:changed-region text:id="ct329757944">
          <text:format-change>
            <office:change-info>
              <dc:creator>Johnny Willemsen</dc:creator>
              <dc:date>2008-07-06T21:44:00</dc:date>
            </office:change-info>
          </text:format-change>
        </text:changed-region>
        <text:changed-region text:id="ct106074688">
          <text:deletion>
            <office:change-info>
              <dc:creator>Johnny Willemsen</dc:creator>
              <dc:date>2008-07-06T21:44:00</dc:date>
            </office:change-info>
            <text:p text:style-name="P25">err</text:p>
          </text:deletion>
        </text:changed-region>
        <text:changed-region text:id="ct313848016">
          <text:insertion>
            <office:change-info>
              <dc:creator>Johnny Willemsen</dc:creator>
              <dc:date>2008-07-06T21:44:00</dc:date>
            </office:change-info>
          </text:insertion>
        </text:changed-region>
        <text:changed-region text:id="ct309745856">
          <text:deletion>
            <office:change-info>
              <dc:creator>Johnny Willemsen</dc:creator>
              <dc:date>2008-07-06T21:44:00</dc:date>
            </office:change-info>
            <text:p text:style-name="P25">err</text:p>
          </text:deletion>
        </text:changed-region>
        <text:changed-region text:id="ct314030856">
          <text:insertion>
            <office:change-info>
              <dc:creator>Johnny Willemsen</dc:creator>
              <dc:date>2008-07-06T21:44:00</dc:date>
            </office:change-info>
          </text:insertion>
        </text:changed-region>
        <text:changed-region text:id="ct308786376">
          <text:deletion>
            <office:change-info>
              <dc:creator>Johnny Willemsen</dc:creator>
              <dc:date>2008-07-06T21:44:00</dc:date>
            </office:change-info>
            <text:p text:style-name="P25">err</text:p>
          </text:deletion>
        </text:changed-region>
        <text:changed-region text:id="ct309159680">
          <text:insertion>
            <office:change-info>
              <dc:creator>Johnny Willemsen</dc:creator>
              <dc:date>2008-07-06T21:44:00</dc:date>
            </office:change-info>
          </text:insertion>
        </text:changed-region>
        <text:changed-region text:id="ct105771504">
          <text:deletion>
            <office:change-info>
              <dc:creator>Johnny Willemsen</dc:creator>
              <dc:date>2008-06-24T11:00:00</dc:date>
            </office:change-info>
            <text:p text:style-name="P9">circustancies</text:p>
          </text:deletion>
        </text:changed-region>
        <text:changed-region text:id="ct315663368">
          <text:insertion>
            <office:change-info>
              <dc:creator>Johnny Willemsen</dc:creator>
              <dc:date>2008-06-24T11:00:00</dc:date>
            </office:change-info>
          </text:insertion>
        </text:changed-region>
        <text:changed-region text:id="ct314923376">
          <text:insertion>
            <office:change-info>
              <dc:creator>Johnny Willemsen</dc:creator>
              <dc:date>2008-07-06T21:44:00</dc:date>
            </office:change-info>
          </text:insertion>
        </text:changed-region>
        <text:changed-region text:id="ct310513480">
          <text:insertion>
            <office:change-info>
              <dc:creator>Johnny Willemsen</dc:creator>
              <dc:date>2008-07-06T21:44:00</dc:date>
            </office:change-info>
          </text:insertion>
        </text:changed-region>
        <text:changed-region text:id="ct340126704">
          <text:deletion>
            <office:change-info>
              <dc:creator>Johnny Willemsen</dc:creator>
              <dc:date>2008-06-24T11:00:00</dc:date>
            </office:change-info>
            <text:p text:style-name="P14">aplication</text:p>
          </text:deletion>
        </text:changed-region>
        <text:changed-region text:id="ct105847544">
          <text:insertion>
            <office:change-info>
              <dc:creator>Johnny Willemsen</dc:creator>
              <dc:date>2008-06-24T11:00:00</dc:date>
            </office:change-info>
          </text:insertion>
        </text:changed-region>
        <text:changed-region text:id="ct192892584">
          <text:deletion>
            <office:change-info>
              <dc:creator>Johnny Willemsen</dc:creator>
              <dc:date>2008-07-06T21:45:00</dc:date>
            </office:change-info>
            <text:p text:style-name="P14">are</text:p>
          </text:deletion>
        </text:changed-region>
        <text:changed-region text:id="ct308302640">
          <text:insertion>
            <office:change-info>
              <dc:creator>Johnny Willemsen</dc:creator>
              <dc:date>2008-07-06T21:45:00</dc:date>
            </office:change-info>
          </text:insertion>
        </text:changed-region>
        <text:changed-region text:id="ct308870248">
          <text:deletion>
            <office:change-info>
              <dc:creator>Johnny Willemsen</dc:creator>
              <dc:date>2008-06-24T11:03:00</dc:date>
            </office:change-info>
            <text:p text:style-name="P14"><text:span text:style-name="T7">ess</text:span></text:p>
          </text:deletion>
        </text:changed-region>
        <text:changed-region text:id="ct307493304">
          <text:insertion>
            <office:change-info>
              <dc:creator>Johnny Willemsen</dc:creator>
              <dc:date>2008-06-24T11:03:00</dc:date>
            </office:change-info>
          </text:insertion>
        </text:changed-region>
        <text:changed-region text:id="ct106579720">
          <text:deletion>
            <office:change-info>
              <dc:creator>Johnny Willemsen</dc:creator>
              <dc:date>2008-06-24T11:03:00</dc:date>
            </office:change-info>
            <text:p text:style-name="P14"><text:span text:style-name="T7">Data</text:span></text:p>
          </text:deletion>
        </text:changed-region>
        <text:changed-region text:id="ct332314440">
          <text:deletion>
            <office:change-info>
              <dc:creator>Johnny Willemsen</dc:creator>
              <dc:date>2008-07-06T21:45:00</dc:date>
            </office:change-info>
            <text:p text:style-name="P27">G</text:p>
          </text:deletion>
        </text:changed-region>
        <text:changed-region text:id="ct196206392">
          <text:insertion>
            <office:change-info>
              <dc:creator>Johnny Willemsen</dc:creator>
              <dc:date>2008-07-06T21:45:00</dc:date>
            </office:change-info>
          </text:insertion>
        </text:changed-region>
        <text:changed-region text:id="ct307426736">
          <text:deletion>
            <office:change-info>
              <dc:creator>Johnny Willemsen</dc:creator>
              <dc:date>2008-07-06T21:45:00</dc:date>
            </office:change-info>
            <text:p text:style-name="P28">G</text:p>
          </text:deletion>
        </text:changed-region>
        <text:changed-region text:id="ct307485592">
          <text:insertion>
            <office:change-info>
              <dc:creator>Johnny Willemsen</dc:creator>
              <dc:date>2008-07-06T21:45:00</dc:date>
            </office:change-info>
          </text:insertion>
        </text:changed-region>
        <text:changed-region text:id="ct332514840">
          <text:deletion>
            <office:change-info>
              <dc:creator>Johnny Willemsen</dc:creator>
              <dc:date>2008-07-06T16:20:00</dc:date>
            </office:change-info>
            <text:p text:style-name="P28">CORBA::OctetSeq</text:p>
          </text:deletion>
        </text:changed-region>
        <text:changed-region text:id="ct329748224">
          <text:insertion>
            <office:change-info>
              <dc:creator>Johnny Willemsen</dc:creator>
              <dc:date>2008-07-06T16:20:00</dc:date>
            </office:change-info>
          </text:insertion>
        </text:changed-region>
        <text:changed-region text:id="ct308950448">
          <text:deletion>
            <office:change-info>
              <dc:creator>Johnny Willemsen</dc:creator>
              <dc:date>2008-07-06T21:47:00</dc:date>
            </office:change-info>
            <text:p text:style-name="P9">1- </text:p>
          </text:deletion>
        </text:changed-region>
        <text:changed-region text:id="ct330501816">
          <text:insertion>
            <office:change-info>
              <dc:creator>Johnny Willemsen</dc:creator>
              <dc:date>2008-07-06T21:47:00</dc:date>
            </office:change-info>
          </text:insertion>
        </text:changed-region>
        <text:changed-region text:id="ct104995248">
          <text:insertion>
            <office:change-info>
              <dc:creator>Johnny Willemsen</dc:creator>
              <dc:date>2008-07-06T21:46:00</dc:date>
            </office:change-info>
          </text:insertion>
        </text:changed-region>
        <text:changed-region text:id="ct106165296">
          <text:deletion>
            <office:change-info>
              <dc:creator>Johnny Willemsen</dc:creator>
              <dc:date>2008-07-06T16:21:00</dc:date>
            </office:change-info>
            <text:p text:style-name="P9">it </text:p>
          </text:deletion>
        </text:changed-region>
        <text:changed-region text:id="ct311775992">
          <text:deletion>
            <office:change-info>
              <dc:creator>Johnny Willemsen</dc:creator>
              <dc:date>2008-06-24T11:03:00</dc:date>
            </office:change-info>
            <text:p text:style-name="P9">uncompresing</text:p>
          </text:deletion>
        </text:changed-region>
        <text:changed-region text:id="ct330387024">
          <text:insertion>
            <office:change-info>
              <dc:creator>Johnny Willemsen</dc:creator>
              <dc:date>2008-06-24T11:03:00</dc:date>
            </office:change-info>
          </text:insertion>
        </text:changed-region>
        <text:changed-region text:id="ct200963368">
          <text:deletion>
            <office:change-info>
              <dc:creator>Johnny Willemsen</dc:creator>
              <dc:date>2008-06-24T11:03:00</dc:date>
            </office:change-info>
            <text:p text:style-name="P9">mechamins </text:p>
          </text:deletion>
        </text:changed-region>
        <text:changed-region text:id="ct105869112">
          <text:deletion>
            <office:change-info>
              <dc:creator>Johnny Willemsen</dc:creator>
              <dc:date>2008-06-24T11:04:00</dc:date>
            </office:change-info>
            <text:p text:style-name="P15">mechanims </text:p>
          </text:deletion>
        </text:changed-region>
        <text:changed-region text:id="ct350437952">
          <text:deletion>
            <office:change-info>
              <dc:creator>Johnny Willemsen</dc:creator>
              <dc:date>2008-06-24T11:04:00</dc:date>
            </office:change-info>
            <text:p text:style-name="P15">propaged</text:p>
          </text:deletion>
        </text:changed-region>
        <text:changed-region text:id="ct332633752">
          <text:insertion>
            <office:change-info>
              <dc:creator>Johnny Willemsen</dc:creator>
              <dc:date>2008-06-24T11:04:00</dc:date>
            </office:change-info>
          </text:insertion>
        </text:changed-region>
        <text:changed-region text:id="ct310968600">
          <text:deletion>
            <office:change-info>
              <dc:creator>Johnny Willemsen</dc:creator>
              <dc:date>2008-07-06T16:22:00</dc:date>
            </office:change-info>
            <text:p text:style-name="P15">through </text:p>
          </text:deletion>
        </text:changed-region>
        <text:changed-region text:id="ct347389936">
          <text:insertion>
            <office:change-info>
              <dc:creator>Johnny Willemsen</dc:creator>
              <dc:date>2008-07-06T16:22:00</dc:date>
            </office:change-info>
          </text:insertion>
        </text:changed-region>
        <text:changed-region text:id="ct309606944">
          <text:deletion>
            <office:change-info>
              <dc:creator>Johnny Willemsen</dc:creator>
              <dc:date>2008-07-06T16:23:00</dc:date>
            </office:change-info>
            <text:p text:style-name="P15">ZIOPProfile.</text:p>
          </text:deletion>
        </text:changed-region>
        <text:changed-region text:id="ct299844880">
          <text:insertion>
            <office:change-info>
              <dc:creator>Johnny Willemsen</dc:creator>
              <dc:date>2008-07-06T16:23:00</dc:date>
            </office:change-info>
          </text:insertion>
        </text:changed-region>
        <text:changed-region text:id="ct308712520">
          <text:deletion>
            <office:change-info>
              <dc:creator>Johnny Willemsen</dc:creator>
              <dc:date>2008-06-24T11:00:00</dc:date>
            </office:change-info>
            <text:p text:style-name="P9">availabe</text:p>
          </text:deletion>
        </text:changed-region>
        <text:changed-region text:id="ct332775176">
          <text:insertion>
            <office:change-info>
              <dc:creator>Johnny Willemsen</dc:creator>
              <dc:date>2008-06-24T11:00:00</dc:date>
            </office:change-info>
          </text:insertion>
        </text:changed-region>
        <text:changed-region text:id="ct307490832">
          <text:deletion>
            <office:change-info>
              <dc:creator>Johnny Willemsen</dc:creator>
              <dc:date>2008-06-24T11:00:00</dc:date>
            </office:change-info>
            <text:p text:style-name="P14">trasmited</text:p>
          </text:deletion>
        </text:changed-region>
        <text:changed-region text:id="ct307433344">
          <text:insertion>
            <office:change-info>
              <dc:creator>Johnny Willemsen</dc:creator>
              <dc:date>2008-06-24T11:00:00</dc:date>
            </office:change-info>
          </text:insertion>
        </text:changed-region>
        <text:changed-region text:id="ct343854976">
          <text:deletion>
            <office:change-info>
              <dc:creator>Johnny Willemsen</dc:creator>
              <dc:date>2008-07-06T16:24:00</dc:date>
            </office:change-info>
            <text:p text:style-name="P14">to</text:p>
          </text:deletion>
        </text:changed-region>
        <text:changed-region text:id="ct349835256">
          <text:insertion>
            <office:change-info>
              <dc:creator>Johnny Willemsen</dc:creator>
              <dc:date>2008-07-06T16:24:00</dc:date>
            </office:change-info>
          </text:insertion>
        </text:changed-region>
        <text:changed-region text:id="ct332364344">
          <text:deletion>
            <office:change-info>
              <dc:creator>Johnny Willemsen</dc:creator>
              <dc:date>2008-07-06T16:24:00</dc:date>
            </office:change-info>
            <text:p text:style-name="P14"><text:s/></text:p>
          </text:deletion>
        </text:changed-region>
        <text:changed-region text:id="ct340102480">
          <text:insertion>
            <office:change-info>
              <dc:creator>Johnny Willemsen</dc:creator>
              <dc:date>2008-07-06T16:24:00</dc:date>
            </office:change-info>
          </text:insertion>
        </text:changed-region>
        <text:changed-region text:id="ct341363008">
          <text:deletion>
            <office:change-info>
              <dc:creator>Johnny Willemsen</dc:creator>
              <dc:date>2008-06-24T11:00:00</dc:date>
            </office:change-info>
            <text:p text:style-name="P14">throught</text:p>
          </text:deletion>
        </text:changed-region>
        <text:changed-region text:id="ct341489856">
          <text:insertion>
            <office:change-info>
              <dc:creator>Johnny Willemsen</dc:creator>
              <dc:date>2008-06-24T11:00:00</dc:date>
            </office:change-info>
          </text:insertion>
        </text:changed-region>
        <text:changed-region text:id="ct341485728">
          <text:insertion>
            <office:change-info>
              <dc:creator>Johnny Willemsen</dc:creator>
              <dc:date>2008-07-06T21:48:00</dc:date>
            </office:change-info>
          </text:insertion>
        </text:changed-region>
        <text:changed-region text:id="ct341212768">
          <text:insertion>
            <office:change-info>
              <dc:creator>Johnny Willemsen</dc:creator>
              <dc:date>2008-07-06T21:49:00</dc:date>
            </office:change-info>
          </text:insertion>
        </text:changed-region>
        <text:changed-region text:id="ct341287040">
          <text:insertion>
            <office:change-info>
              <dc:creator>Johnny Willemsen</dc:creator>
              <dc:date>2008-07-06T21:50:00</dc:date>
            </office:change-info>
          </text:insertion>
        </text:changed-region>
        <text:changed-region text:id="ct342668320">
          <text:insertion>
            <office:change-info>
              <dc:creator>Johnny Willemsen</dc:creator>
              <dc:date>2008-07-06T21:50:00</dc:date>
            </office:change-info>
          </text:insertion>
        </text:changed-region>
        <text:changed-region text:id="ct347557200">
          <text:deletion>
            <office:change-info>
              <dc:creator>Johnny Willemsen</dc:creator>
              <dc:date>2008-07-06T21:50:00</dc:date>
            </office:change-info>
            <text:p text:style-name="P14">c</text:p>
          </text:deletion>
        </text:changed-region>
        <text:changed-region text:id="ct349526256">
          <text:insertion>
            <office:change-info>
              <dc:creator>Johnny Willemsen</dc:creator>
              <dc:date>2008-07-06T21:50:00</dc:date>
            </office:change-info>
          </text:insertion>
        </text:changed-region>
        <text:changed-region text:id="ct349804240">
          <text:deletion>
            <office:change-info>
              <dc:creator>Johnny Willemsen</dc:creator>
              <dc:date>2008-07-06T21:50:00</dc:date>
            </office:change-info>
            <text:p text:style-name="P14">ompatibles values for client and server and this Policy list will be</text:p>
          </text:deletion>
        </text:changed-region>
        <text:changed-region text:id="ct105858896">
          <text:insertion>
            <office:change-info>
              <dc:creator>Johnny Willemsen</dc:creator>
              <dc:date>2008-07-06T21:50:00</dc:date>
            </office:change-info>
          </text:insertion>
        </text:changed-region>
        <text:changed-region text:id="ct200623744">
          <text:insertion>
            <office:change-info>
              <dc:creator>Johnny Willemsen</dc:creator>
              <dc:date>2008-07-06T21:50:00</dc:date>
            </office:change-info>
          </text:insertion>
        </text:changed-region>
        <text:changed-region text:id="ct348241824">
          <text:deletion>
            <office:change-info>
              <dc:creator>Johnny Willemsen</dc:creator>
              <dc:date>2008-07-06T21:50:00</dc:date>
            </office:change-info>
            <text:p text:style-name="P14">ZIOP</text:p>
          </text:deletion>
        </text:changed-region>
        <text:changed-region text:id="ct315606480">
          <text:insertion>
            <office:change-info>
              <dc:creator>Johnny Willemsen</dc:creator>
              <dc:date>2008-07-06T21:50:00</dc:date>
            </office:change-info>
          </text:insertion>
        </text:changed-region>
        <text:changed-region text:id="ct340255480">
          <text:deletion>
            <office:change-info>
              <dc:creator>Johnny Willemsen</dc:creator>
              <dc:date>2008-07-06T21:50:00</dc:date>
            </office:change-info>
            <text:p text:style-name="P14"><text:s/>If the client ORB doesn’t have information about ZIOP Policies service, then will put in ZIOP ServiceContext the valid ZIOP values for client side.</text:p>
          </text:deletion>
        </text:changed-region>
        <text:changed-region text:id="ct316174432">
          <text:deletion>
            <office:change-info>
              <dc:creator>Johnny Willemsen</dc:creator>
              <dc:date>2008-06-24T11:04:00</dc:date>
            </office:change-info>
            <text:p text:style-name="P14">compressorId</text:p>
          </text:deletion>
        </text:changed-region>
        <text:changed-region text:id="ct347867608">
          <text:insertion>
            <office:change-info>
              <dc:creator>Johnny Willemsen</dc:creator>
              <dc:date>2008-06-24T11:04:00</dc:date>
            </office:change-info>
          </text:insertion>
        </text:changed-region>
        <text:changed-region text:id="ct308784960">
          <text:deletion>
            <office:change-info>
              <dc:creator>Johnny Willemsen</dc:creator>
              <dc:date>2008-07-06T21:51:00</dc:date>
            </office:change-info>
            <text:p text:style-name="P14">, but other values must be extracted from ZIOP ServiceContext and PolicyContext of the object (CompressionLowValue, RatioLowValue)</text:p>
          </text:deletion>
        </text:changed-region>
        <text:changed-region text:id="ct307441040">
          <text:deletion>
            <office:change-info>
              <dc:creator>Johnny Willemsen</dc:creator>
              <dc:date>2008-06-24T11:04:00</dc:date>
            </office:change-info>
            <text:p text:style-name="P14">neccesary</text:p>
          </text:deletion>
        </text:changed-region>
        <text:changed-region text:id="ct314601264">
          <text:insertion>
            <office:change-info>
              <dc:creator>Johnny Willemsen</dc:creator>
              <dc:date>2008-06-24T11:04:00</dc:date>
            </office:change-info>
          </text:insertion>
        </text:changed-region>
        <text:changed-region text:id="ct314341832">
          <text:deletion>
            <office:change-info>
              <dc:creator>Johnny Willemsen</dc:creator>
              <dc:date>2008-06-24T11:04:00</dc:date>
            </office:change-info>
            <text:p text:style-name="P14">comunication</text:p>
          </text:deletion>
        </text:changed-region>
        <text:changed-region text:id="ct312710672">
          <text:insertion>
            <office:change-info>
              <dc:creator>Johnny Willemsen</dc:creator>
              <dc:date>2008-06-24T11:04:00</dc:date>
            </office:change-info>
          </text:insertion>
        </text:changed-region>
        <text:changed-region text:id="ct336166336">
          <text:deletion>
            <office:change-info>
              <dc:creator>Johnny Willemsen</dc:creator>
              <dc:date>2008-07-06T21:51:00</dc:date>
            </office:change-info>
            <text:p text:style-name="P9"/>
            <text:p text:style-name="P9"/>
          </text:deletion>
        </text:changed-region>
        <text:changed-region text:id="ct339702360">
          <text:insertion>
            <office:change-info>
              <dc:creator>Johnny Willemsen</dc:creator>
              <dc:date>2008-07-06T21:51:00</dc:date>
            </office:change-info>
          </text:insertion>
        </text:changed-region>
        <text:changed-region text:id="ct340476760">
          <text:insertion>
            <office:change-info>
              <dc:creator>Johnny Willemsen</dc:creator>
              <dc:date>2008-07-06T21:52:00</dc:date>
            </office:change-info>
          </text:insertion>
        </text:changed-region>
        <text:changed-region text:id="ct309418608">
          <text:insertion>
            <office:change-info>
              <dc:creator>Johnny Willemsen</dc:creator>
              <dc:date>2008-07-06T21:53:00</dc:date>
            </office:change-info>
          </text:insertion>
        </text:changed-region>
        <text:changed-region text:id="ct299826784">
          <text:deletion>
            <office:change-info>
              <dc:creator>Johnny Willemsen</dc:creator>
              <dc:date>2008-07-06T16:24:00</dc:date>
            </office:change-info>
            <text:p text:style-name="P9">mechanims</text:p>
          </text:deletion>
        </text:changed-region>
        <text:changed-region text:id="ct314037704">
          <text:insertion>
            <office:change-info>
              <dc:creator>Johnny Willemsen</dc:creator>
              <dc:date>2008-07-06T16:24:00</dc:date>
            </office:change-info>
          </text:insertion>
        </text:changed-region>
        <text:changed-region text:id="ct106895328">
          <text:insertion>
            <office:change-info>
              <dc:creator>Johnny Willemsen</dc:creator>
              <dc:date>2008-07-06T16:24:00</dc:date>
            </office:change-info>
          </text:insertion>
        </text:changed-region>
        <text:changed-region text:id="ct340155448">
          <text:insertion>
            <office:change-info>
              <dc:creator>Johnny Willemsen</dc:creator>
              <dc:date>2008-07-06T16:25:00</dc:date>
            </office:change-info>
          </text:insertion>
        </text:changed-region>
        <text:changed-region text:id="ct308226472">
          <text:deletion>
            <office:change-info>
              <dc:creator>Johnny Willemsen</dc:creator>
              <dc:date>2008-07-06T16:26:00</dc:date>
            </office:change-info>
            <text:p text:style-name="Textformatvorlage">IdListPolicy</text:p>
          </text:deletion>
        </text:changed-region>
        <text:changed-region text:id="ct308630200">
          <text:deletion>
            <office:change-info>
              <dc:creator>Johnny Willemsen</dc:creator>
              <dc:date>2008-06-24T11:04:00</dc:date>
            </office:change-info>
            <text:p text:style-name="Textformatvorlage">or</text:p>
          </text:deletion>
        </text:changed-region>
        <text:changed-region text:id="ct107657032">
          <text:deletion>
            <office:change-info>
              <dc:creator>Johnny Willemsen</dc:creator>
              <dc:date>2008-07-06T16:26:00</dc:date>
            </office:change-info>
            <text:p text:style-name="Textformatvorlage">Compress</text:p>
          </text:deletion>
        </text:changed-region>
        <text:changed-region text:id="ct199927544">
          <text:insertion>
            <office:change-info>
              <dc:creator>Johnny Willemsen</dc:creator>
              <dc:date>2008-07-06T16:26:00</dc:date>
            </office:change-info>
          </text:insertion>
        </text:changed-region>
        <text:changed-region text:id="ct311256200">
          <text:deletion>
            <office:change-info>
              <dc:creator>Johnny Willemsen</dc:creator>
              <dc:date>2008-07-06T16:26:00</dc:date>
            </office:change-info>
            <text:p text:style-name="P9">Policy</text:p>
          </text:deletion>
        </text:changed-region>
        <text:changed-region text:id="ct106063680">
          <text:deletion>
            <office:change-info>
              <dc:creator>Johnny Willemsen</dc:creator>
              <dc:date>2008-06-24T11:05:00</dc:date>
            </office:change-info>
            <text:p text:style-name="P9">Id</text:p>
          </text:deletion>
        </text:changed-region>
        <text:changed-region text:id="ct312074952">
          <text:deletion>
            <office:change-info>
              <dc:creator>Johnny Willemsen</dc:creator>
              <dc:date>2008-07-06T16:26:00</dc:date>
            </office:change-info>
            <text:p text:style-name="P9">List</text:p>
          </text:deletion>
        </text:changed-region>
        <text:changed-region text:id="ct312257864">
          <text:deletion>
            <office:change-info>
              <dc:creator>Johnny Willemsen</dc:creator>
              <dc:date>2008-06-24T11:04:00</dc:date>
            </office:change-info>
            <text:p text:style-name="P9">or</text:p>
          </text:deletion>
        </text:changed-region>
        <text:changed-region text:id="ct330096920">
          <text:deletion>
            <office:change-info>
              <dc:creator>Johnny Willemsen</dc:creator>
              <dc:date>2008-07-06T16:26:00</dc:date>
            </office:change-info>
            <text:p text:style-name="P9">Compress</text:p>
          </text:deletion>
        </text:changed-region>
        <text:changed-region text:id="ct308788048">
          <text:insertion>
            <office:change-info>
              <dc:creator>Johnny Willemsen</dc:creator>
              <dc:date>2008-07-06T16:26:00</dc:date>
            </office:change-info>
          </text:insertion>
        </text:changed-region>
        <text:changed-region text:id="ct101884416">
          <text:deletion>
            <office:change-info>
              <dc:creator>Johnny Willemsen</dc:creator>
              <dc:date>2008-07-06T16:26:00</dc:date>
            </office:change-info>
            <text:p text:style-name="P9"><text:s/></text:p>
          </text:deletion>
        </text:changed-region>
        <text:changed-region text:id="ct312053288">
          <text:insertion>
            <office:change-info>
              <dc:creator>Johnny Willemsen</dc:creator>
              <dc:date>2008-07-06T16:26:00</dc:date>
            </office:change-info>
          </text:insertion>
        </text:changed-region>
        <text:changed-region text:id="ct107009768">
          <text:insertion>
            <office:change-info>
              <dc:creator>Johnny Willemsen</dc:creator>
              <dc:date>2008-07-06T16:26:00</dc:date>
            </office:change-info>
          </text:insertion>
        </text:changed-region>
        <text:changed-region text:id="ct102059040">
          <text:format-change>
            <office:change-info>
              <dc:creator>Johnny Willemsen</dc:creator>
              <dc:date>2008-07-06T16:26:00</dc:date>
            </office:change-info>
          </text:format-change>
        </text:changed-region>
        <text:changed-region text:id="ct299727632">
          <text:insertion>
            <office:change-info>
              <dc:creator>Johnny Willemsen</dc:creator>
              <dc:date>2008-07-06T21:53:00</dc:date>
            </office:change-info>
          </text:insertion>
        </text:changed-region>
        <text:changed-region text:id="ct307475056">
          <text:format-change>
            <office:change-info>
              <dc:creator>Johnny Willemsen</dc:creator>
              <dc:date>2008-07-06T16:26:00</dc:date>
            </office:change-info>
          </text:format-change>
        </text:changed-region>
        <text:changed-region text:id="ct350420208">
          <text:deletion>
            <office:change-info>
              <dc:creator>Johnny Willemsen</dc:creator>
              <dc:date>2008-07-06T16:26:00</dc:date>
            </office:change-info>
            <text:p text:style-name="P9">of CompressorId ordered by</text:p>
          </text:deletion>
        </text:changed-region>
        <text:changed-region text:id="ct330017792">
          <text:insertion>
            <office:change-info>
              <dc:creator>Johnny Willemsen</dc:creator>
              <dc:date>2008-07-06T16:26:00</dc:date>
            </office:change-info>
          </text:insertion>
        </text:changed-region>
        <text:changed-region text:id="ct310307424">
          <text:insertion>
            <office:change-info>
              <dc:creator>Johnny Willemsen</dc:creator>
              <dc:date>2008-07-06T16:28:00</dc:date>
            </office:change-info>
          </text:insertion>
        </text:changed-region>
        <text:changed-region text:id="ct337448864">
          <text:insertion>
            <office:change-info>
              <dc:creator>Johnny Willemsen</dc:creator>
              <dc:date>2008-07-06T16:29:00</dc:date>
            </office:change-info>
          </text:insertion>
        </text:changed-region>
        <text:changed-region text:id="ct341256728">
          <text:insertion>
            <office:change-info>
              <dc:creator>Johnny Willemsen</dc:creator>
              <dc:date>2008-07-06T16:30:00</dc:date>
            </office:change-info>
          </text:insertion>
        </text:changed-region>
        <text:changed-region text:id="ct341742208">
          <text:insertion>
            <office:change-info>
              <dc:creator>Johnny Willemsen</dc:creator>
              <dc:date>2008-07-06T16:27:00</dc:date>
            </office:change-info>
          </text:insertion>
        </text:changed-region>
        <text:changed-region text:id="ct307557952">
          <text:deletion>
            <office:change-info>
              <dc:creator>Johnny Willemsen</dc:creator>
              <dc:date>2008-07-06T16:27:00</dc:date>
            </office:change-info>
            <text:p text:style-name="P9">as a GIOP compressed </text:p>
          </text:deletion>
        </text:changed-region>
        <text:changed-region text:id="ct332199136">
          <text:insertion>
            <office:change-info>
              <dc:creator>Johnny Willemsen</dc:creator>
              <dc:date>2008-07-06T16:31:00</dc:date>
            </office:change-info>
          </text:insertion>
        </text:changed-region>
        <text:changed-region text:id="ct308693584">
          <text:deletion>
            <office:change-info>
              <dc:creator>Johnny Willemsen</dc:creator>
              <dc:date>2008-06-24T11:04:00</dc:date>
            </office:change-info>
            <text:p text:style-name="Textformatvorlage">Min</text:p>
          </text:deletion>
        </text:changed-region>
        <text:changed-region text:id="ct309157784">
          <text:insertion>
            <office:change-info>
              <dc:creator>Johnny Willemsen</dc:creator>
              <dc:date>2008-06-24T11:04:00</dc:date>
            </office:change-info>
          </text:insertion>
        </text:changed-region>
        <text:changed-region text:id="ct314915048">
          <text:deletion>
            <office:change-info>
              <dc:creator>Johnny Willemsen</dc:creator>
              <dc:date>2008-07-06T16:27:00</dc:date>
            </office:change-info>
            <text:p text:style-name="P15"><text:span text:style-name="T8">MinRatioPolicy</text:span></text:p>
          </text:deletion>
        </text:changed-region>
        <text:changed-region text:id="ct312207392">
          <text:insertion>
            <office:change-info>
              <dc:creator>Johnny Willemsen</dc:creator>
              <dc:date>2008-07-06T16:27:00</dc:date>
            </office:change-info>
          </text:insertion>
        </text:changed-region>
        <text:changed-region text:id="ct332138320">
          <text:deletion>
            <office:change-info>
              <dc:creator>Johnny Willemsen</dc:creator>
              <dc:date>2008-07-06T16:31:00</dc:date>
            </office:change-info>
            <text:p text:style-name="P15">.</text:p>
          </text:deletion>
        </text:changed-region>
        <text:changed-region text:id="ct299724744">
          <text:insertion>
            <office:change-info>
              <dc:creator>Johnny Willemsen</dc:creator>
              <dc:date>2008-07-06T16:31:00</dc:date>
            </office:change-info>
          </text:insertion>
        </text:changed-region>
        <text:changed-region text:id="ct332532040">
          <text:insertion>
            <office:change-info>
              <dc:creator>Johnny Willemsen</dc:creator>
              <dc:date>2008-07-06T16:27:00</dc:date>
            </office:change-info>
          </text:insertion>
        </text:changed-region>
        <text:changed-region text:id="ct331762552">
          <text:insertion>
            <office:change-info>
              <dc:creator>Johnny Willemsen</dc:creator>
              <dc:date>2008-07-06T16:28:00</dc:date>
            </office:change-info>
          </text:insertion>
        </text:changed-region>
        <text:changed-region text:id="ct105145440">
          <text:deletion>
            <office:change-info>
              <dc:creator>Johnny Willemsen</dc:creator>
              <dc:date>2008-07-06T21:54:00</dc:date>
            </office:change-info>
            <text:list text:style-name="RTF_5f_Num_20_2">
              <text:list-item>
                <text:p text:style-name="P29"><text:span text:style-name="T7"/></text:p>
              </text:list-item>
              <text:list-item>
                <text:p text:style-name="P30"><text:span text:style-name="T7"/></text:p>
              </text:list-item>
            </text:list>
          </text:deletion>
        </text:changed-region>
        <text:changed-region text:id="ct331960224">
          <text:deletion>
            <office:change-info>
              <dc:creator>Johnny Willemsen</dc:creator>
              <dc:date>2008-07-06T21:53:00</dc:date>
            </office:change-info>
            <text:list text:style-name="RTF_5f_Num_20_2">
              <text:list-item>
                <text:p text:style-name="P30">GIOP Compression Policies Profile Component</text:p>
              </text:list-item>
            </text:list>
            <text:p text:style-name="P16">A new IOP::TaggedComponent, TAG_ZIOP_POLICIES, <text:s/>is defined for transmission of GIOP Compression <text:s/>policies within Interoperable Object References. The body of this Component is a CDR encapsulation containing a ZIOP::PolicyValueSeq. When creating Object references, Portable Object Adapters may encode the relevant policies with which it was created in this TaggedComponent. POA Policies that are exported in this way are clearly noted as client-exposed <text:s/>in their definitions. These policies are reconciled with the effective client-side override when clients invokes operations on that reference.</text:p>
            <text:list text:style-name="RTF_5f_Num_20_2">
              <text:list-item>
                <text:p text:style-name="P29">GIOP Compression Policies Service Context</text:p>
              </text:list-item>
              <text:list-item>
                <text:p text:style-name="P31"><text:span text:style-name="T7">A new IOP::ServiceContext, TAG_ZIOP_INVOCATION_POLICIES, is defined for transmission of GIOP Compression Policies within GIOP requests and replies. The body of this Context is a CDR encapsulation containing a ZIOP::PolicyValueSeq.</text:span></text:p>
              </text:list-item>
            </text:list>
          </text:deletion>
        </text:changed-region>
        <text:changed-region text:id="ct105672872">
          <text:deletion>
            <office:change-info>
              <dc:creator>Johnny Willemsen</dc:creator>
              <dc:date>2008-07-06T21:54:00</dc:date>
            </office:change-info>
            <text:p text:style-name="P11"><text:s/></text:p>
          </text:deletion>
        </text:changed-region>
        <text:changed-region text:id="ct342811688">
          <text:insertion>
            <office:change-info>
              <dc:creator>Johnny Willemsen</dc:creator>
              <dc:date>2008-07-06T21:54:00</dc:date>
            </office:change-info>
          </text:insertion>
        </text:changed-region>
        <text:changed-region text:id="ct311256912">
          <text:deletion>
            <office:change-info>
              <dc:creator>Johnny Willemsen</dc:creator>
              <dc:date>2008-07-06T21:54:00</dc:date>
            </office:change-info>
            <text:p text:style-name="P11">t</text:p>
          </text:deletion>
        </text:changed-region>
        <text:changed-region text:id="ct332934040">
          <text:deletion>
            <office:change-info>
              <dc:creator>Johnny Willemsen</dc:creator>
              <dc:date>2008-07-06T21:54:00</dc:date>
            </office:change-info>
            <text:p text:style-name="P25">v, ""</text:p>
          </text:deletion>
        </text:changed-region>
        <text:changed-region text:id="ct309359704">
          <text:insertion>
            <office:change-info>
              <dc:creator>Johnny Willemsen</dc:creator>
              <dc:date>2008-07-06T21:54:00</dc:date>
            </office:change-info>
          </text:insertion>
        </text:changed-region>
        <text:changed-region text:id="ct347233656">
          <text:deletion>
            <office:change-info>
              <dc:creator>Johnny Willemsen</dc:creator>
              <dc:date>2008-07-06T21:54:00</dc:date>
            </office:change-info>
            <text:p text:style-name="P25"/>
            <text:p text:style-name="P25"><text:tab/>CORBA::Object_var cm_obj = orb-&gt;resolve_initial_references("CompressionManager");</text:p>
            <text:p text:style-name="P25"><text:tab/>Compression::CompressionManager_var cm = </text:p>
            <text:p text:style-name="P25"><text:tab/><text:tab/>Compression::CompressionManager::_narrow(cm_obj);</text:p>
            <text:p text:style-name="P25"/>
            <text:p text:style-name="P25"><text:tab/>Compression::CompressorFactory_var cf = </text:p>
            <text:p text:style-name="P25"><text:tab/><text:tab/>cm-&gt;get_factory(Compression::COMPRESSORID_ZLIB);</text:p>
            <text:p text:style-name="P25"/>
          </text:deletion>
        </text:changed-region>
        <text:changed-region text:id="ct313577472">
          <text:deletion>
            <office:change-info>
              <dc:creator>Johnny Willemsen</dc:creator>
              <dc:date>2008-07-06T16:32:00</dc:date>
            </office:change-info>
            <text:p text:style-name="P25"><text:tab/>cm-&gt;register_factory(cf);</text:p>
            <text:p text:style-name="P25"/>
            <text:p text:style-name="P25"/>
          </text:deletion>
        </text:changed-region>
        <text:changed-region text:id="ct309786296">
          <text:insertion>
            <office:change-info>
              <dc:creator>Johnny Willemsen</dc:creator>
              <dc:date>2008-07-06T21:54:00</dc:date>
            </office:change-info>
          </text:insertion>
        </text:changed-region>
        <text:changed-region text:id="ct313474960">
          <text:insertion>
            <office:change-info>
              <dc:creator>Johnny Willemsen</dc:creator>
              <dc:date>2008-07-06T21:54:00</dc:date>
            </office:change-info>
          </text:insertion>
        </text:changed-region>
        <text:changed-region text:id="ct200756872">
          <text:deletion>
            <office:change-info>
              <dc:creator>Johnny Willemsen</dc:creator>
              <dc:date>2008-07-06T21:55:00</dc:date>
            </office:change-info>
            <text:p text:style-name="P25"/>
            <text:p text:style-name="P25"><text:tab/><text:tab/><text:tab/><text:tab/></text:p>
          </text:deletion>
        </text:changed-region>
        <text:changed-region text:id="ct105394328">
          <text:deletion>
            <office:change-info>
              <dc:creator>Johnny Willemsen</dc:creator>
              <dc:date>2008-06-24T11:05:00</dc:date>
            </office:change-info>
            <text:p text:style-name="P25">NULL</text:p>
          </text:deletion>
        </text:changed-region>
        <text:changed-region text:id="ct314547096">
          <text:insertion>
            <office:change-info>
              <dc:creator>Johnny Willemsen</dc:creator>
              <dc:date>2008-06-24T11:05:00</dc:date>
            </office:change-info>
          </text:insertion>
        </text:changed-region>
        <text:changed-region text:id="ct307514040">
          <text:insertion>
            <office:change-info>
              <dc:creator>Johnny Willemsen</dc:creator>
              <dc:date>2008-07-06T21:57:00</dc:date>
            </office:change-info>
          </text:insertion>
        </text:changed-region>
        <text:changed-region text:id="ct336477448">
          <text:insertion>
            <office:change-info>
              <dc:creator>Johnny Willemsen</dc:creator>
              <dc:date>2008-07-06T21:57:00</dc:date>
            </office:change-info>
          </text:insertion>
        </text:changed-region>
        <text:changed-region text:id="ct332521576">
          <text:deletion>
            <office:change-info>
              <dc:creator>Johnny Willemsen</dc:creator>
              <dc:date>2008-07-06T21:57:00</dc:date>
            </office:change-info>
            <text:p text:style-name="P25">, ""</text:p>
          </text:deletion>
        </text:changed-region>
        <text:changed-region text:id="ct348801408">
          <text:deletion>
            <office:change-info>
              <dc:creator>Johnny Willemsen</dc:creator>
              <dc:date>2008-07-06T16:32:00</dc:date>
            </office:change-info>
            <text:p text:style-name="P25"><text:tab/>cm-&gt;register_factory(cf);</text:p>
            <text:p text:style-name="P25"/>
            <text:p text:style-name="P25"/>
          </text:deletion>
        </text:changed-region>
        <text:changed-region text:id="ct332063688">
          <text:deletion>
            <office:change-info>
              <dc:creator>Johnny Willemsen</dc:creator>
              <dc:date>2008-07-06T21:55:00</dc:date>
            </office:change-info>
            <text:p text:style-name="P25"><text:tab/>CORBA::Object_var cm_obj =</text:p>
            <text:p text:style-name="P25"><text:tab/><text:tab/>orb-&gt;resolve_initial_references("CompressionManager");</text:p>
            <text:p text:style-name="P25"><text:tab/>Compression::CompressionManager_var cm =</text:p>
            <text:p text:style-name="P25"><text:tab/><text:tab/>Compression::CompressionManager::_narrow(cm_obj);</text:p>
            <text:p text:style-name="P25"/>
            <text:p text:style-name="P25"><text:tab/>Compression::CompressorFactory_var cf =</text:p>
            <text:p text:style-name="P25"><text:tab/><text:tab/>cm-&gt;get_factory(Compression::COMPRESSORID_ZLIB);</text:p>
            <text:p text:style-name="P25"/>
            <text:p text:style-name="P25"/>
          </text:deletion>
        </text:changed-region>
        <text:changed-region text:id="ct106720656">
          <text:insertion>
            <office:change-info>
              <dc:creator>Johnny Willemsen</dc:creator>
              <dc:date>2008-07-06T21:55:00</dc:date>
            </office:change-info>
          </text:insertion>
        </text:changed-region>
        <text:changed-region text:id="ct314093960">
          <text:deletion>
            <office:change-info>
              <dc:creator>Johnny Willemsen</dc:creator>
              <dc:date>2008-06-24T11:05:00</dc:date>
            </office:change-info>
            <text:p text:style-name="P25">NULL</text:p>
          </text:deletion>
        </text:changed-region>
        <text:changed-region text:id="ct201038904">
          <text:insertion>
            <office:change-info>
              <dc:creator>Johnny Willemsen</dc:creator>
              <dc:date>2008-06-24T11:05:00</dc:date>
            </office:change-info>
          </text:insertion>
        </text:changed-region>
        <text:changed-region text:id="ct311956528">
          <text:insertion>
            <office:change-info>
              <dc:creator>Johnny Willemsen</dc:creator>
              <dc:date>2008-07-06T21:56:00</dc:date>
            </office:change-info>
          </text:insertion>
        </text:changed-region>
        <text:changed-region text:id="ct315636320">
          <text:deletion>
            <office:change-info>
              <dc:creator>Johnny Willemsen</dc:creator>
              <dc:date>2008-07-06T21:56:00</dc:date>
            </office:change-info>
            <text:p text:style-name="P25">NULL</text:p>
          </text:deletion>
        </text:changed-region>
        <text:changed-region text:id="ct308749504">
          <text:insertion>
            <office:change-info>
              <dc:creator>Johnny Willemsen</dc:creator>
              <dc:date>2008-07-06T21:56:00</dc:date>
            </office:change-info>
          </text:insertion>
        </text:changed-region>
        <text:changed-region text:id="ct105691568">
          <text:insertion>
            <office:change-info>
              <dc:creator>Johnny Willemsen</dc:creator>
              <dc:date>2008-07-06T21:56:00</dc:date>
            </office:change-info>
          </text:insertion>
        </text:changed-region>
        <text:changed-region text:id="ct307401336">
          <text:deletion>
            <office:change-info>
              <dc:creator>Johnny Willemsen</dc:creator>
              <dc:date>2008-07-06T21:56:00</dc:date>
            </office:change-info>
            <text:p text:style-name="P25">NULL</text:p>
          </text:deletion>
        </text:changed-region>
        <text:changed-region text:id="ct333556576">
          <text:insertion>
            <office:change-info>
              <dc:creator>Johnny Willemsen</dc:creator>
              <dc:date>2008-07-06T21:57:00</dc:date>
            </office:change-info>
          </text:insertion>
        </text:changed-region>
        <text:changed-region text:id="ct330265536">
          <text:insertion>
            <office:change-info>
              <dc:creator>Johnny Willemsen</dc:creator>
              <dc:date>2008-06-24T14:10:00</dc:date>
            </office:change-info>
          </text:insertion>
        </text:changed-region>
        <text:changed-region text:id="ct329980952">
          <text:deletion>
            <office:change-info>
              <dc:creator>Johnny Willemsen</dc:creator>
              <dc:date>2008-06-24T14:11:00</dc:date>
            </office:change-info>
            <text:p text:style-name="P27"><text:s/></text:p>
          </text:deletion>
        </text:changed-region>
        <text:changed-region text:id="ct316418296">
          <text:insertion>
            <office:change-info>
              <dc:creator>Johnny Willemsen</dc:creator>
              <dc:date>2008-06-24T14:11:00</dc:date>
            </office:change-info>
          </text:insertion>
        </text:changed-region>
        <text:changed-region text:id="ct342286520">
          <text:insertion>
            <office:change-info>
              <dc:creator>Johnny Willemsen</dc:creator>
              <dc:date>2008-07-07T21:53:00</dc:date>
            </office:change-info>
          </text:insertion>
        </text:changed-region>
        <text:changed-region text:id="ct333411952">
          <text:insertion>
            <office:change-info>
              <dc:creator>Johnny Willemsen</dc:creator>
              <dc:date>2008-07-06T16:33:00</dc:date>
            </office:change-info>
          </text:insertion>
        </text:changed-region>
        <text:changed-region text:id="ct308823288">
          <text:insertion>
            <office:change-info>
              <dc:creator>Johnny Willemsen</dc:creator>
              <dc:date>2008-06-24T21:11:00</dc:date>
            </office:change-info>
          </text:insertion>
        </text:changed-region>
        <text:changed-region text:id="ct340121384">
          <text:deletion>
            <office:change-info>
              <dc:creator>Johnny Willemsen</dc:creator>
              <dc:date>2008-06-24T21:11:00</dc:date>
            </office:change-info>
            <text:p text:style-name="P17">CORBA::OctetSeq</text:p>
          </text:deletion>
        </text:changed-region>
        <text:changed-region text:id="ct314158200">
          <text:insertion>
            <office:change-info>
              <dc:creator>Johnny Willemsen</dc:creator>
              <dc:date>2008-06-24T21:11:00</dc:date>
            </office:change-info>
          </text:insertion>
        </text:changed-region>
        <text:changed-region text:id="ct105285832">
          <text:deletion>
            <office:change-info>
              <dc:creator>Johnny Willemsen</dc:creator>
              <dc:date>2008-06-24T21:11:00</dc:date>
            </office:change-info>
            <text:p text:style-name="P17">CORBA::OctetSeq</text:p>
          </text:deletion>
        </text:changed-region>
        <text:changed-region text:id="ct309290856">
          <text:insertion>
            <office:change-info>
              <dc:creator>Johnny Willemsen</dc:creator>
              <dc:date>2008-06-24T21:11:00</dc:date>
            </office:change-info>
          </text:insertion>
        </text:changed-region>
        <text:changed-region text:id="ct106392936">
          <text:insertion>
            <office:change-info>
              <dc:creator>Johnny Willemsen</dc:creator>
              <dc:date>2008-06-24T14:28:00</dc:date>
            </office:change-info>
          </text:insertion>
        </text:changed-region>
        <text:changed-region text:id="ct104352328">
          <text:deletion>
            <office:change-info>
              <dc:creator>Johnny Willemsen</dc:creator>
              <dc:date>2008-06-24T21:11:00</dc:date>
            </office:change-info>
            <text:p text:style-name="P17">CORBA::OctetSeq</text:p>
          </text:deletion>
        </text:changed-region>
        <text:changed-region text:id="ct308697752">
          <text:insertion>
            <office:change-info>
              <dc:creator>Johnny Willemsen</dc:creator>
              <dc:date>2008-06-24T21:11:00</dc:date>
            </office:change-info>
          </text:insertion>
        </text:changed-region>
        <text:changed-region text:id="ct299909800">
          <text:deletion>
            <office:change-info>
              <dc:creator>Johnny Willemsen</dc:creator>
              <dc:date>2008-06-24T21:11:00</dc:date>
            </office:change-info>
            <text:p text:style-name="P17">CORBA::OctetSeq</text:p>
          </text:deletion>
        </text:changed-region>
        <text:changed-region text:id="ct308725688">
          <text:insertion>
            <office:change-info>
              <dc:creator>Johnny Willemsen</dc:creator>
              <dc:date>2008-06-24T21:11:00</dc:date>
            </office:change-info>
          </text:insertion>
        </text:changed-region>
        <text:changed-region text:id="ct106793144">
          <text:insertion>
            <office:change-info>
              <dc:creator>Johnny Willemsen</dc:creator>
              <dc:date>2008-06-24T14:28:00</dc:date>
            </office:change-info>
          </text:insertion>
        </text:changed-region>
        <text:changed-region text:id="ct102091592">
          <text:insertion>
            <office:change-info>
              <dc:creator>Johnny Willemsen</dc:creator>
              <dc:date>2008-06-24T14:28:00</dc:date>
            </office:change-info>
          </text:insertion>
        </text:changed-region>
        <text:changed-region text:id="ct347442864">
          <text:deletion>
            <office:change-info>
              <dc:creator>Johnny Willemsen</dc:creator>
              <dc:date>2008-06-24T14:28:00</dc:date>
            </office:change-info>
            <text:p text:style-name="P17"><text:tab/><text:tab/>readonly attribute unsigned long long compressed_b</text:p>
          </text:deletion>
        </text:changed-region>
        <text:changed-region text:id="ct329832584">
          <text:deletion>
            <office:change-info>
              <dc:creator>Johnny Willemsen</dc:creator>
              <dc:date>2008-06-24T11:06:00</dc:date>
            </office:change-info>
            <text:p text:style-name="P17">u</text:p>
          </text:deletion>
        </text:changed-region>
        <text:changed-region text:id="ct340169800">
          <text:deletion>
            <office:change-info>
              <dc:creator>Johnny Willemsen</dc:creator>
              <dc:date>2008-06-24T14:28:00</dc:date>
            </office:change-info>
            <text:p text:style-name="P17">tes;</text:p>
            <text:p text:style-name="P17"><text:tab/><text:tab/>readonly attribute unsigned long long uncompressed_bytes;</text:p>
            <text:p text:style-name="P17"><text:tab/><text:tab/>readonly attribute double average_compression;</text:p>
          </text:deletion>
        </text:changed-region>
        <text:changed-region text:id="ct332514008">
          <text:deletion>
            <office:change-info>
              <dc:creator>Johnny Willemsen</dc:creator>
              <dc:date>2008-06-24T14:16:00</dc:date>
            </office:change-info>
            <text:p text:style-name="P17">_</text:p>
          </text:deletion>
        </text:changed-region>
        <text:changed-region text:id="ct331090712">
          <text:deletion>
            <office:change-info>
              <dc:creator>Johnny Willemsen</dc:creator>
              <dc:date>2008-06-24T14:28:00</dc:date>
            </office:change-info>
            <text:p text:style-name="P17"><text:tab/><text:tab/>void add_sample(</text:p>
            <text:p text:style-name="P17"><text:tab/><text:tab/><text:tab/>in unsigned long long compressed_bytes,</text:p>
            <text:p text:style-name="P17"><text:tab/><text:tab/><text:tab/>in unsigned long long uncompressed_bytes);</text:p>
          </text:deletion>
        </text:changed-region>
        <text:changed-region text:id="ct340153280">
          <text:insertion>
            <office:change-info>
              <dc:creator>Johnny Willemsen</dc:creator>
              <dc:date>2008-06-24T16:23:00</dc:date>
            </office:change-info>
          </text:insertion>
        </text:changed-region>
        <text:changed-region text:id="ct299743128">
          <text:deletion>
            <office:change-info>
              <dc:creator>Johnny Willemsen</dc:creator>
              <dc:date>2008-07-06T16:33:00</dc:date>
            </office:change-info>
            <text:p text:style-name="P27"/>
            <text:p text:style-name="P27"/>
          </text:deletion>
        </text:changed-region>
        <text:changed-region text:id="ct314139912">
          <text:deletion>
            <office:change-info>
              <dc:creator>Johnny Willemsen</dc:creator>
              <dc:date>2008-07-06T16:33:00</dc:date>
            </office:change-info>
            <text:p text:style-name="P17">CORBA::OctetSeq</text:p>
          </text:deletion>
        </text:changed-region>
        <text:changed-region text:id="ct104986240">
          <text:insertion>
            <office:change-info>
              <dc:creator>Johnny Willemsen</dc:creator>
              <dc:date>2008-07-06T16:33:00</dc:date>
            </office:change-info>
          </text:insertion>
        </text:changed-region>
        <text:changed-region text:id="ct312830744">
          <text:deletion>
            <office:change-info>
              <dc:creator>Johnny Willemsen</dc:creator>
              <dc:date>2008-07-06T16:33:00</dc:date>
            </office:change-info>
            <text:p text:style-name="P17"/>
            <text:p text:style-name="P17"><text:tab/>const IOP::ComponentId TAG_ZIOP_POLICIES = “TBD by OMG”;</text:p>
            <text:p text:style-name="P17"/>
            <text:p text:style-name="P17"><text:tab/>const IOP::ServiceId TAG_ZIOP_INVOCATION_POLICIES = “TBD by OMG”;</text:p>
            <text:p text:style-name="P17"/>
            <text:p text:style-name="P17"/>
          </text:deletion>
        </text:changed-region>
        <text:changed-region text:id="ct300049496">
          <text:deletion>
            <office:change-info>
              <dc:creator>Johnny Willemsen</dc:creator>
              <dc:date>2008-06-24T16:23:00</dc:date>
            </office:change-info>
            <text:p text:style-name="P17"/>
            <text:p text:style-name="P17"><text:tab/>struct PolicyValue {</text:p>
            <text:p text:style-name="P17"><text:tab/><text:tab/>CORBA::PolicyType ptype;</text:p>
            <text:p text:style-name="P17"><text:tab/><text:tab/></text:p>
          </text:deletion>
        </text:changed-region>
        <text:changed-region text:id="ct332562736">
          <text:deletion>
            <office:change-info>
              <dc:creator>Johnny Willemsen</dc:creator>
              <dc:date>2008-06-24T15:20:00</dc:date>
            </office:change-info>
            <text:p text:style-name="P17">sequence&lt;octet&gt;</text:p>
          </text:deletion>
        </text:changed-region>
        <text:changed-region text:id="ct329739872">
          <text:deletion>
            <office:change-info>
              <dc:creator>Johnny Willemsen</dc:creator>
              <dc:date>2008-06-24T16:23:00</dc:date>
            </office:change-info>
            <text:p text:style-name="P17"><text:s/>pvalue;</text:p>
            <text:p text:style-name="P17"><text:tab/>};</text:p>
            <text:p text:style-name="P17"><text:tab/>typedef sequence&lt;PolicyValue&gt; PolicyValueSeq;</text:p>
            <text:p text:style-name="P17"/>
          </text:deletion>
        </text:changed-region>
        <text:changed-region text:id="ct315069440">
          <text:deletion>
            <office:change-info>
              <dc:creator>Johnny Willemsen</dc:creator>
              <dc:date>2008-06-24T10:46:00</dc:date>
            </office:change-info>
            <text:p text:style-name="P17">OR</text:p>
          </text:deletion>
        </text:changed-region>
        <text:changed-region text:id="ct329741880">
          <text:insertion>
            <office:change-info>
              <dc:creator>Johnny Willemsen</dc:creator>
              <dc:date>2008-06-24T10:46:00</dc:date>
            </office:change-info>
          </text:insertion>
        </text:changed-region>
        <text:changed-region text:id="ct314905936">
          <text:deletion>
            <office:change-info>
              <dc:creator>Johnny Willemsen</dc:creator>
              <dc:date>2008-06-24T10:46:00</dc:date>
            </office:change-info>
            <text:p text:style-name="P17">or</text:p>
          </text:deletion>
        </text:changed-region>
        <text:changed-region text:id="ct201041568">
          <text:insertion>
            <office:change-info>
              <dc:creator>Johnny Willemsen</dc:creator>
              <dc:date>2008-06-24T10:46:00</dc:date>
            </office:change-info>
          </text:insertion>
        </text:changed-region>
        <text:changed-region text:id="ct307482160">
          <text:deletion>
            <office:change-info>
              <dc:creator>Johnny Willemsen</dc:creator>
              <dc:date>2008-07-06T22:09:00</dc:date>
            </office:change-info>
            <text:p text:style-name="P17">Min</text:p>
          </text:deletion>
        </text:changed-region>
        <text:changed-region text:id="ct316345152">
          <text:insertion>
            <office:change-info>
              <dc:creator>Johnny Willemsen</dc:creator>
              <dc:date>2008-07-06T22:09:00</dc:date>
            </office:change-info>
          </text:insertion>
        </text:changed-region>
        <text:changed-region text:id="ct314200208">
          <text:deletion>
            <office:change-info>
              <dc:creator>Johnny Willemsen</dc:creator>
              <dc:date>2008-07-06T22:09:00</dc:date>
            </office:change-info>
            <text:p text:style-name="P17">MIN_</text:p>
          </text:deletion>
        </text:changed-region>
        <text:changed-region text:id="ct106740072">
          <text:insertion>
            <office:change-info>
              <dc:creator>Johnny Willemsen</dc:creator>
              <dc:date>2008-07-06T22:09:00</dc:date>
            </office:change-info>
          </text:insertion>
        </text:changed-region>
        <text:changed-region text:id="ct308613984">
          <text:deletion>
            <office:change-info>
              <dc:creator>Johnny Willemsen</dc:creator>
              <dc:date>2008-06-24T10:46:00</dc:date>
            </office:change-info>
            <text:p text:style-name="P17">LowValue</text:p>
          </text:deletion>
        </text:changed-region>
        <text:changed-region text:id="ct102631736">
          <text:insertion>
            <office:change-info>
              <dc:creator>Johnny Willemsen</dc:creator>
              <dc:date>2008-06-24T10:46:00</dc:date>
            </office:change-info>
          </text:insertion>
        </text:changed-region>
        <text:changed-region text:id="ct106503144">
          <text:deletion>
            <office:change-info>
              <dc:creator>Johnny Willemsen</dc:creator>
              <dc:date>2008-07-06T22:09:00</dc:date>
            </office:change-info>
            <text:p text:style-name="P17">Min</text:p>
          </text:deletion>
        </text:changed-region>
        <text:changed-region text:id="ct310436072">
          <text:insertion>
            <office:change-info>
              <dc:creator>Johnny Willemsen</dc:creator>
              <dc:date>2008-07-06T22:09:00</dc:date>
            </office:change-info>
          </text:insertion>
        </text:changed-region>
        <text:changed-region text:id="ct104809496">
          <text:deletion>
            <office:change-info>
              <dc:creator>Johnny Willemsen</dc:creator>
              <dc:date>2008-07-06T22:08:00</dc:date>
            </office:change-info>
            <text:p text:style-name="P17"><text:span text:style-name="T8"/></text:p>
            <text:p text:style-name="P32"/>
            <text:p text:style-name="P33"/>
            <text:p text:style-name="P11"/>
            <text:p text:style-name="P34"><text:span text:style-name="T8"/></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pan text:style-name="IDL">Date</text:span><text:span text:style-name="T26">: May 2008</text:span></text:p>
      <text:p text:style-name="P3"/>
      <text:p text:style-name="P3"/>
      <text:p text:style-name="P3"/>
      <text:p text:style-name="P3"/>
      <text:p text:style-name="P3"/>
      <text:p text:style-name="P3"/>
      <text:p text:style-name="P3"/>
      <text:p text:style-name="P3"/>
      <text:p text:style-name="P76">GIOP Compression RFP initial submission</text:p>
      <text:p text:style-name="P1">In response to OMG RFP mars/2007-06-10</text:p>
      <text:p text:style-name="P45"/>
      <text:p text:style-name="P1">mars/2008-<text:change-start text:change-id="ct332308264"/>xx-xx<text:change-end text:change-id="ct332308264"/><text:change text:change-id="ct307418448"/></text:p>
      <text:p text:style-name="P3"/>
      <text:p text:style-name="P2"><text:change text:change-id="ct314810448"/>Contact:</text:p>
      <text:p text:style-name="P3">Juan A. Cáceres</text:p>
      <text:p text:style-name="P116">Telefónica I+D</text:p>
      <text:p text:style-name="P116">C/ Emilio Vargas 6, </text:p>
      <text:p text:style-name="P116">28043 Madrid (Spain)</text:p>
      <text:p text:style-name="P116">http://www.tid.es</text:p>
      <text:p text:style-name="P116"><text:change-start text:change-id="ct106837104"/><text:a xlink:type="simple" xlink:href="mailto:caceres@tid.es">caceres@tid.es</text:a><text:change-end text:change-id="ct106837104"/><text:change-start text:change-id="ct336813904"/></text:p>
      <text:p text:style-name="Body">Johnny Willemsen</text:p>
      <text:p text:style-name="P113">Remedy IT</text:p>
      <text:p text:style-name="P113">Postbus 101</text:p>
      <text:p text:style-name="P113">2650 Berken en Rodenrijs (The Netherlands)</text:p>
      <text:p text:style-name="P113"><text:a xlink:type="simple" xlink:href="http://www.remedy.nl/">http://www.remedy.nl</text:a></text:p>
      <text:p text:style-name="P113">jwillemsen@remedy.nl</text:p>
      <text:p text:style-name="P53"/>
      <text:p text:style-name="P4"><text:change-end text:change-id="ct336813904"/><text:change text:change-id="ct340445624"/></text:p>
      <text:p text:style-name="P71"><draw:frame draw:style-name="fr1" draw:name="graphics1" text:anchor-type="as-char" svg:width="6.7917in" svg:height="0.1665in" draw:z-index="0"><draw:image xlink:href="Pictures/2000000B0000CAAD0000056015BD2CD8.wmf" xlink:type="simple" xlink:show="embed" xlink:actuate="onLoad"/></draw:frame><text:change-start text:change-id="ct314243176"/></text:p>
      <text:p text:style-name="P6"><text:change-end text:change-id="ct314243176"/><text:change text:change-id="ct340186840"/><draw:frame draw:style-name="fr1" draw:name="graphics2" text:anchor-type="as-char" svg:width="7in" svg:height="1.278in" draw:z-index="1"><draw:image xlink:href="Pictures/2000000D0000D0E00000268D1FDAC276.wmf" xlink:type="simple" xlink:show="embed" xlink:actuate="onLoad"/></draw:frame></text:p>
      <text:p text:style-name="P3"/>
      <text:p text:style-name="P3">Copyright © 1997-2008 Object Management Group.</text:p>
      <text:p text:style-name="P3">Copyright © 2007 IONA Technologies, PLC</text:p>
      <text:p text:style-name="P3">Copyright © 200<text:change text:change-id="ct351349464"/><text:change-start text:change-id="ct340500896"/>7-2008<text:change-end text:change-id="ct340500896"/> Remedy IT.</text:p>
      <text:p text:style-name="P3">Copyright © 2008 Telefónica Investigación y Desarrollo S.A.Unipersonal.</text:p>
      <text:p text:style-name="P3"/>
      <text:p text:style-name="P79"/>
      <text:p text:style-name="P79"/>
      <text:p text:style-name="P79">USE OF SPECIFICATION - TERMS, CONDITIONS &amp; NOTICES</text:p>
      <text:p text:style-name="P3">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P79"/>
      <text:p text:style-name="P79"/>
      <text:p text:style-name="P79">LICENSES</text:p>
      <text:p text:style-name="P3">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P3">Subject to all of the terms and conditions below, the owners of the copyright in this specification hereby grant you a fully-paid 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P3"/>
      <text:p text:style-name="P79">PATENTS</text:p>
      <text:p text:style-name="P3">The attention of adopters is directed to the possibility that compliance with or adoption of OMG specifications may require use of an invention covered by patent rights. OMG shall not be responsible for identifying patents for which a license may be <text:soft-page-break/>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P3"/>
      <text:p text:style-name="P79">GENERAL USE RESTRICTIONS</text:p>
      <text:p text:style-name="P3">Any unauthorized use of this specification may violate copyright laws, trademark laws, and communications regulations and statutes. 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79"/>
      <text:p text:style-name="P79"/>
      <text:p text:style-name="P79">DISCLAIMER OF WARRANTY</text:p>
      <text:p text:style-name="P3">WHILE THIS PUBLICATION IS BELIEVED TO BE ACCURATE, IT IS PROVIDED "AS IS" AND MAY CONTAIN ERRORS OR MISPRINTS. THE OBJECT MANAGEMENT GROUP AND THE COMPANIES LISTED 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P3">The entire risk as to the quality and performance of software developed using this specification is borne by you. This disclaimer of warranty constitutes an essential part of the license granted to you to use this specification.</text:p>
      <text:p text:style-name="P79"/>
      <text:p text:style-name="P79"/>
      <text:p text:style-name="P79">RESTRICTED RIGHTS LEGEND</text:p>
      <text:p text:style-name="P3">Use, duplication or disclosure by the U.S. Government <text:s/>is subject to the restrictions set forth in subparagraph (c) (1) (ii) of The Rights in Technical Data and Computer Software Clause at DFARS 252.227-7013 or in subparagraph (c)(1) and (2) of 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250 First Avenue, Needham, MA 02494, U.S.A.</text:p>
      <text:p text:style-name="P79"/>
      <text:p text:style-name="P79"/>
      <text:p text:style-name="P79">TRADEMARKS</text:p>
      <text:p text:style-name="P3">The OMG Object Management Group Logo®, CORBA®, CORBA Academy®, The Information Brokerage®, XMI® and IIOP® are registered trademarks of the Object Management Group. OMG™, Object Management Group™, CORBA logos™, OMG Interface Definition Language (IDL)™, The Architecture of Choice for a Changing World™, CORBAservices™, CORBAfacilities™, CORBAmed™, CORBAnet™, Integrate 2002™, Middleware That's Everywhere™, UML™, Unified Modeling Language™, The UML Cube logo™, MOF™, CWM™, The CWM Logo™, Model Driven Architecture™, Model Driven Architecture Logos™, MDA™, OMG Model Driven Architecture™, OMG MDA™ and the XMI Logo™ are trademarks of the Object Management Group. All other products or company names mentioned are used for identification purposes only, and may be trademarks of their respective owners. </text:p>
      <text:p text:style-name="P79"><text:soft-page-break/></text:p>
      <text:p text:style-name="P79"/>
      <text:p text:style-name="P79">COMPLIANCE</text:p>
      <text:p text:style-name="P3">The copyright holders listed above acknowledge that the Object Management Group (acting itself or through its designees) is and shall at all times be the sole entity that may authorize developers, suppliers and sellers of computer software to use certification marks, trademarks or other special designations to indicate compliance with these materials.</text:p>
      <text:p text:style-name="P3">Software developed under the terms of this license may claim compliance or conformance with this specification if and only if the 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3"/>
      <text:p text:style-name="P82">OMG’s Issue Reporting Procedure</text:p>
      <text:p text:style-name="P126"/>
      <text:p text:style-name="P125">All OMG specifications are subject to continuous review and improvement. As part of this pro<text:change-start text:change-id="ct340559080"/>c<text:change-end text:change-id="ct340559080"/>ess we encourage readers to report any ambiguities, inconsistencies, or inaccuracies they may find by completing the Issue Reporting Form listed on the main web page <text:span text:style-name="T13">http://www.omg.org</text:span>, under Documents, Report a Bug/Issue (http://www.omg.org/technology/agreement.htm).</text:p>
      <text:p text:style-name="P98"><text:bookmark-start text:name="RTF350038003700320038003a00"/>Preface<text:bookmark-end text:name="RTF350038003700320038003a00"/></text:p>
      <text:p text:style-name="P11"/>
      <text:p text:style-name="P99">About this Specification</text:p>
      <text:p text:style-name="P81">Overview of this Specification</text:p>
      <text:p text:style-name="P9">This RFP initial submission from Telefónica I+D<text:change-start text:change-id="ct347444800"/> and Remedy IT<text:change-end text:change-id="ct347444800"/> is based on GIOP Compression RFP initial submission presented by IONA and Remedy IT mars/2007-11-02.</text:p>
      <text:p text:style-name="P81">Intended Audience</text:p>
      <text:p text:style-name="P8"><text:change text:change-id="ct340569896"/><text:change-start text:change-id="ct315662872"/>CORBA <text:change-end text:change-id="ct315662872"/><text:change-start text:change-id="ct331132056"/>vendors and users<text:change-end text:change-id="ct331132056"/></text:p>
      <text:p text:style-name="P81">Organization of this Specification</text:p>
      <text:p text:style-name="P8">&lt;brief description of chapters and appendices&gt;</text:p>
      <text:p text:style-name="P99">Typographical Conventions</text:p>
      <text:p text:style-name="P11">The type styles shown below are used in this document to distinguish programming statements from ordinary English. However, these conventions are not used in tables or section headings where no distinction is necessary.</text:p>
      <text:p text:style-name="P11">Times/Times New Roman - 10 pt.: <text:s/>Standard body text</text:p>
      <text:p text:style-name="P11"><text:span text:style-name="T24">Helvetica/Arial - 10 pt. Bold:</text:span> OMG Interface Definition Language (OMG IDL) and syntax elements.</text:p>
      <text:p text:style-name="P11"><text:span text:style-name="T17">Courier - 10 pt. Bold:</text:span> <text:s/>Programming language elements.</text:p>
      <text:p text:style-name="P11"><text:span text:style-name="T25">Helvetica/Arial - 10 pt</text:span>: Exceptions</text:p>
      <text:list text:style-name="RTF_5f_Num_20_2">
        <text:list-item>
          <text:p text:style-name="P38">Terms that appear in <text:span text:style-name="T13">italics</text:span> are defined in the glossary. Italic text also represents the name of a document, specification, or other publication.</text:p>
        </text:list-item>
      </text:list>
      <text:p text:style-name="P99">Issues</text:p>
      <text:p text:style-name="P11">The reader is encouraged to report any technical or editing issues/problems with this specification to <text:span text:style-name="T27">http://www.omg.org/technology/agreement.htm</text:span>.</text:p>
      <text:p text:style-name="P99">About the Object Management Group</text:p>
      <text:p text:style-name="P81">OMG</text:p>
      <text:p text:style-name="P11">Founded in 1989, the Object Management Group, Inc. (OMG) is an open membership, not-for-profit computer industry standards consortium that produces and maintains computer industry specifications for interoperable, portable and <text:soft-page-break/>reusable enterprise applications in distributed, heterogeneous environments. Membership includes Information Technology vendors, end users, government agencies, and academia. </text:p>
      <text:p text:style-name="P11">OMG member companies write, adopt, and maintain its s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P11">More information on the OMG is available at<text:span text:style-name="T13"> </text:span><text:span text:style-name="T27">http://www.omg.org/</text:span>.</text:p>
      <text:p text:style-name="P99">OMG Specifications</text:p>
      <text:p text:style-name="P11">As noted, OMG specifications address middleware, modeling, and vertical domain frameworks. A catalog of all OMG Specifications Catalog is available from the OMG website at:<text:line-break/></text:p>
      <text:p text:style-name="P118">http://www.omg.org/technology/documents/spec_catalog.htm</text:p>
      <text:p text:style-name="P11">Specifications within the Catalog are organized by the following categories:</text:p>
      <text:p text:style-name="P81">OMG Modeling Specifications</text:p>
      <text:list text:style-name="L4">
        <text:list-item>
          <text:p text:style-name="P103">UML</text:p>
        </text:list-item>
        <text:list-item>
          <text:p text:style-name="P103">MOF</text:p>
        </text:list-item>
        <text:list-item>
          <text:p text:style-name="P103">XMI</text:p>
        </text:list-item>
        <text:list-item>
          <text:p text:style-name="P103">CWM</text:p>
        </text:list-item>
        <text:list-item>
          <text:p text:style-name="P103">Profile specifications.</text:p>
        </text:list-item>
      </text:list>
      <text:p text:style-name="P81">OMG Middleware Specifications</text:p>
      <text:list text:style-name="RTF_5f_Num_20_2">
        <text:list-item>
          <text:p text:style-name="P85">CORBA/IIOP</text:p>
        </text:list-item>
        <text:list-item>
          <text:p text:style-name="P85">IDL/Language Mappings</text:p>
        </text:list-item>
        <text:list-item>
          <text:p text:style-name="P85">Specialized CORBA specifications</text:p>
        </text:list-item>
        <text:list-item>
          <text:p text:style-name="P85">CORBA Component Model (CCM).</text:p>
        </text:list-item>
      </text:list>
      <text:p text:style-name="P81">Platform Specific Model and Interface Specifications</text:p>
      <text:list text:style-name="RTF_5f_Num_20_2">
        <text:list-item>
          <text:p text:style-name="P85">CORBAservices</text:p>
        </text:list-item>
        <text:list-item>
          <text:p text:style-name="P85">CORBAfacilities</text:p>
        </text:list-item>
        <text:list-item>
          <text:p text:style-name="P85">OMG Domain specifications</text:p>
        </text:list-item>
        <text:list-item>
          <text:p text:style-name="P85">OMG Embedded Intelligence specifications</text:p>
        </text:list-item>
        <text:list-item>
          <text:p text:style-name="P85">OMG Security specifications.</text:p>
        </text:list-item>
      </text:list>
      <text:p text:style-name="P11">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11"/>
      <text:p text:style-name="P11"><text:soft-page-break/></text:p>
      <text:p text:style-name="P102">OMG Headquarters</text:p>
      <text:p text:style-name="P102">250 First Avenue</text:p>
      <text:p text:style-name="P102">Suite 100</text:p>
      <text:p text:style-name="P102">Needham, MA 02494</text:p>
      <text:p text:style-name="P102">USA</text:p>
      <text:p text:style-name="P102">Tel: +1-781-444-0404</text:p>
      <text:p text:style-name="P102">Fax: +1-781-444-0320</text:p>
      <text:p text:style-name="P102">Email:<text:span text:style-name="T13"> </text:span><text:span text:style-name="T27">pubs@omg.org</text:span></text:p>
      <text:p text:style-name="P101"/>
      <text:p text:style-name="P78">Certain OMG specifications are also available as ISO standards. Please consult <text:span text:style-name="T27">http://www.iso.org</text:span></text:p>
      <text:list text:style-name="Numbering_20_1" text:continue-numbering="true">
        <text:list-item>
          <text:p text:style-name="P13"><text:alphabetical-index-mark text:string-value="Scope"/>Scope</text:p>
        </text:list-item>
      </text:list>
      <text:p text:style-name="P9">This specification defines a compression mechanism for CORBA GIOP protocol. Such mechanisms provides a way for servers to publish <text:change text:change-id="ct105034640"/><text:change-start text:change-id="ct329738320"/>objects<text:change-end text:change-id="ct329738320"/> which accept compressed requests and for clients to make invocations. Pluggable compression algorithms could be defined by clients. </text:p>
      <text:list text:style-name="Numbering_20_1" text:continue-numbering="true">
        <text:list-item>
          <text:p text:style-name="Heading_20_1"><text:alphabetical-index-mark text:string-value="Conformance"/>Conformance</text:p>
        </text:list-item>
      </text:list>
      <text:p text:style-name="P9">This specification defines two conformance points. ORB implementations must support at least one of these conformance points:</text:p>
      <text:list text:style-name="RTF_5f_Num_20_2">
        <text:list-item>
          <text:p text:style-name="P12">A default compressor based on <text:change-start text:change-id="ct312544688"/>the <text:change-end text:change-id="ct312544688"/><text:change text:change-id="ct332076736"/><text:change-start text:change-id="ct106729808"/>z<text:change-end text:change-id="ct106729808"/>lib <text:change text:change-id="ct308577160"/><text:change-start text:change-id="ct105562280"/>compression<text:change-end text:change-id="ct105562280"/> algorithm</text:p>
        </text:list-item>
        <text:list-item>
          <text:p text:style-name="P12">A plug-in mechanisms to <text:change text:change-id="ct341457840"/><text:change-start text:change-id="ct332037264"/>register<text:change-end text:change-id="ct332037264"/><text:change text:change-id="ct330066664"/><text:change-start text:change-id="ct332805888"/> <text:change-end text:change-id="ct332805888"/>compressors</text:p>
        </text:list-item>
      </text:list>
      <text:p text:style-name="P11">ORB implementations may also optionally support other compressors based on others standard compression algorithms.</text:p>
      <text:list text:style-name="Numbering_20_1" text:continue-numbering="true">
        <text:list-item>
          <text:p text:style-name="Heading_20_1"><text:alphabetical-index-mark text:string-value="Normative References"/>Normative <text:alphabetical-index-mark text:string-value="References"/>References</text:p>
        </text:list-item>
      </text:list>
      <text:p text:style-name="P9">The following normative documents contain provisions which, through reference in this text, constitute provisions of this specification. For dated references, subsequent amendments to, or revisions of, any of these publications do not apply. </text:p>
      <text:list text:style-name="RTF_5f_Num_20_2">
        <text:list-item>
          <text:p text:style-name="P12">OMG CORBA 3.0.3 specification</text:p>
        </text:list-item>
      </text:list>
      <text:list text:style-name="Numbering_20_1" text:continue-numbering="true">
        <text:list-item>
          <text:p text:style-name="Heading_20_1"><text:alphabetical-index-mark text:string-value="Terms and definitions"/>Terms and<text:change text:change-id="ct101311712"/><text:change-start text:change-id="ct336275800"/> <text:change-end text:change-id="ct336275800"/><text:alphabetical-index-mark text:string-value="Definitions"/>Definitions</text:p>
        </text:list-item>
      </text:list>
      <text:p text:style-name="P11">For the purposes of this specification, the terms and definitions given in the normative reference and the following apply.</text:p>
      <text:p text:style-name="P84">Policy</text:p>
      <text:p text:style-name="P11">The term policy in this document <text:change text:change-id="ct309745976"/><text:change-start text:change-id="ct332323752"/>describes<text:change-end text:change-id="ct332323752"/> CORBA <text:change text:change-id="ct101899040"/><text:change-start text:change-id="ct340255832"/>objects<text:change-end text:change-id="ct340255832"/> that implement the CORBA::Policy interface. See CORBA 3.0.3, chapter 4.8.1</text:p>
      <text:p text:style-name="P84"><text:alphabetical-index-mark text:string-value="abstract class"/>Compressor</text:p>
      <text:p text:style-name="P11">An <text:change text:change-id="ct104346280"/><text:change-start text:change-id="ct201063648"/>entity<text:change-end text:change-id="ct201063648"/> which provides compression and decompression of octet sequences.</text:p>
      <text:p text:style-name="P84">CompressionRatio</text:p>
      <text:p text:style-name="P11">The numerical relation between compressed and original <text:change-start text:change-id="ct340063136"/>uncompressed <text:change-end text:change-id="ct340063136"/>sequences.</text:p>
      <text:p text:style-name="P77"><text:soft-page-break/></text:p>
      <text:p text:style-name="P77"/>
      <text:list text:style-name="Numbering_20_1" text:continue-numbering="true">
        <text:list-item>
          <text:list text:continue-numbering="true">
            <text:list-item>
              <text:p text:style-name="Heading_20_1"><text:alphabetical-index-mark text:string-value="Symbols"/>Symbols</text:p>
            </text:list-item>
          </text:list>
        </text:list-item>
      </text:list>
      <text:p text:style-name="P11">List of symbols/abbreviations.<text:change-start text:change-id="ct314208328"/></text:p>
      <text:p text:style-name="Body"><text:change-end text:change-id="ct314208328"/><text:change-start text:change-id="ct350449104"/>ZIOP – Zipped Inter-ORB protocol</text:p>
      <text:p text:style-name="Body">GIOP<text:span text:style-name="T31"> – Generic Inter-ORB protocol</text:span></text:p>
      <text:p text:style-name="Body">ORB<text:span text:style-name="T31"> – Object Request Broker</text:span></text:p>
      <text:p text:style-name="Body"><text:span text:style-name="T31">CORBA – Common Object Request Broker Architecture</text:span></text:p>
      <text:p text:style-name="Body"><text:span text:style-name="T22">IOR – </text:span><text:span text:style-name="T21">Interoperable Object R</text:span><text:change-end text:change-id="ct350449104"/><text:change-start text:change-id="ct309777328"/><text:span text:style-name="T21">eference</text:span></text:p>
      <text:p text:style-name="Body"><text:change-end text:change-id="ct309777328"/><text:span text:style-name="T22"/></text:p>
      <text:list text:style-name="Numbering_20_1" text:continue-numbering="true">
        <text:list-item>
          <text:list text:continue-numbering="true">
            <text:list-item>
              <text:p text:style-name="Heading_20_1"><text:alphabetical-index-mark text:string-value="Additional Information"/><text:alphabetical-index-mark text:string-value="Additional Information"/>Additional Information</text:p>
            </text:list-item>
          </text:list>
        </text:list-item>
      </text:list>
      <text:list text:style-name="Numbering_20_2" text:continue-numbering="true">
        <text:list-item>
          <text:list text:continue-numbering="true">
            <text:list-item>
              <text:p text:style-name="Heading_20_2"><text:alphabetical-index-mark text:string-value="Changes to Adopted OMG Specifications"/>Changes to Adopted OMG Specifications</text:p>
            </text:list-item>
          </text:list>
        </text:list-item>
      </text:list>
      <text:p text:style-name="P11">This specification adds the following to CORBA 3.0.3 specification:</text:p>
      <text:list text:style-name="RTF_5f_Num_20_2">
        <text:list-item>
          <text:p text:style-name="P12">A set of new POA Policies: CompressionEnablingPolicy, CompressorIdListPolicy, CompressionLowValuePolicy, MinCompressionRatioPolicy</text:p>
        </text:list-item>
        <text:list-item>
          <text:p text:style-name="P12"><text:change text:change-id="ct316458472"/>A new initial reference retrievable from the ORB’s <text:span text:style-name="T10">resolve_initial_references</text:span> operation: CompressionManager</text:p>
        </text:list-item>
        <text:list-item>
          <text:p text:style-name="P12">A new Request/Reply message body with compressed data.</text:p>
        </text:list-item>
      </text:list>
      <text:list text:style-name="Numbering_20_2" text:continue-numbering="true">
        <text:list-item>
          <text:list text:continue-numbering="true">
            <text:list-item>
              <text:p text:style-name="Heading_20_2"><text:alphabetical-index-mark text:string-value="How to Read this Specification"/>How to Read this Specification</text:p>
            </text:list-item>
          </text:list>
        </text:list-item>
      </text:list>
      <text:p text:style-name="P11">The rest of this document contains the technical content of this specification.</text:p>
      <text:list text:style-name="Numbering_20_2" text:continue-numbering="true">
        <text:list-item>
          <text:list text:continue-numbering="true">
            <text:list-item>
              <text:p text:style-name="Heading_20_2"><text:change text:change-id="ct106962680"/><text:alphabetical-index-mark text:string-value="Acknowledgements"/><text:change-start text:change-id="ct332536240"/>Acknowledgments<text:change-end text:change-id="ct332536240"/></text:p>
            </text:list-item>
          </text:list>
        </text:list-item>
      </text:list>
      <text:p text:style-name="P11">The following companies submitted and/or supported parts of this specification:</text:p>
      <text:list text:style-name="RTF_5f_Num_20_2">
        <text:list-item>
          <text:p text:style-name="P12">Dion Picco, IONA Technologies, <text:change-start text:change-id="ct342466408"/>The IONA building, Shelbourde Road, Dublin 4, Ireland, <text:change-end text:change-id="ct342466408"/>dion.picco@iona.com</text:p>
        </text:list-item>
        <text:list-item>
          <text:p text:style-name="P12">Johnny Willemsen, Remedy IT, <text:change-start text:change-id="ct336477304"/>Postbus 101, 2650 AC Berkel en Rodenrijs, The Netherlands, <text:change-end text:change-id="ct336477304"/><text:change-start text:change-id="ct106848648"/><text:a xlink:type="simple" xlink:href="mailto:jwillemsen@remedy.nl">jwillemsen@remedy.nl</text:a><text:change-end text:change-id="ct106848648"/><text:change-start text:change-id="ct106846912"/></text:p>
        </text:list-item>
        <text:list-item>
          <text:p text:style-name="P12"><text:change-end text:change-id="ct106846912"/><text:change-start text:change-id="ct351248416"/><text:soft-page-break/><text:span text:style-name="T32">Á</text:span>lvaro Vega Garcia, Telefonica I+D, C/Recogidas 24 Portal B, 18002 Granada, Spain, avega@tid.es<text:change-end text:change-id="ct351248416"/></text:p>
        </text:list-item>
      </text:list>
      <text:list text:style-name="Numbering_20_2" text:continue-numbering="true">
        <text:list-item>
          <text:list text:continue-numbering="true">
            <text:list-item>
              <text:p text:style-name="Heading_20_2"><text:alphabetical-index-mark text:string-value="Acknowledgements"/>Proof of Concept</text:p>
            </text:list-item>
          </text:list>
        </text:list-item>
      </text:list>
      <text:p text:style-name="P9">This submission describes the ZIOP p<text:change-start text:change-id="ct309660808"/>l<text:change-end text:change-id="ct309660808"/>uggable protocol <text:change text:change-id="ct342428208"/><text:change-start text:change-id="ct342249416"/>implemented<text:change-end text:change-id="ct342249416"/> lately in TIDorbC++<text:change-start text:change-id="ct315178128"/> and TAO<text:change-end text:change-id="ct315178128"/> product<text:change-start text:change-id="ct312271944"/> (see www.cs.wustl.edu/~schmidt)<text:change-end text:change-id="ct312271944"/>.</text:p>
      <text:list text:style-name="Numbering_20_1" text:continue-numbering="true">
        <text:list-item>
          <text:list text:continue-numbering="true">
            <text:list-item>
              <text:p text:style-name="P13"><text:alphabetical-index-mark text:string-value="Additional Information"/><text:change text:change-id="ct345958928"/>Description</text:p>
            </text:list-item>
          </text:list>
        </text:list-item>
      </text:list>
      <text:p text:style-name="P16">Many CORBA applications are deployed in environments with restricted bandwidth. Examples of these environments include aviation and retail banking, where applications may operate over a wide area network. <text:s/>Although GIOP is performant when compared to other protocols, some further optimization is possible, by minimizing the amount of information passed across the network through compression.</text:p>
      <text:list text:style-name="Numbering_20_2" text:continue-numbering="true">
        <text:list-item>
          <text:p text:style-name="Heading_20_2">Goal</text:p>
        </text:list-item>
      </text:list>
      <text:p text:style-name="P14">CORBA is deployed in numerous areas where the bandwidth is restricted. Such environments may operate with antiquated network infrastructure, or the network infrastructure may be overloaded. <text:s/>In such environments, reducing the bandwidth used by each communication request made between a client and server is desirable.</text:p>
      <text:p text:style-name="P14">An example of such an environment is aviation, where a relatively large amount of information (such a flight charts, passenger and route data) must be passed to a remote location in a timely manner.</text:p>
      <text:p text:style-name="P14">Another example would be retail banking, particularly in developing economies, where remote bank branches may be connected to a central server only over a dial-up modem connection.</text:p>
      <text:p text:style-name="P14">A rise on the CPU overload is expected in this <text:change text:change-id="ct316368408"/><text:change-start text:change-id="ct313889768"/>environment<text:change-end text:change-id="ct313889768"/> in order to reduce data length to be <text:change text:change-id="ct315177792"/><text:change-start text:change-id="ct316340784"/>transmitted<text:change-end text:change-id="ct316340784"/> by the wire.</text:p>
      <text:p text:style-name="P14">It is needed to define a configurable way to indicate in which <text:change text:change-id="ct105857720"/><text:change-start text:change-id="ct341923472"/>circumstances<text:change-end text:change-id="ct341923472"/> (source data length, compressed ratio obtained) <text:change-start text:change-id="ct314703248"/>compression is applied or not<text:change-end text:change-id="ct314703248"/><text:change text:change-id="ct106436960"/>.</text:p>
      <text:list text:style-name="RTF_5f_Num_20_2">
        <text:list-item>
          <text:p text:style-name="P29">ZIOP Overview</text:p>
        </text:list-item>
      </text:list>
      <text:p text:style-name="P9">The new ZIOP protocol is the result to apply compression to GIOP. ZIOP is the same that GIOP Compression. ZIOP is the way to introduce compression between CORBA parties with the aim to reduce the among of data to be <text:change text:change-id="ct311187176"/><text:change-start text:change-id="ct309408032"/>transited<text:change-end text:change-id="ct309408032"/> by the wire. In a CORBA communication which uses ZIOP protocol, <text:change-start text:change-id="ct310299408"/>the data part of a <text:change-end text:change-id="ct310299408"/>GIOP Messages <text:change text:change-id="ct341617304"/><text:change-start text:change-id="ct310435504"/>is<text:change-end text:change-id="ct310435504"/> compressed using a <text:change text:change-id="ct299738880"/><text:change-start text:change-id="ct332798272"/>specific <text:change-end text:change-id="ct332798272"/>compression <text:change text:change-id="ct106786760"/><text:change-start text:change-id="ct333310072"/>algorithms.<text:change-end text:change-id="ct333310072"/> For this purpose a new standard Message will be defined as ZIOP Message.</text:p>
      <text:p text:style-name="P9">A set of new compression CORBA Policies related with <text:s/>ZIOP are defined to activate and <text:change text:change-id="ct342035256"/><text:change-start text:change-id="ct309634624"/>communicate<text:change-end text:change-id="ct309634624"/> to other ORBs the <text:change text:change-id="ct312372968"/><text:change-start text:change-id="ct314022432"/>available<text:change-end text:change-id="ct314022432"/> compression <text:change text:change-id="ct340039688"/><text:change-start text:change-id="ct341276536"/>functionalities.<text:change-end text:change-id="ct341276536"/></text:p>
      <text:p text:style-name="P9">The compression features will be provided to ZIOP protocol by some entities. <text:s/>The <text:span text:style-name="T2">Compressor</text:span> , which will be in charged of basic compression and decompression operations. The <text:span text:style-name="T2">CompressorFactory</text:span> will create Compressors and then CompressorFactory will be registered by the <text:span text:style-name="T2">CompressionManager</text:span> interface.</text:p>
      <text:p text:style-name="P9"><text:change-start text:change-id="ct106251144"/>ORB vendors can deliver ZIOP through <text:change-end text:change-id="ct106251144"/><text:change text:change-id="ct332414488"/>pluggable compressors <text:change text:change-id="ct104983144"/><text:change-start text:change-id="ct333334984"/>or supply<text:change-end text:change-id="ct333334984"/> a <text:change text:change-id="ct307507280"/><text:change-start text:change-id="ct105410744"/>standard<text:change-end text:change-id="ct105410744"/> and well k<text:change-start text:change-id="ct101376664"/>n<text:change-end text:change-id="ct101376664"/>ow<text:change text:change-id="ct330338296"/><text:change-start text:change-id="ct33027736"/>n<text:change-end text:change-id="ct33027736"/> compression algorithm<text:change text:change-id="ct332120784"/>.</text:p>
      <text:list text:style-name="RTF_5f_Num_20_2">
        <text:list-item>
          <text:p text:style-name="P29">Compression Module Interfaces</text:p>
        </text:list-item>
      </text:list>
      <text:p text:style-name="P15">The Compression module provides a set of interfaces to create and register entities which provides compression and decompression functionalities. These features can be used in stand-alone mode, to obtain compressed and decompressed CORBA octet sequences, or internally by ORB to compress GIOP Messages when ZIOP protocol is enabled.</text:p>
      <text:p text:style-name="Body">The <text:span text:style-name="T2">Compressor</text:span> <text:s/>interface is an abstraction which provides the basic <text:change text:change-id="ct200933256"/><text:change-start text:change-id="ct313886576"/>mechanism<text:change-end text:change-id="ct313886576"/> to compress and decompress CORBA octet sequences.<text:change-start text:change-id="ct313885256"/> The compressor <text:change-end text:change-id="ct313885256"/><text:change-start text:change-id="ct331908864"/>collects statistical information about its compression.<text:change-end text:change-id="ct331908864"/><text:change-start text:change-id="ct349178000"/> A specific compressor is identified by its <text:soft-page-break/>CompressorId. <text:change-end text:change-id="ct349178000"/><text:change-start text:change-id="ct307480808"/>CompressorIds are maintained by the OMG, vendors and users can request specific Ids for their own compressors.<text:change-end text:change-id="ct307480808"/></text:p>
      <text:p text:style-name="P14">The <text:span text:style-name="T2">CompressorFactory</text:span> interface is a <text:change text:change-id="ct329772936"/>factory to create <text:change text:change-id="ct333559936"/><text:change-start text:change-id="ct332658672"/>different<text:change-end text:change-id="ct332658672"/> compressors using a particular algorithm depending on its compression level. <text:s/><text:change text:change-id="ct200799216"/></text:p>
      <text:p text:style-name="P14">The <text:change text:change-id="ct314334776"/><text:change-start text:change-id="ct193030928"/><text:span text:style-name="T2">CompressionManager</text:span><text:change-end text:change-id="ct193030928"/> interface in an ORB initial reference for register CompressorFactories depending on its compression algorithm.</text:p>
      <text:p text:style-name="P15">All these entities, Compressor, Compress<text:change text:change-id="ct106151384"/>orFactory and CompressionManager are local CORBA interfaces.</text:p>
      <text:p text:style-name="P15">The Compression module provides the way to easily create custom compressors. The procedure is that the user must to provide an <text:change text:change-id="ct332934792"/><text:change-start text:change-id="ct299700464"/>implementation<text:change-end text:change-id="ct299700464"/> of CompressorFactory and Compressor interfaces. Lastly this new custom CompressorFactory must be registered in the CompressionManager to make it <text:change text:change-id="ct309115240"/><text:change-start text:change-id="ct308649224"/>accessible<text:change-end text:change-id="ct308649224"/> <text:change text:change-id="ct308699168"/><text:change-start text:change-id="ct308575752"/>thought<text:change-end text:change-id="ct308575752"/> the ORB services.</text:p>
      <text:p text:style-name="P15">The Zlib compressor is provided by default and can be used easily as another CORBA feature. Also <text:change-start text:change-id="ct330501520"/>it <text:change-end text:change-id="ct330501520"/>is possible to implement a new custom compressor by extending the Compressor interface.</text:p>
      <text:p text:style-name="P9"/>
      <text:list text:style-name="RTF_5f_Num_20_2">
        <text:list-item>
          <text:p text:style-name="P29">Compressor interface</text:p>
        </text:list-item>
      </text:list>
      <text:p text:style-name="P16">This interface is an abstraction of an specific algorithm for compression and decompression. All <text:change text:change-id="ct106567864"/><text:change-start text:change-id="ct308757864"/>different<text:change-end text:change-id="ct308757864"/> algorithms implementations will support this common interface.</text:p>
      <text:p text:style-name="P16"/>
      <text:p text:style-name="Code"><text:change text:change-id="ct314214184"/>// IDL<text:change-start text:change-id="ct309208328"/></text:p>
      <text:p text:style-name="Code">module Compression {<text:change-end text:change-id="ct309208328"/><text:change-start text:change-id="ct316430208"/></text:p>
      <text:p text:style-name="Code"><text:tab/>typdef CORBA::OctetSeq Buffer; <text:s text:c="4"/><text:change-end text:change-id="ct316430208"/></text:p>
      <text:p text:style-name="Code"><text:tab/>local interface Compressor {</text:p>
      <text:p text:style-name="Code"><text:tab/><text:tab/>void compress(</text:p>
      <text:p text:style-name="Code"><text:tab/><text:tab/><text:tab/><text:change-start text:change-id="ct106303272"/><text:tab/><text:change-end text:change-id="ct106303272"/>in <text:change text:change-id="ct200946552"/><text:change-start text:change-id="ct308587568"/>Buffer<text:change-end text:change-id="ct308587568"/> source,</text:p>
      <text:p text:style-name="Code"><text:tab/><text:tab/><text:tab/><text:change-start text:change-id="ct309270760"/><text:tab/><text:change-end text:change-id="ct309270760"/>inout <text:change text:change-id="ct308805584"/><text:change-start text:change-id="ct106089936"/>Buffer<text:change-end text:change-id="ct106089936"/> target)</text:p>
      <text:p text:style-name="Code"><text:tab/><text:tab/><text:change-start text:change-id="ct308839288"/><text:tab/><text:change-end text:change-id="ct308839288"/>raises (CompressionException);</text:p>
      <text:p text:style-name="Code"><text:tab/><text:tab/>void decompress(</text:p>
      <text:p text:style-name="Code"><text:tab/><text:tab/><text:tab/><text:change-start text:change-id="ct307545504"/><text:tab/><text:change-end text:change-id="ct307545504"/>in <text:change text:change-id="ct309976544"/><text:change-start text:change-id="ct106617744"/>Buffer<text:change-end text:change-id="ct106617744"/> source,</text:p>
      <text:p text:style-name="Code"><text:tab/><text:tab/><text:tab/><text:change-start text:change-id="ct332406000"/><text:tab/><text:change-end text:change-id="ct332406000"/>inout <text:change text:change-id="ct192750400"/><text:change-start text:change-id="ct332966768"/>Buffer<text:change-end text:change-id="ct332966768"/> target)</text:p>
      <text:p text:style-name="Code"><text:tab/><text:tab/><text:change-start text:change-id="ct104407232"/><text:tab/><text:change-end text:change-id="ct104407232"/>raises (CompressionException);</text:p>
      <text:p text:style-name="Code"><text:tab/><text:tab/>readonly attribute CompressorFactory compressor_factory;</text:p>
      <text:p text:style-name="Code"><text:tab/><text:tab/>readonly attribute CompressionLevel compression_level;</text:p>
      <text:p text:style-name="Code"><text:change-start text:change-id="ct200607752"/><text:tab/><text:tab/>readonly attribute unsigned long long compressed_bytes;</text:p>
      <text:p text:style-name="Code"><text:tab/><text:tab/>readonly attribute unsigned long long uncompressed_bytes;</text:p>
      <text:p text:style-name="Code"><text:tab/><text:tab/>readonly attribute unsigned long compression_ratio;<text:change-end text:change-id="ct200607752"/><text:tab/><text:change-start text:change-id="ct101792296"/></text:p>
      <text:p text:style-name="Code"><text:tab/><text:change-end text:change-id="ct101792296"/>};<text:change-start text:change-id="ct307511064"/></text:p>
      <text:p text:style-name="Code">};<text:change-end text:change-id="ct307511064"/></text:p>
      <text:list text:style-name="Numbering_20_2" text:continue-numbering="true">
        <text:list-header>
          <text:p text:style-name="Heading_20_2"><text:change-start text:change-id="ct106014872"/></text:p>
        </text:list-header>
      </text:list>
      <text:p text:style-name="P52"><text:change-end text:change-id="ct106014872"/></text:p>
      <text:list text:style-name="Numbering_20_4" text:continue-numbering="true">
        <text:list-item>
          <text:p text:style-name="Heading_20_4">compress</text:p>
        </text:list-item>
      </text:list>
      <text:p text:style-name="Text_20_body"><text:soft-page-break/>This operation compresses data contained in a source buffer into the target buffer. If an error occurs during the compression, it throws CompressionException. The buffer<text:change text:change-id="ct105794352"/><text:change-start text:change-id="ct308985256"/> can be an<text:change-end text:change-id="ct308985256"/> octet sequences<text:change-start text:change-id="ct105989720"/> or an ORB specific data type<text:change-end text:change-id="ct105989720"/>.</text:p>
      <text:list text:style-name="Numbering_20_4" text:continue-numbering="true">
        <text:list-item>
          <text:list text:continue-numbering="true">
            <text:list-item>
              <text:list text:continue-numbering="true">
                <text:list-item>
                  <text:list text:continue-numbering="true">
                    <text:list-item>
                      <text:p text:style-name="Heading_20_4">decompress<text:change-start text:change-id="ct310488752"/><text:tab/><text:change-end text:change-id="ct310488752"/></text:p>
                    </text:list-item>
                  </text:list>
                </text:list-item>
              </text:list>
            </text:list-item>
          </text:list>
        </text:list-item>
      </text:list>
      <text:p text:style-name="Text_20_body">This operation decompresses data contained in the source buffer into the target buffer. If an error occurs during the decompression, it throws CompressionException. The buffer<text:change text:change-id="ct307406632"/><text:change-start text:change-id="ct106308272"/> can<text:change-end text:change-id="ct106308272"/> <text:change text:change-id="ct106315888"/><text:change-start text:change-id="ct307571216"/>be<text:change-end text:change-id="ct307571216"/> <text:change-start text:change-id="ct200855864"/>an <text:change-end text:change-id="ct200855864"/>octet sequences<text:change text:change-id="ct104933616"/><text:change-start text:change-id="ct332783328"/> or an ORB specific data type.<text:change-end text:change-id="ct332783328"/></text:p>
      <text:list text:style-name="Numbering_20_4" text:continue-numbering="true">
        <text:list-item>
          <text:list text:continue-numbering="true">
            <text:list-item>
              <text:list text:continue-numbering="true">
                <text:list-item>
                  <text:list text:continue-numbering="true">
                    <text:list-item>
                      <text:p text:style-name="Heading_20_4">compressor_factory</text:p>
                    </text:list-item>
                  </text:list>
                </text:list-item>
              </text:list>
            </text:list-item>
          </text:list>
        </text:list-item>
      </text:list>
      <text:p text:style-name="P121">This attribute represents the object reference to CompressorFactory which created this Compressor</text:p>
      <text:list text:style-name="Numbering_20_4" text:continue-numbering="true">
        <text:list-item>
          <text:list text:continue-numbering="true">
            <text:list-item>
              <text:list text:continue-numbering="true">
                <text:list-item>
                  <text:list text:continue-numbering="true">
                    <text:list-item>
                      <text:p text:style-name="Heading_20_4">compression_level</text:p>
                    </text:list-item>
                  </text:list>
                </text:list-item>
              </text:list>
            </text:list-item>
          </text:list>
        </text:list-item>
      </text:list>
      <text:p text:style-name="Text_20_body">This attribute represents, according with the specific algorithm implementation, the compression level that will be applied using <text:s/>this Compressor.<text:change-start text:change-id="ct308699376"/> For ZIOP we define that the a low value stands for a low compression, a high value for better compression.<text:change-end text:change-id="ct308699376"/><text:change-start text:change-id="ct105234352"/></text:p>
      <text:list text:style-name="Numbering_20_4" text:continue-numbering="true">
        <text:list-item>
          <text:list text:continue-numbering="true">
            <text:list-item>
              <text:list text:continue-numbering="true">
                <text:list-item>
                  <text:list text:continue-numbering="true">
                    <text:list-item>
                      <text:p text:style-name="Heading_20_4">compressed_bytes</text:p>
                    </text:list-item>
                  </text:list>
                </text:list-item>
              </text:list>
            </text:list-item>
          </text:list>
        </text:list-item>
      </text:list>
      <text:p text:style-name="Text_20_body">This attribute represents the total number of compressed bytes read and written by this compressor (i.e. the "target" side of Compressor::compress and the "source" side of Compressor::decompress operations). This information could be useful for statistical purposes.</text:p>
      <text:list text:style-name="Numbering_20_4" text:continue-numbering="true">
        <text:list-item>
          <text:list text:continue-numbering="true">
            <text:list-item>
              <text:list text:continue-numbering="true">
                <text:list-item>
                  <text:list text:continue-numbering="true">
                    <text:list-item>
                      <text:p text:style-name="Heading_20_4">uncompressed_bytes</text:p>
                    </text:list-item>
                  </text:list>
                </text:list-item>
              </text:list>
            </text:list-item>
          </text:list>
        </text:list-item>
      </text:list>
      <text:p text:style-name="P20">This attribute represents the total number of uncompressed bytes read and written by this compressor(i.e. the "source" side of Compressor::compress and the "target" side of Compressor::decompress operations). This information could be useful for statistical purposes.</text:p>
      <text:list text:style-name="Numbering_20_4" text:continue-numbering="true">
        <text:list-item>
          <text:list text:continue-numbering="true">
            <text:list-item>
              <text:list text:continue-numbering="true">
                <text:list-item>
                  <text:list text:continue-numbering="true">
                    <text:list-item>
                      <text:p text:style-name="Heading_20_4">compression_ratio</text:p>
                    </text:list-item>
                  </text:list>
                </text:list-item>
              </text:list>
            </text:list-item>
          </text:list>
        </text:list-item>
      </text:list>
      <text:p text:style-name="P20">This attribute represents the compression ratio achieved by this compressor. The ratio can be obtained with the following formula: 100 - (compressed_length / original_length)*100<text:change-end text:change-id="ct105234352"/><text:change-start text:change-id="ct330592112"/>.<text:change-end text:change-id="ct330592112"/></text:p>
      <text:p text:style-name="P112"/>
      <text:list text:style-name="L1">
        <text:list-item>
          <text:list>
            <text:list-item>
              <text:list>
                <text:list-item>
                  <text:p text:style-name="Heading_20_3">CompressorFactory Interface</text:p>
                </text:list-item>
              </text:list>
            </text:list-item>
          </text:list>
        </text:list-item>
      </text:list>
      <text:p text:style-name="P16">The CompressorFactory interface allows the creation of a Compressor with a particular algorithm implementation Compres<text:change-start text:change-id="ct101871744"/>s<text:change-end text:change-id="ct101871744"/>ors having in <text:change text:change-id="ct314539808"/><text:change-start text:change-id="ct106121592"/>account<text:change-end text:change-id="ct106121592"/> the different <text:change text:change-id="ct309118872"/><text:change-start text:change-id="ct332350448"/>compression<text:change-end text:change-id="ct332350448"/>_levels allowed. <text:change text:change-id="ct101952688"/></text:p>
      <text:p text:style-name="P16"/>
      <text:p text:style-name="Code"><text:tab/>// IDL</text:p>
      <text:p text:style-name="Code"><text:tab/>local interface CompressorFactory {</text:p>
      <text:p text:style-name="Code"><text:tab/><text:tab/>readonly attribute CompressorId compressor_id;</text:p>
      <text:p text:style-name="P17"><text:change text:change-id="ct315918320"/><text:change text:change-id="ct193129888"/><text:change text:change-id="ct106223344"/><text:change text:change-id="ct308366472"/><text:change text:change-id="ct104315472"/><text:soft-page-break/></text:p>
      <text:p text:style-name="Code"><text:tab/><text:tab/>Compressor get_compressor(in CompressionLevel compression__level);</text:p>
      <text:p text:style-name="P106"><text:change text:change-id="ct101949984"/><text:tab/>};</text:p>
      <text:p text:style-name="Code"/>
      <text:list text:style-name="Numbering_20_4" text:continue-numbering="true">
        <text:list-item>
          <text:list text:continue-numbering="true">
            <text:list-item>
              <text:list text:continue-numbering="true">
                <text:list-item>
                  <text:list text:continue-numbering="true">
                    <text:list-item>
                      <text:p text:style-name="Heading_20_4"><text:change text:change-id="ct107670520"/><text:change-start text:change-id="ct308919800"/>c<text:change-end text:change-id="ct308919800"/>ompressor_id</text:p>
                    </text:list-item>
                  </text:list>
                </text:list-item>
              </text:list>
            </text:list-item>
          </text:list>
        </text:list-item>
      </text:list>
      <text:p text:style-name="P20">This attribute represents the specific compression algorithm <text:change text:change-id="ct314600192"/>associated with this CompressorFactory. All Compressors created by this factory use this algorithm.</text:p>
      <text:list text:style-name="Numbering_20_4" text:continue-numbering="true">
        <text:list-item>
          <text:list text:continue-numbering="true">
            <text:list-item>
              <text:list text:continue-numbering="true">
                <text:list-item>
                  <text:list text:continue-numbering="true">
                    <text:list-item>
                      <text:p text:style-name="Heading_20_4"><text:change text:change-id="ct101946920"/><text:change text:change-id="ct312462816"/><text:change text:change-id="ct309004232"/>get_compressor</text:p>
                    </text:list-item>
                  </text:list>
                </text:list-item>
              </text:list>
            </text:list-item>
          </text:list>
        </text:list-item>
      </text:list>
      <text:p text:style-name="P20">This operation creates a new Compressor instance with the given compression level.</text:p>
      <text:list text:style-name="Numbering_20_4" text:continue-numbering="true">
        <text:list-item>
          <text:list text:continue-numbering="true">
            <text:list-item>
              <text:p text:style-name="Heading_20_4"><text:change text:change-id="ct310477672"/>CompressionManager Interface</text:p>
            </text:list-item>
          </text:list>
        </text:list-item>
      </text:list>
      <text:p text:style-name="P16">This is Per-ORB interface to register and unregister CompressorFactories objects. It is obtained by resolving initial references: "CompressionManager"</text:p>
      <text:p text:style-name="P42"/>
      <text:p text:style-name="P17"><text:tab/>// IDL</text:p>
      <text:p text:style-name="P17"><text:tab/>local interface CompressionManager {</text:p>
      <text:p text:style-name="P17"><text:tab/><text:tab/>void register_factory(</text:p>
      <text:p text:style-name="P17"><text:tab/><text:tab/><text:tab/><text:change-start text:change-id="ct312263256"/><text:tab/><text:change-end text:change-id="ct312263256"/>in CompressorFactory compressor_factory)</text:p>
      <text:p text:style-name="P17"><text:tab/><text:tab/><text:change-start text:change-id="ct309272120"/><text:tab/><text:change-end text:change-id="ct309272120"/>raises (FactoryAlreadyRegistered);</text:p>
      <text:p text:style-name="P17"><text:tab/><text:tab/>void unregister_factory(</text:p>
      <text:p text:style-name="P17"><text:tab/><text:tab/><text:tab/><text:change-start text:change-id="ct333290336"/><text:tab/><text:change-end text:change-id="ct333290336"/>in CompressorId compressor_id)</text:p>
      <text:p text:style-name="P17"><text:tab/><text:tab/><text:change-start text:change-id="ct105075224"/><text:tab/><text:change-end text:change-id="ct105075224"/>raises (UnknownCompressorId);</text:p>
      <text:p text:style-name="P17"><text:tab/><text:tab/>CompressorFactory get_factory(</text:p>
      <text:p text:style-name="P17"><text:tab/><text:tab/><text:tab/><text:change-start text:change-id="ct332162552"/><text:tab/><text:change-end text:change-id="ct332162552"/>in CompressorId compressor_id)</text:p>
      <text:p text:style-name="P17"><text:tab/><text:tab/><text:change-start text:change-id="ct309408152"/><text:tab/><text:change-end text:change-id="ct309408152"/>raises (UnknownCompressorId);</text:p>
      <text:p text:style-name="P17"><text:tab/><text:tab/>Compressor get_compressor(</text:p>
      <text:p text:style-name="P17"><text:tab/><text:tab/><text:tab/><text:change-start text:change-id="ct309712008"/><text:tab/><text:change-end text:change-id="ct309712008"/>in CompressorId compressor_id,</text:p>
      <text:p text:style-name="P17"><text:tab/><text:tab/><text:tab/><text:change-start text:change-id="ct333353568"/><text:tab/><text:change-end text:change-id="ct333353568"/>in CompressorLevel compression_level)</text:p>
      <text:p text:style-name="P17"><text:tab/><text:tab/>raises (UnknownCompressorId);</text:p>
      <text:p text:style-name="P17"><text:tab/><text:tab/>CompressorFactorySeq get_factories();</text:p>
      <text:p text:style-name="P17"><text:tab/>};</text:p>
      <text:p text:style-name="P41"/>
      <text:list text:style-name="L1" text:continue-numbering="true">
        <text:list-item>
          <text:list text:continue-numbering="true">
            <text:list-item>
              <text:list text:continue-numbering="true">
                <text:list-item>
                  <text:p text:style-name="Heading_20_3">register_factory</text:p>
                </text:list-item>
              </text:list>
            </text:list-item>
          </text:list>
        </text:list-item>
      </text:list>
      <text:p text:style-name="P20">This operation register a new CompressorFactory.</text:p>
      <text:list text:style-name="L1" text:continue-numbering="true">
        <text:list-item>
          <text:p text:style-name="Heading_20_3"><text:soft-page-break/>unregister_factory</text:p>
        </text:list-item>
      </text:list>
      <text:p text:style-name="P20">This operation unregister a CompressorFactory with the given CompressorId from the CompressionManager.</text:p>
      <text:list text:style-name="L1" text:continue-numbering="true">
        <text:list-item>
          <text:p text:style-name="Heading_20_3">get_factory</text:p>
        </text:list-item>
      </text:list>
      <text:p text:style-name="P20">This operation retrieves a CompressorFactory with the given CompressorId from the CompressionManager.</text:p>
      <text:list text:style-name="L1" text:continue-numbering="true">
        <text:list-item>
          <text:p text:style-name="Heading_20_3">get_compressor</text:p>
        </text:list-item>
      </text:list>
      <text:p text:style-name="P20">This operation creates a Compressor with the given compression_level from the CompressorFactory with the given CompressorId.</text:p>
      <text:list text:style-name="L1" text:continue-numbering="true">
        <text:list-item>
          <text:p text:style-name="Heading_20_3">get_factories</text:p>
        </text:list-item>
      </text:list>
      <text:p text:style-name="P49">T<text:span text:style-name="T28">his operation lists all registered CompressorFactories in the CompressionManager.</text:span></text:p>
      <text:list text:style-name="L1" text:continue-numbering="true">
        <text:list-item>
          <text:p text:style-name="Heading_20_3">Compression Usage Scenario</text:p>
        </text:list-item>
      </text:list>
      <text:p text:style-name="P11">This subsection provides an example about how to use Compression <text:change text:change-id="ct106337880"/><text:change-start text:change-id="ct309653648"/>facilities.<text:change-end text:change-id="ct309653648"/></text:p>
      <text:p text:style-name="P25"/>
      <text:p text:style-name="P25"><text:tab/>CORBA::ORB_var orb = CORBA::ORB_init (argc, argv, "");</text:p>
      <text:p text:style-name="P25"/>
      <text:p text:style-name="P25"><text:span text:style-name="T19"><text:tab/></text:span>CORBA::Object_var cm_obj = </text:p>
      <text:p text:style-name="P25"><text:tab/><text:tab/>orb-&gt;resolve_initial_references("CompressionManager");</text:p>
      <text:p text:style-name="P25"><text:tab/>Compression::CompressionManager_var cm = </text:p>
      <text:p text:style-name="P25"><text:tab/><text:tab/>Compression::CompressionManager::_narrow(cm_obj);</text:p>
      <text:p text:style-name="P25"><text:tab/>Compression::CompressorFactory_var cf = </text:p>
      <text:p text:style-name="P25"><text:tab/><text:tab/>cm-&gt;get_factory(Compression::COMPRESSORID_ZLIB);</text:p>
      <text:p text:style-name="P25"/>
      <text:p text:style-name="P25"><text:change text:change-id="ct314023840"/><text:tab/>Compression::CompressionLevel clevel = 9;</text:p>
      <text:p text:style-name="P25"><text:tab/>Compression::Compressor_var compressor = cf-&gt;get_compressor(clevel);</text:p>
      <text:p text:style-name="P25"><text:s text:c="13"/></text:p>
      <text:p text:style-name="P25"><text:span text:style-name="T19"><text:tab/></text:span>CORBA::ULong max_length = 65000;</text:p>
      <text:p text:style-name="P25"><text:tab/><text:change text:change-id="ct101819000"/><text:change-start text:change-id="ct316429672"/>Compression::Buffer<text:change-end text:change-id="ct316429672"/> source;</text:p>
      <text:p text:style-name="P25"><text:tab/>source.length(max_length);</text:p>
      <text:p text:style-name="P25"><text:tab/>for (CORBA::ULong i = 0; i &lt; max_length; i++)</text:p>
      <text:p text:style-name="P25"><text:tab/><text:tab/>source[i] = (CORBA::Octet)'A';</text:p>
      <text:p text:style-name="P25"><text:tab/></text:p>
      <text:p text:style-name="P26"><text:change-start text:change-id="ct308791784"/><text:span text:style-name="T29"><text:tab/></text:span><text:change-end text:change-id="ct308791784"/><text:change text:change-id="ct104313528"/><text:change-start text:change-id="ct312498696"/><text:span text:style-name="T29">Compression::Buffer</text:span><text:change-end text:change-id="ct312498696"/><text:change-start text:change-id="ct329757944"/> compressed, uncompressed;<text:change-end text:change-id="ct329757944"/></text:p>
      <text:p text:style-name="P25"><text:soft-page-break/></text:p>
      <text:p text:style-name="P25"><text:tab/>c<text:change text:change-id="ct106074688"/><text:change-start text:change-id="ct313848016"/>out<text:change-end text:change-id="ct313848016"/> &lt;&lt; "[Tester] source sequence length = " &lt;&lt; source.length() &lt;&lt; endl;</text:p>
      <text:p text:style-name="P25"><text:tab/>compressor-&gt;compress(source, compressed);</text:p>
      <text:p text:style-name="P25"><text:tab/>c<text:change text:change-id="ct309745856"/><text:change-start text:change-id="ct314030856"/>out<text:change-end text:change-id="ct314030856"/> &lt;&lt; "[Tester] compressed sequence length = " &lt;&lt; compressed.length() &lt;&lt; endl;</text:p>
      <text:p text:style-name="P25"><text:tab/>compressor-&gt;decompress(compressed, uncompressed);</text:p>
      <text:p text:style-name="P25"><text:tab/>c<text:change text:change-id="ct308786376"/><text:change-start text:change-id="ct309159680"/>out<text:change-end text:change-id="ct309159680"/> &lt;&lt; "[Tester] uncompressed sequence length = " &lt;&lt; uncompressed.length() &lt;&lt; </text:p>
      <text:p text:style-name="P25"><text:tab/><text:tab/>endl;</text:p>
      <text:list text:style-name="L1" text:continue-numbering="true">
        <text:list-item>
          <text:p text:style-name="Heading_20_3">ZIOP Protocol</text:p>
        </text:list-item>
      </text:list>
      <text:p text:style-name="P9">ZIOP Protocol is a mechanism which in some particular <text:change text:change-id="ct105771504"/><text:change-start text:change-id="ct315663368"/>circumstances<text:change-end text:change-id="ct315663368"/> applies compression to a GIOP message.</text:p>
      <text:list text:style-name="L1" text:continue-numbering="true">
        <text:list-item>
          <text:p text:style-name="Heading_20_3">ZIOP Messages</text:p>
        </text:list-item>
      </text:list>
      <text:p text:style-name="P14">A ZIOP message is a GIOP message which has set <text:change-start text:change-id="ct314923376"/>the value <text:change-end text:change-id="ct314923376"/>TRUE <text:change-start text:change-id="ct310513480"/>for <text:change-end text:change-id="ct310513480"/>the ZIOP bit at Flags field of the GIOP Header and has compressed the <text:change text:change-id="ct340126704"/><text:change-start text:change-id="ct105847544"/>application<text:change-end text:change-id="ct105847544"/> data. This ZIOP bit must be selected and reserved by OMG between third and eight bit of Flags field of the GIOP 1.2 Header.</text:p>
      <text:p text:style-name="P14">GIOP compression will be only applied to send or receive the following GIOP 1.2 or later <text:s/>messages: GIOPRequest and GIOPReply and includes fragmented messages.</text:p>
      <text:p text:style-name="P14">A ZIOP message defines how the application data of the GIOP Messages is compressed: when the ZIOP bit is TRUE then the GIOPRequestBody or GIOPReplyBody <text:change text:change-id="ct192892584"/><text:change-start text:change-id="ct308302640"/>can be<text:change-end text:change-id="ct308302640"/> <text:span text:style-name="T7">replaced by the Compr</text:span><text:change text:change-id="ct308870248"/><text:change-start text:change-id="ct307493304"/><text:span text:style-name="T7">essionData</text:span><text:change-end text:change-id="ct307493304"/><text:change text:change-id="ct106579720"/><text:span text:style-name="T7"> structure, which contains the according RequestBody or ReplyBody compressed, and which is marshaled into the CDR encapsulation of the containing Message immediately following the Request/Reply Header.</text:span></text:p>
      <text:p text:style-name="P124"/>
      <text:p text:style-name="P27">// PIDL: <text:change text:change-id="ct332314440"/><text:change-start text:change-id="ct196206392"/>Z<text:change-end text:change-id="ct196206392"/>IOP Request/Reply bodies in ZIOP Message</text:p>
      <text:p text:style-name="P28">module <text:change text:change-id="ct307426736"/><text:change-start text:change-id="ct307485592"/>Z<text:change-end text:change-id="ct307485592"/>IOP {</text:p>
      <text:p text:style-name="P28"><text:tab/>struct CompressionData {</text:p>
      <text:p text:style-name="P28"><text:tab/><text:tab/>Compression::CompressorId compressor;</text:p>
      <text:p text:style-name="P28"><text:tab/><text:tab/>unsigned long original_length;</text:p>
      <text:p text:style-name="P28"><text:tab/><text:tab/><text:change text:change-id="ct332514840"/><text:change-start text:change-id="ct329748224"/>Compression::Buffer<text:change-end text:change-id="ct329748224"/> data;</text:p>
      <text:p text:style-name="P28"><text:tab/> };</text:p>
      <text:p text:style-name="P28">};</text:p>
      <text:p text:style-name="P17"/>
      <text:p text:style-name="P17"/>
      <text:p text:style-name="P9">To allow interoperability between a ZIOP and a non ZIOP parties the ORB client that supports ZIOP will only send ZIOP messages to servers which have been declared to accept ZIOP messages.</text:p>
      <text:p text:style-name="P9">At message level, the sequence of message exchange is as follows:</text:p>
      <text:p text:style-name="P9"><text:change text:change-id="ct308950448"/><text:change-start text:change-id="ct330501816"/>1<text:change-end text:change-id="ct330501816"/><text:change-start text:change-id="ct104995248"/> - <text:change-end text:change-id="ct104995248"/>When client and server ORB support a compatible compression algorithms the client sends a ServiceContext component with ZIOP Policies and if the message <text:change text:change-id="ct106165296"/>fulfills the compression policies (for example message size threshold) the message is compressed.</text:p>
      <text:p text:style-name="P9">2- The server ORB, reads the ZIOP bit at GIOP header and read the compressed GIOP Request <text:change text:change-id="ct311775992"/><text:change-start text:change-id="ct330387024"/>uncompressing<text:change-end text:change-id="ct330387024"/> the GIOPRequestBody.</text:p>
      <text:p text:style-name="P9"><text:soft-page-break/>3- In the server side, if the GIOPReply message fulfills the compression policies, a compressor object is allocated and server ORB will generate a compressed GIOP Reply and will sent it to client.</text:p>
      <text:p text:style-name="P9">4- The client ORB side will read the ZIOP bit at GIOP header message and then will continue reading the compressed GIOP Reply and uncompressing the GIOPReplyBody.</text:p>
      <text:p text:style-name="P9">Both client and server only send ZIOP messages when knows that remote ORB supports ZIOP <text:change text:change-id="ct200963368"/>and it has a compatible compressor implementation, as is described in the following section.</text:p>
      <text:p text:style-name="P9"/>
      <text:p text:style-name="P9"/>
      <text:list text:style-name="L1" text:continue-numbering="true">
        <text:list-item>
          <text:p text:style-name="Heading_20_3">ZIOP Message use</text:p>
        </text:list-item>
      </text:list>
      <text:p text:style-name="P15">Client and server ORBs interchange available compression <text:change text:change-id="ct105869112"/>details through a set of new ZIOP CORBA Policies. These policies can be propagated as standards CORBA Policies in a ServiceContext into a GIOP Request and GIOP Reply messages and also can be <text:change text:change-id="ct350437952"/><text:change-start text:change-id="ct332633752"/>propagated<text:change-end text:change-id="ct332633752"/> into a IOR <text:change text:change-id="ct310968600"/><text:change-start text:change-id="ct347389936"/>by <text:change-end text:change-id="ct347389936"/><text:change text:change-id="ct309606944"/><text:change-start text:change-id="ct299844880"/>using the Messaging propagation of QoS. This is described in detail in section 22.3 of the CORBA 3.0.3 specification.<text:change-end text:change-id="ct299844880"/></text:p>
      <text:p text:style-name="P9">ORB server side applications can set <text:change text:change-id="ct308712520"/><text:change-start text:change-id="ct332775176"/>available<text:change-end text:change-id="ct332775176"/> compression algorithms via appointing ZIOP Policies list to the POA that will create object references with ZIOP IOR component. ORB client side could send ZIOP messages defining similar Policies using PolicyContext interfaces, at ORB, thread or reference level.</text:p>
      <text:p text:style-name="P14">As it was described before servers and clients must be agreed in GIOP Compression policies to be used. To allow this, each party must know if the other party support GIOP Compression and its preferences about compression before send to it a ZIOP message (GIOPRequest or GIOPReply compressed messages).</text:p>
      <text:p text:style-name="P14">By on the one hand server can register the CORBA object in a POA which was created with ZIOP Policies. This ZIOP Policies will be <text:change text:change-id="ct307490832"/><text:change-start text:change-id="ct307433344"/>transmitted<text:change-end text:change-id="ct307433344"/> <text:change text:change-id="ct343854976"/><text:change-start text:change-id="ct349835256"/>as part of the<text:change-end text:change-id="ct349835256"/><text:change text:change-id="ct332364344"/><text:change-start text:change-id="ct340102480"/> <text:change-end text:change-id="ct340102480"/>IOR through a new profile. By on the other hand, client can indicate <text:change text:change-id="ct341363008"/><text:change-start text:change-id="ct341489856"/>through<text:change-end text:change-id="ct341489856"/> ‘set_policies_overrides’ over the remote CORBA object reference the ZIOP Polices which it has as preferences.</text:p>
      <text:p text:style-name="P14">The client ORB side will decide the compatible ZIOP Policies list which ORB must use to send a GIOPRequest from client to server. For this, client ORB side will extract the compression server preferences (ZIOP Policies) from TaggedComponent of a IOR if it is present (not if client obtain reference using a corbaloc). <text:change-start text:change-id="ct341485728"/>The cl<text:change-end text:change-id="ct341485728"/><text:change-start text:change-id="ct341212768"/>ient will select a compression algorithm and could send the application data comp<text:change-end text:change-id="ct341212768"/><text:change-start text:change-id="ct341287040"/>ressed to the server. <text:change-end text:change-id="ct341287040"/>The client ORB side will <text:change-start text:change-id="ct342668320"/>also <text:change-end text:change-id="ct342668320"/>create a Policy list with <text:change text:change-id="ct347557200"/><text:change-start text:change-id="ct349526256"/>its compression policies <text:change-end text:change-id="ct349526256"/><text:change text:change-id="ct349804240"/><text:change-start text:change-id="ct105858896"/>and<text:change-end text:change-id="ct105858896"/> send <text:change-start text:change-id="ct200623744"/>them <text:change-end text:change-id="ct200623744"/>in the Request as <text:change text:change-id="ct348241824"/><text:change-start text:change-id="ct315606480"/>Messaging<text:change-end text:change-id="ct315606480"/> ServiceContext.<text:change text:change-id="ct340255480"/></text:p>
      <text:p text:style-name="P14">The server ORB side will reply the request taking in account the ZIOP Policies that it will found in the ZIOP ServiceContext of the GIOP Request and comparing it with the ZIOP Policies of the POA object. Some of this needed information is already in the server side (<text:change text:change-id="ct316174432"/><text:change-start text:change-id="ct347867608"/>CompressorId<text:change-end text:change-id="ct347867608"/> id read in GIOP Header)<text:change text:change-id="ct308784960"/>. If server is receiving a compressed GIOP Request, then the ZIOP ServiceContext contains the ZIOP agreement list and does not need to compare both list to obtain it.</text:p>
      <text:p text:style-name="P14">If server does not allow to receive compressed GIOP Requests, then client ORB side should not send any GIOP compressed <text:s/>message, client ORB side will only send the ZIOP Policies values that client supports in ZIOP ServiceContext. In a similar way a server can not response to a client with a compressed GIOP Reply if client does not support GIOP compression.</text:p>
      <text:p text:style-name="P14">In this way, client and server can decide independently if compression could be used or not. There is no <text:change text:change-id="ct307441040"/><text:change-start text:change-id="ct314601264"/>necessity<text:change-end text:change-id="ct314601264"/> to exchange CORBA messages between client and server to obtain the best set of ZIOP Policies to be applied in <text:change text:change-id="ct314341832"/><text:change-start text:change-id="ct312710672"/>communication<text:change-end text:change-id="ct312710672"/> to get the optimal performance.</text:p>
      <text:p text:style-name="P9"><text:change text:change-id="ct336166336"/><text:change-start text:change-id="ct339702360"/>At the moment the client changes the Z<text:change-end text:change-id="ct339702360"/><text:change-start text:change-id="ct340476760"/>IOP Policies set, it will transfer these updated policies to the server.</text:p>
      <text:p text:style-name="P83"><text:soft-page-break/>@todo. How do we handle when the client just disabl<text:change-end text:change-id="ct340476760"/><text:change-start text:change-id="ct309418608"/>es compression for one object<text:change-end text:change-id="ct309418608"/></text:p>
      <text:list text:style-name="L1" text:continue-numbering="true">
        <text:list-item>
          <text:p text:style-name="Heading_20_3">ZIOP Compression Policies</text:p>
        </text:list-item>
      </text:list>
      <text:p text:style-name="P9">This module ZIOP provides all necessary elements to allow interchange of compressed GIOP messages between client and servers using <text:change text:change-id="ct299826784"/><text:change-start text:change-id="ct314037704"/>mechanisms<text:change-end text:change-id="ct314037704"/> defined in Compression module. The following interfaces are the new ZIOP policies:</text:p>
      <text:list text:style-name="L1" text:continue-numbering="true">
        <text:list-item>
          <text:p text:style-name="Heading_20_3">CompressionEnablingPolicy interface</text:p>
        </text:list-item>
      </text:list>
      <text:p text:style-name="P9">This interface represents the ZIOP policy CompressionEnablingPolicy that has a boolean attribute indicating if compression is enabled or not by the tier.<text:change-start text:change-id="ct106895328"/> This policy is<text:change-end text:change-id="ct106895328"/><text:change-start text:change-id="ct340155448"/> client-exposed and both client and server must have set this policy to TRUE in order to enable ZIOP.<text:change-end text:change-id="ct340155448"/></text:p>
      <text:list text:style-name="L1" text:continue-numbering="true">
        <text:list-item>
          <text:p text:style-name="Heading_20_3"><text:change text:change-id="ct308226472"/><text:change text:change-id="ct308630200"/><text:change text:change-id="ct107657032"/><text:change-start text:change-id="ct199927544"/>CompressorIdLevelListPolicy<text:change-end text:change-id="ct199927544"/> interface</text:p>
        </text:list-item>
      </text:list>
      <text:p text:style-name="P9">This interface represents the ZIOP policy <text:change text:change-id="ct311256200"/><text:change text:change-id="ct106063680"/><text:change text:change-id="ct312074952"/><text:change text:change-id="ct312257864"/><text:change text:change-id="ct330096920"/><text:change-start text:change-id="ct308788048"/>CompressorIdLevelListPolicy<text:change-end text:change-id="ct308788048"/>. It has a list of CompressorId<text:change text:change-id="ct101884416"/><text:change-start text:change-id="ct312053288"/>/CompressionLevel <text:change-end text:change-id="ct312053288"/>attributes indicating the compression algorithms<text:change-start text:change-id="ct107009768"/> with their respective levels<text:change-end text:change-id="ct107009768"/> that can be used. The <text:change-start text:change-id="ct102059040"/><text:span text:style-name="T10">CompressorId</text:span><text:change-end text:change-id="ct102059040"/><text:change-start text:change-id="ct299727632"/><text:span text:style-name="T10">Level</text:span><text:change-end text:change-id="ct299727632"/><text:change-start text:change-id="ct307475056"/><text:span text:style-name="T10">ListPolicy</text:span><text:change-end text:change-id="ct307475056"/> contains a sequence <text:change text:change-id="ct350420208"/><text:change-start text:change-id="ct330017792"/>that is ordered by<text:change-end text:change-id="ct330017792"/> preference priority.<text:change-start text:change-id="ct310307424"/> This<text:change-end text:change-id="ct310307424"/><text:change-start text:change-id="ct337448864"/> policy is client-exposed, the client/server will take its own sequence and search for the first CompressorId that is also supported by the other tier. For this Compressor then the lowest <text:change-end text:change-id="ct337448864"/><text:change-start text:change-id="ct341256728"/>CompressionLevel is selected.<text:change-end text:change-id="ct341256728"/></text:p>
      <text:list text:style-name="L1" text:continue-numbering="true">
        <text:list-item>
          <text:p text:style-name="Heading_20_3">CompressionLowValuePolicy interface</text:p>
        </text:list-item>
      </text:list>
      <text:p text:style-name="P9">This interface represents the ZIOP policy LowValuePolicy. It has an unsigned long attribute indicating the minimum size of application data that has to be send <text:change-start text:change-id="ct341742208"/>before the ORB will consider this as a ZIOP <text:change-end text:change-id="ct341742208"/><text:change text:change-id="ct307557952"/>message.<text:change-start text:change-id="ct332199136"/> This policy is not client exposed.<text:change-end text:change-id="ct332199136"/></text:p>
      <text:list text:style-name="L1" text:continue-numbering="true">
        <text:list-item>
          <text:p text:style-name="Heading_20_3"><text:change text:change-id="ct308693584"/>Compression<text:change-start text:change-id="ct309157784"/>Min<text:change-end text:change-id="ct309157784"/>RatioPolicy interface</text:p>
        </text:list-item>
      </text:list>
      <text:p text:style-name="P15"><text:span text:style-name="T8">This interface represents the ZIOP policy </text:span><text:change text:change-id="ct314915048"/><text:change-start text:change-id="ct312207392"/><text:span text:style-name="T8">CompressionMinRatioPolicy</text:span><text:change-end text:change-id="ct312207392"/><text:span text:style-name="T8">. It has an unsigned long attribute indicating the minimum compression ratio that must be obtained at compression time to send with a compressed GIOP message. This policy tries to prevent the sending of compressed messages with few improvements about the original size in order to not overload the server with a useless uncompression process. </text:span>The ratio can be obtained with the following formula: 100 - (compressed_length / original_length)*100<text:change text:change-id="ct332138320"/><text:change-start text:change-id="ct299724744"/>. This policy is not client exposed.<text:change-end text:change-id="ct299724744"/></text:p>
      <text:list text:style-name="L1" text:continue-numbering="true">
        <text:list-item>
          <text:p text:style-name="Heading_20_3">Propagation of ZIOP Compression Policies</text:p>
        </text:list-item>
      </text:list>
      <text:p text:style-name="P15"><text:change-start text:change-id="ct332532040"/>ZIOP Compression <text:change-end text:change-id="ct332532040"/><text:change-start text:change-id="ct331762552"/>policies are transferred using the Messaging QoS Profile Component which <text:s/>is defined in section 22.3 of the CORBA 3.0.0 specification<text:change-end text:change-id="ct331762552"/>This section defines the profile Component through which GIOP compressed policies are expressed in an object reference and the Service Context through which GIOP compressed policies are expressed as part of a GIOP message.</text:p>
      <text:list text:style-name="L1" text:continue-numbering="true">
        <text:list-item>
          <text:p text:style-name="Heading_20_3">Structure PolicyValue</text:p>
        </text:list-item>
      </text:list>
      <text:p text:style-name="P14"><text:soft-page-break/>This structure contains the value corresponding to a Policy of the <text:s/>PolicyType indicated by its ptype. This representation allows the compact transmission of GIOP Compression policies within IORs and Service Contexts. The format of <text:s/>pvalue for each type is given in the specification of that Policy.</text:p>
      <text:list text:style-name="L1" text:continue-numbering="true">
        <text:list-item>
          <text:p text:style-name="Heading_20_3"><text:change text:change-id="ct105145440"/><text:change text:change-id="ct331960224"/>ZIOP Usage Scenario</text:p>
        </text:list-item>
      </text:list>
      <text:p text:style-name="P11">This section describes a client<text:change text:change-id="ct105672872"/>-server communication th<text:change-start text:change-id="ct342811688"/>r<text:change-end text:change-id="ct342811688"/>ough<text:change text:change-id="ct311256912"/> ZIOP protocol.</text:p>
      <text:list text:style-name="L1" text:continue-numbering="true">
        <text:list-item>
          <text:p text:style-name="Heading_20_3">Client</text:p>
        </text:list-item>
      </text:list>
      <text:p text:style-name="P25"/>
      <text:p text:style-name="P25"><text:tab/>CORBA::ORB_ptr orb = CORBA::ORB_init (argc, arg<text:change text:change-id="ct332934040"/><text:change-start text:change-id="ct309359704"/>v<text:change-end text:change-id="ct309359704"/>);</text:p>
      <text:p text:style-name="P25"><text:change text:change-id="ct347233656"/></text:p>
      <text:p text:style-name="P25"><text:change text:change-id="ct313577472"/><text:tab/>CORBA::Boolean compression_enabling = true;</text:p>
      <text:p text:style-name="P25"><text:tab/>Compression::CompressorId compressor_id = Compression::COMPRESSORID_ZLIB;</text:p>
      <text:p text:style-name="P25"><text:tab/>Compression::CompressorId<text:change-start text:change-id="ct309786296"/>Level<text:change-end text:change-id="ct309786296"/>List compressor_id_list(1);</text:p>
      <text:p text:style-name="P25"><text:tab/>compressor_id_list.length(1);</text:p>
      <text:p text:style-name="P25"><text:tab/>compressor_id_list[0] = compressor_id;<text:change-start text:change-id="ct313474960"/></text:p>
      <text:p text:style-name="P25"><text:s text:c="3"/>compressor_id_list[0] = level;<text:change-end text:change-id="ct313474960"/></text:p>
      <text:p text:style-name="P25"><text:tab/>CORBA::ULong compression_low_value = 32000;</text:p>
      <text:p text:style-name="P25"><text:tab/>CORBA::ULong min_compression_ratio = 30;</text:p>
      <text:p text:style-name="P25"/>
      <text:p text:style-name="P25"><text:tab/>CORBA::Any compression_enabling_any, compressor_id_any, <text:s/>low_value_any;</text:p>
      <text:p text:style-name="P25"><text:tab/>CORBA::Any min_compresison_ratio_any;</text:p>
      <text:p text:style-name="P25"/>
      <text:p text:style-name="P25"><text:tab/>compression_enabling_any &lt;&lt;= CORBA::Any::from_boolean(compression_enabling);</text:p>
      <text:p text:style-name="P25"><text:tab/>compressor_id_any <text:s text:c="7"/>&lt;&lt;= compressor_id;</text:p>
      <text:p text:style-name="P25"><text:tab/>low_value_any <text:s text:c="11"/>&lt;&lt;= compression_low_value;</text:p>
      <text:p text:style-name="P25"><text:tab/>min_compression_ratio_any &lt;&lt;= min_compression_ratio;</text:p>
      <text:p text:style-name="P25"/>
      <text:p text:style-name="P25"><text:tab/>CORBA::PolicyList policies(4);</text:p>
      <text:p text:style-name="P25"><text:tab/>policies.length(4);</text:p>
      <text:p text:style-name="P25"/>
      <text:p text:style-name="P25"><text:tab/>try {</text:p>
      <text:p text:style-name="P25"><text:tab/><text:tab/>policies[0] = orb-&gt;create_policy(ZIOP::COMPRESSION_ENABLING_POLICY_ID,</text:p>
      <text:p text:style-name="P25"><text:tab/><text:tab/><text:tab/><text:tab/><text:tab/><text:tab/><text:tab/><text:tab/><text:tab/>compression_enabling_any);</text:p>
      <text:p text:style-name="P25"><text:tab/><text:tab/>policies[1] = orb-&gt;create_policy(ZIOP::COMPRESSOR_ID_POLICY_ID,</text:p>
      <text:p text:style-name="P25"><text:tab/><text:tab/><text:tab/><text:tab/><text:tab/><text:tab/><text:tab/><text:tab/><text:tab/>compressor_id_any);</text:p>
      <text:p text:style-name="P25"><text:tab/><text:tab/>policies[2] = <text:change text:change-id="ct200756872"/>orb-&gt;create_policy(ZIOP::COMPRESSION_LOW_VALUE_POLICY_ID,</text:p>
      <text:p text:style-name="P25"><text:tab/><text:tab/><text:tab/><text:tab/><text:tab/><text:tab/><text:tab/><text:tab/><text:tab/>compressor_id_any);</text:p>
      <text:p text:style-name="P25"><text:tab/><text:tab/>policies[3] = orb-&gt;create_policy(ZIOP::MIN_COMPRESSION_RATIO_POLICY_ID,</text:p>
      <text:p text:style-name="P25"><text:tab/><text:tab/><text:tab/><text:tab/><text:tab/><text:tab/><text:tab/><text:tab/><text:tab/>min_compression_ratio);</text:p>
      <text:p text:style-name="P25"/>
      <text:p text:style-name="P25"><text:tab/>} catch(const CORBA::PolicyError&amp; pol) {</text:p>
      <text:p text:style-name="P25"><text:tab/><text:tab/>policies.length(0);</text:p>
      <text:p text:style-name="P25"><text:tab/>}</text:p>
      <text:p text:style-name="P25"/>
      <text:p text:style-name="P25"><text:tab/>CORBA::Object_var obj = orb-&gt;string_to_object(uri);</text:p>
      <text:p text:style-name="P25"/>
      <text:p text:style-name="P25"><text:tab/>CORBA::Object_var obj2 = <text:change text:change-id="ct105394328"/><text:change-start text:change-id="ct314547096"/>CORBA::Object::_nil()<text:change-end text:change-id="ct314547096"/>;</text:p>
      <text:p text:style-name="P25"><text:soft-page-break/></text:p>
      <text:p text:style-name="P25"><text:tab/>try{</text:p>
      <text:p text:style-name="P25"><text:tab/><text:tab/>obj2 = obj-&gt;_set_policy_overrides(policies, CORBA::ADD_OVERRIDE);</text:p>
      <text:p text:style-name="P25"><text:tab/>} catch(const CORBA::SystemException&amp; sys) {</text:p>
      <text:p text:style-name="P25"><text:tab/><text:tab/>obj2 = obj;</text:p>
      <text:p text:style-name="P25"><text:tab/>}</text:p>
      <text:p text:style-name="P25"><text:tab/>Echo::Test_var test_ref = Echo::Test::_narrow(obj<text:change-start text:change-id="ct307514040"/>.in ()<text:change-end text:change-id="ct307514040"/>);</text:p>
      <text:p text:style-name="P25"><text:tab/>Echo::Test_var ziop_test_ref = Echo::Test::_narrow(obj2<text:change-start text:change-id="ct336477448"/>.in ()<text:change-end text:change-id="ct336477448"/>);</text:p>
      <text:p text:style-name="P25"><text:tab/>CORBA::String_var str = test_ref-&gt;echo(message);</text:p>
      <text:p text:style-name="P25"><text:tab/>CORBA::String_var str = ziop_test_ref-&gt;echo(message);</text:p>
      <text:p text:style-name="P25"/>
      <text:list text:style-name="L1" text:continue-numbering="true">
        <text:list-item>
          <text:p text:style-name="Heading_20_3">Server</text:p>
        </text:list-item>
      </text:list>
      <text:p text:style-name="P11"/>
      <text:p text:style-name="P25"><text:tab/>CORBA::ORB_var orb = CORBA::ORB_init (argc, argv<text:change text:change-id="ct332521576"/>);</text:p>
      <text:p text:style-name="P25"/>
      <text:p text:style-name="P25"><text:tab/>CORBA::Object_var poaobj = orb-&gt;resolve_initial_references ("RootPOA");</text:p>
      <text:p text:style-name="P25"><text:tab/>PortableServer::POA_var poa = PortableServer::POA::_narrow (poaobj);</text:p>
      <text:p text:style-name="P25"><text:tab/>PortableServer::POAManager_var mgr = poa-&gt;the_POAManager();</text:p>
      <text:p text:style-name="P25"/>
      <text:p text:style-name="P25"><text:change text:change-id="ct348801408"/><text:change text:change-id="ct332063688"/><text:tab/>CORBA::Boolean compression_enabling = true;</text:p>
      <text:p text:style-name="P25"><text:tab/>Compression::CompressorId compressor_id = Compression::COMPRESSORID_ZLIB;</text:p>
      <text:p text:style-name="P25"><text:tab/>Compression::CompressorId<text:change-start text:change-id="ct106720656"/>Level<text:change-end text:change-id="ct106720656"/>List compressor_id_list(1);</text:p>
      <text:p text:style-name="P25"><text:tab/>compression_id_list.length(1);</text:p>
      <text:p text:style-name="P25"><text:tab/>compressor_id_list[0] = compressor_id;</text:p>
      <text:p text:style-name="P25"><text:tab/>CORBA::ULong compression_low_value = 16384;</text:p>
      <text:p text:style-name="P25"><text:tab/>CORBA::ULong min_compression_ratio = 40;</text:p>
      <text:p text:style-name="P25"/>
      <text:p text:style-name="P25"><text:tab/>CORBA::Any compression_enabling_any, <text:s/>compressor_id_any, low_value_any;</text:p>
      <text:p text:style-name="P25"><text:tab/>CORBA::Any min_compression_ratio_any;</text:p>
      <text:p text:style-name="P25"/>
      <text:p text:style-name="P25"><text:tab/>compression_enabling_any &lt;&lt;= CORBA::Any::from_boolean(compression_enabling);</text:p>
      <text:p text:style-name="P25"><text:tab/>compressor_id_any <text:s text:c="7"/>&lt;&lt;= compressor_id;</text:p>
      <text:p text:style-name="P25"><text:tab/>low_value_any <text:s text:c="11"/>&lt;&lt;= compression_low_value;</text:p>
      <text:p text:style-name="P25"><text:tab/>min_compression_ratio_any <text:s/>&lt;&lt;= min_compression_ratio;</text:p>
      <text:p text:style-name="P25"/>
      <text:p text:style-name="P25"><text:tab/>PortableServer::POA_var my_compress_poa = <text:change text:change-id="ct314093960"/><text:change-start text:change-id="ct201038904"/>PortableServer::POA::_nil()<text:change-end text:change-id="ct201038904"/>;</text:p>
      <text:p text:style-name="P25"/>
      <text:p text:style-name="P25"><text:tab/>CORBA::PolicyList policies(4);</text:p>
      <text:p text:style-name="P25"><text:tab/>policies.length(4);</text:p>
      <text:p text:style-name="P25"/>
      <text:p text:style-name="P25"><text:tab/>try {</text:p>
      <text:p text:style-name="P25"><text:tab/><text:tab/>policies[0] = orb-&gt;create_policy(ZIOP::COMPRESSION_ENABLING_POLICY_ID,</text:p>
      <text:p text:style-name="P25"><text:tab/><text:tab/><text:tab/><text:tab/><text:tab/><text:tab/><text:tab/><text:tab/><text:tab/>compression_enabling_any);</text:p>
      <text:p text:style-name="P25"><text:tab/><text:tab/>policies[1] = orb-&gt;create_policy(ZIOP::COMPRESSOR_ID_POLICY_ID,</text:p>
      <text:p text:style-name="P25"><text:tab/><text:tab/><text:tab/><text:tab/><text:tab/><text:tab/><text:tab/><text:tab/><text:tab/>compressor_id_any);</text:p>
      <text:p text:style-name="P25"><text:tab/><text:tab/>policies[2] = orb-&gt;create_policy(ZIOP::COMPRESSION_LOW_VALUE_POLICY_ID,</text:p>
      <text:p text:style-name="P25"><text:tab/><text:tab/><text:tab/><text:tab/><text:tab/><text:tab/><text:tab/><text:tab/><text:tab/>compressor_id_any);</text:p>
      <text:p text:style-name="P25"><text:soft-page-break/><text:tab/><text:tab/>policies[3] = orb-&gt;create_policy(ZIOP::MIN_COMPRESSION_RATIO_POLICY_ID,</text:p>
      <text:p text:style-name="P25"><text:tab/><text:tab/><text:tab/><text:tab/><text:tab/><text:tab/><text:tab/><text:tab/><text:tab/>min_compression_ratio);</text:p>
      <text:p text:style-name="P25"><text:tab/><text:tab/>my_compress_poa = poa-&gt;create_POA("My_Compress_Poa",<text:change-start text:change-id="ct311956528"/></text:p>
      <text:p text:style-name="P25"><text:change-end text:change-id="ct311956528"/><text:s/><text:change text:change-id="ct315636320"/><text:change-start text:change-id="ct308749504"/><text:tab/><text:tab/><text:tab/><text:tab/><text:tab/><text:tab/><text:tab/><text:tab/>PortableServer::POA::_nil ()<text:change-end text:change-id="ct308749504"/>, policies);</text:p>
      <text:p text:style-name="P25"><text:tab/>} catch(const CORBA::PolicyError&amp; pol) {</text:p>
      <text:p text:style-name="P25"><text:tab/><text:tab/>policies.length(0);</text:p>
      <text:p text:style-name="P25"><text:tab/><text:tab/>my_compress_poa = poa-&gt;create_POA("My_Compress_Poa", <text:change-start text:change-id="ct105691568"/></text:p>
      <text:p text:style-name="P25"><text:tab/><text:tab/><text:tab/><text:tab/><text:tab/><text:tab/><text:tab/><text:tab/>PortableServer&gt;&gt;POA::_nil ()<text:change-end text:change-id="ct105691568"/><text:change text:change-id="ct307401336"/>, policies);</text:p>
      <text:p text:style-name="P25"><text:tab/>}</text:p>
      <text:p text:style-name="P25"/>
      <text:p text:style-name="P25"><text:tab/>PortableServer::POAManager_var my_compress_poa_mgr =</text:p>
      <text:p text:style-name="P25"><text:tab/>my_compress_poa-&gt;the_POAManager();</text:p>
      <text:p text:style-name="P25"/>
      <text:p text:style-name="P25"><text:tab/>my_compress_poa_mgr-&gt;activate();</text:p>
      <text:p text:style-name="P25"/>
      <text:p text:style-name="P25"><text:tab/>PortableServer::ObjectId_var oid = my_compress_poa-&gt;activate_object (servant);</text:p>
      <text:p text:style-name="P25"/>
      <text:p text:style-name="P25"><text:tab/>CORBA::Object_var ref = poa-&gt;id_to_reference (oid<text:change-start text:change-id="ct333556576"/>.in ()<text:change-end text:change-id="ct333556576"/>); </text:p>
      <text:p text:style-name="P80">Annex A</text:p>
      <text:p text:style-name="P117"/>
      <text:p text:style-name="P75">Compression IDL</text:p>
      <text:p text:style-name="P123"/>
      <text:p text:style-name="P122"/>
      <text:p text:style-name="P27">#pragma prefix “omg.org”</text:p>
      <text:p text:style-name="P27">module Compression {</text:p>
      <text:p text:style-name="P27"><text:tab/>exception CompressionException {<text:change-start text:change-id="ct330265536"/></text:p>
      <text:p text:style-name="P27"><text:change-end text:change-id="ct330265536"/><text:change text:change-id="ct329980952"/><text:change-start text:change-id="ct316418296"/><text:tab/><text:tab/>unsigned long reason</text:p>
      <text:p text:style-name="P27"><text:tab/><text:change-end text:change-id="ct316418296"/>};</text:p>
      <text:p text:style-name="P17"><text:tab/>exception FactoryAlreadyRegistered { };</text:p>
      <text:p text:style-name="P17"><text:tab/>exception UnknownCompressorId { };</text:p>
      <text:p text:style-name="P17"/>
      <text:p text:style-name="P17"><text:tab/>typedef unsigned short CompressorId { };<text:change-start text:change-id="ct342286520"/></text:p>
      <text:p text:style-name="P17"><text:tab/>const CompressorId COMPRESSORID_NONE = 0;<text:change-end text:change-id="ct342286520"/></text:p>
      <text:p text:style-name="P17"><text:tab/>const CompressorId COMPRESSORID_GZIP = 1;</text:p>
      <text:p text:style-name="P17"><text:tab/>const CompressorId COMPRESSORID_PKZIP = 2;</text:p>
      <text:p text:style-name="P17"><text:tab/>const CompressorId COMPRESSORID_BZIP2 = 3;</text:p>
      <text:p text:style-name="P17"><text:tab/>const CompressorId COMPRESSORID_ZLIB = 4;<text:change-start text:change-id="ct333411952"/></text:p>
      <text:p text:style-name="P17"><text:tab/>@todo add more<text:change-end text:change-id="ct333411952"/></text:p>
      <text:p text:style-name="P17"/>
      <text:p text:style-name="P17"><text:tab/>typedef sequence &lt;CompressorId&gt; CompressorIdList;</text:p>
      <text:p text:style-name="P17"/>
      <text:p text:style-name="P17"><text:tab/>typedef unsigned long CompressionLevel;<text:change-start text:change-id="ct308823288"/></text:p>
      <text:p text:style-name="P17"/>
      <text:p text:style-name="P17"><text:tab/>typedef CORBA::OctetSeq Buffer;<text:change-end text:change-id="ct308823288"/></text:p>
      <text:p text:style-name="P17"/>
      <text:p text:style-name="P17"><text:tab/>local interface Compressor {</text:p>
      <text:p text:style-name="P17"><text:tab/><text:tab/>void compress(</text:p>
      <text:p text:style-name="P17"><text:tab/><text:tab/><text:tab/>in <text:change text:change-id="ct340121384"/><text:change-start text:change-id="ct314158200"/>Buffer<text:change-end text:change-id="ct314158200"/> source,</text:p>
      <text:p text:style-name="P17"><text:tab/><text:tab/><text:tab/>inout <text:change text:change-id="ct105285832"/><text:change-start text:change-id="ct309290856"/>Buffer<text:change-end text:change-id="ct309290856"/> target)</text:p>
      <text:p text:style-name="P17"><text:tab/><text:tab/><text:change-start text:change-id="ct106392936"/><text:tab/><text:change-end text:change-id="ct106392936"/>raises (CompressionException);</text:p>
      <text:p text:style-name="P17"><text:tab/><text:tab/>void decompress(</text:p>
      <text:p text:style-name="P17"><text:tab/><text:tab/><text:tab/>in <text:change text:change-id="ct104352328"/><text:change-start text:change-id="ct308697752"/>Buffer<text:change-end text:change-id="ct308697752"/> source,</text:p>
      <text:p text:style-name="P17"><text:tab/><text:tab/><text:tab/>inout <text:change text:change-id="ct299909800"/><text:change-start text:change-id="ct308725688"/>Buffer<text:change-end text:change-id="ct308725688"/> target)</text:p>
      <text:p text:style-name="P17"><text:tab/><text:tab/><text:change-start text:change-id="ct106793144"/><text:tab/><text:change-end text:change-id="ct106793144"/>raises (CompressionException);</text:p>
      <text:p text:style-name="P17"><text:tab/><text:tab/>readonly attribute CompressorFactory compressor_factory;</text:p>
      <text:p text:style-name="P17"><text:tab/><text:tab/>readonly attribute CompressionLevel compression_level;</text:p>
      <text:p text:style-name="P17"><text:change-start text:change-id="ct102091592"/><text:tab/><text:tab/>readonly attribute unsigned long long compressed_bytes;</text:p>
      <text:p text:style-name="P17"><text:tab/><text:tab/>readonly attribute unsigned long long uncompressed_bytes;</text:p>
      <text:p text:style-name="P17"><text:tab/><text:tab/>readonly attribute double average_compression;</text:p>
      <text:p text:style-name="P17"><text:change-end text:change-id="ct102091592"/><text:tab/>};</text:p>
      <text:p text:style-name="P17"/>
      <text:p text:style-name="P17"><text:soft-page-break/><text:tab/>local interface CompressorFactory {</text:p>
      <text:p text:style-name="P17"><text:tab/><text:tab/>readonly attribute CompressorId compressor_id;</text:p>
      <text:p text:style-name="P17"><text:change text:change-id="ct347442864"/><text:change text:change-id="ct329832584"/><text:change text:change-id="ct340169800"/></text:p>
      <text:p text:style-name="P17"><text:tab/><text:tab/>Compressor get_compressor(in CompressionLevel compression_<text:change text:change-id="ct332514008"/>level);</text:p>
      <text:p text:style-name="P17"><text:change text:change-id="ct331090712"/></text:p>
      <text:p text:style-name="P17"><text:tab/>};</text:p>
      <text:p text:style-name="P17"/>
      <text:p text:style-name="P17"><text:tab/>typedef sequence&lt;CompressorFactory&gt; CompressorFactorySeq;</text:p>
      <text:p text:style-name="P17"><text:tab/>local interface CompressionManager {</text:p>
      <text:p text:style-name="P17"><text:tab/><text:tab/>void register_factory(</text:p>
      <text:p text:style-name="P17"><text:tab/><text:tab/><text:tab/>in CompressorFactory compressor_factory)</text:p>
      <text:p text:style-name="P17"><text:tab/><text:tab/>raises (FactoryAlreadyRegistered);</text:p>
      <text:p text:style-name="P17"><text:tab/><text:tab/>void unregister_factory(</text:p>
      <text:p text:style-name="P17"><text:tab/><text:tab/><text:tab/>in CompressorId compressor_id)</text:p>
      <text:p text:style-name="P17"><text:tab/><text:tab/>raises (UnknownCompressorId);</text:p>
      <text:p text:style-name="P17"><text:tab/><text:tab/>CompressorFactory get_factory(</text:p>
      <text:p text:style-name="P17"><text:tab/><text:tab/><text:tab/>in CompressorId compressor_id)</text:p>
      <text:p text:style-name="P17"><text:tab/><text:tab/>raises (UnknownCompressorId);</text:p>
      <text:p text:style-name="P17"><text:tab/><text:tab/>Compressor get_compressor(</text:p>
      <text:p text:style-name="P17"><text:tab/><text:tab/><text:tab/>in CompressorId compressor_id,</text:p>
      <text:p text:style-name="P17"><text:tab/><text:tab/><text:tab/>in CompressorLevel compression_level)</text:p>
      <text:p text:style-name="P17"><text:tab/><text:tab/>raises (UnknownCompressorId);</text:p>
      <text:p text:style-name="P17"><text:tab/><text:tab/>CompressorFactorySeq get_factories();</text:p>
      <text:p text:style-name="P17"><text:tab/>};</text:p>
      <text:p text:style-name="P17">};</text:p>
      <text:p text:style-name="P100"/>
      <text:p text:style-name="P80">Annex B</text:p>
      <text:p text:style-name="P117"/>
      <text:p text:style-name="P75">ZIOP IDL</text:p>
      <text:p text:style-name="P123"/>
      <text:p text:style-name="P122"/>
      <text:p text:style-name="P27">#pragma prefix “omg.org”<text:change-start text:change-id="ct340153280"/></text:p>
      <text:p text:style-name="P27"><text:change-end text:change-id="ct340153280"/><text:change text:change-id="ct299743128"/>module ZIOP {</text:p>
      <text:p text:style-name="P27"><text:tab/>struct CompressedData {</text:p>
      <text:p text:style-name="P17"><text:tab/><text:tab/>Compression::CompressorId compressorid;</text:p>
      <text:p text:style-name="P17"><text:tab/><text:tab/>unsigned long original_length;</text:p>
      <text:p text:style-name="P17"><text:tab/><text:tab/><text:change text:change-id="ct314139912"/><text:change-start text:change-id="ct104986240"/>Compression::Buffer<text:change-end text:change-id="ct104986240"/> data;</text:p>
      <text:p text:style-name="P17"><text:tab/>};</text:p>
      <text:p text:style-name="P17"><text:change text:change-id="ct312830744"/><text:change text:change-id="ct300049496"/><text:change text:change-id="ct332562736"/><text:change text:change-id="ct329739872"/></text:p>
      <text:p text:style-name="P17"><text:tab/>typedef boolean CompressionEnablingPolicyValue;</text:p>
      <text:p text:style-name="P17"/>
      <text:p text:style-name="P17"><text:tab/>const CORBA::PolicyType COMPRESSION_ENABLING_POLICY_ID = “TBD by OMG”;</text:p>
      <text:p text:style-name="P17"/>
      <text:p text:style-name="P17"><text:tab/>local interface CompressionEnablingPolicy: CORBA::Policy</text:p>
      <text:p text:style-name="P17"><text:tab/>{</text:p>
      <text:p text:style-name="P17"><text:tab/><text:tab/>readonly attribute CompressionEnablingPolicyValue compression_enabled;</text:p>
      <text:p text:style-name="P17"><text:tab/>};</text:p>
      <text:p text:style-name="P17"/>
      <text:p text:style-name="P17"><text:tab/>const CORBA::PolicyType COMPRESS<text:change text:change-id="ct315069440"/><text:change-start text:change-id="ct329741880"/>ION<text:change-end text:change-id="ct329741880"/>_ID_LIST_POLICY_ID = “TBD by OMG”;</text:p>
      <text:p text:style-name="P17"/>
      <text:p text:style-name="P17"><text:tab/>local interface Compress<text:change text:change-id="ct314905936"/><text:change-start text:change-id="ct201041568"/>ion<text:change-end text:change-id="ct201041568"/>IdListPolicy: CORBA::Policy</text:p>
      <text:p text:style-name="P17"><text:tab/>{</text:p>
      <text:p text:style-name="P17"><text:tab/><text:tab/>readonly attribute Compression::CompressorIdList compressor_ids;</text:p>
      <text:p text:style-name="P17"><text:tab/>};</text:p>
      <text:p text:style-name="P17"/>
      <text:p text:style-name="P17"><text:tab/>typedef unsigned long CompressionLowValuePolicyValue;</text:p>
      <text:p text:style-name="P17"/>
      <text:p text:style-name="P17"><text:tab/>const CORBA::PolicyType COMPRESSION_LOW_VALUE_POLICY_ID = “TBD by OMG”;</text:p>
      <text:p text:style-name="P17"/>
      <text:p text:style-name="P17"><text:tab/>local interface CompressionLowValuePolicy: CORBA::Policy</text:p>
      <text:p text:style-name="P17"><text:tab/>{</text:p>
      <text:p text:style-name="P17"><text:tab/><text:tab/>readonly attribute CompressionLowValuePolicyValue low_value;</text:p>
      <text:p text:style-name="P17"><text:tab/>};</text:p>
      <text:p text:style-name="P17"/>
      <text:p text:style-name="P17"/>
      <text:p text:style-name="P17"><text:tab/>typedef unsigned long <text:change text:change-id="ct307482160"/>Compression<text:change-start text:change-id="ct316345152"/>Min<text:change-end text:change-id="ct316345152"/>RatioPolicyValue;</text:p>
      <text:p text:style-name="P17"/>
      <text:p text:style-name="P17"><text:tab/>const CORBA::PolicyType <text:change text:change-id="ct314200208"/>COMPRESSION_<text:change-start text:change-id="ct106740072"/>MIN_<text:change-end text:change-id="ct106740072"/>RATIO_POLICY_ID = “TBD by OMG”;</text:p>
      <text:p text:style-name="P17"/>
      <text:p text:style-name="P17"><text:tab/>local interface Compression<text:change text:change-id="ct308613984"/><text:change-start text:change-id="ct102631736"/>MinRatio<text:change-end text:change-id="ct102631736"/>Policy: CORBA::Policy</text:p>
      <text:p text:style-name="P17"><text:soft-page-break/><text:tab/>{</text:p>
      <text:p text:style-name="P17"><text:tab/><text:tab/>readonly attribute <text:change text:change-id="ct106503144"/>Compression<text:change-start text:change-id="ct310436072"/>Min<text:change-end text:change-id="ct310436072"/>RatioPolicyValue ratio;</text:p>
      <text:p text:style-name="P17"><text:tab/>};</text:p>
      <text:p text:style-name="P17"/>
      <text:p text:style-name="P17">};<text:change text:change-id="ct1048094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ymbol" svg:font-family="Symbol" style:font-charset="x-symbol"/>
    <style:font-face style:name="StarSymbol" svg:font-family="StarSymbol"/>
    <style:font-face style:name="Tahoma" svg:font-family="Tahoma"/>
    <style:font-face style:name="Times" svg:font-family="Times" style:font-family-generic="roman"/>
    <style:font-face style:name="Times New Roman" svg:font-family="'Times New Roman'" style:font-family-generic="roman"/>
    <style:font-face style:name="Arial"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Times1" svg:font-family="Times"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Symbol" fo:font-size="12pt" fo:language="en" fo:country="GB" style:font-name-asian="Symbol" style:font-size-asian="12pt" style:language-asian="zxx" style:country-asian="none" style:font-name-complex="Symbo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Heading" style:family="paragraph" style:parent-style-name="Standard" style:next-style-name="_31_HeadingTOC" style:class="text">
      <style:paragraph-properties fo:margin-left="0.5417in" fo:margin-right="0in" fo:margin-top="0.3055in" fo:margin-bottom="0.3055in" style:line-height-at-least="0.3055in" fo:text-align="start" style:justify-single-word="false" fo:text-indent="-0.5417in" style:auto-text-indent="false" style:vertical-align="auto">
        <style:tab-stops>
          <style:tab-stop style:position="0.5417in"/>
          <style:tab-stop style:position="0.8193in"/>
          <style:tab-stop style:position="1.0972in"/>
          <style:tab-stop style:position="1.361in"/>
        </style:tab-stops>
      </style:paragraph-properties>
      <style:text-properties fo:color="#000000" style:text-line-through-style="none" style:font-name="Arial" fo:font-size="18pt" fo:letter-spacing="normal" fo:language="en" fo:country="US" fo:font-style="normal"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text-scale="100%"/>
    </style:style>
    <style:style style:name="Text_20_body" style:display-name="Text body" style:family="paragraph" style:parent-style-name="Standard" style:class="text">
      <style:paragraph-properties fo:margin-top="0in" fo:margin-bottom="0.0201in" fo:background-color="transparent" style:shadow="none">
        <style:tab-stops/>
        <style:background-image/>
      </style:paragraph-properties>
      <style:text-properties style:font-name="Times New Roman1" fo:font-size="10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_31_HeadingTOC" style:display-name="1HeadingTOC" style:family="paragraph">
      <style:paragraph-properties fo:margin-left="1.8752in" fo:margin-right="0in" fo:margin-top="0.0835in" fo:margin-bottom="0in" style:line-height-at-least="0.222in" fo:text-align="start" style:justify-single-word="false" fo:text-indent="-0.5in" style:auto-text-indent="false" style:vertical-align="auto">
        <style:tab-stops>
          <style:tab-stop style:position="1.75in" style:type="right"/>
          <style:tab-stop style:position="1.8752in"/>
        </style:tab-stops>
      </style:paragraph-properties>
      <style:text-properties fo:color="#000000" style:text-line-through-style="none" style:font-name="Times" fo:font-size="14pt" fo:letter-spacing="normal" fo:language="en" fo:country="US" fo:font-style="normal" style:text-underline-style="none" fo:font-weight="normal" style:font-name-asian="Times" style:font-size-asian="14pt" style:font-style-asian="normal" style:font-weight-asian="normal" style:font-name-complex="Times" style:font-size-complex="14pt" style:font-style-complex="normal" style:font-weight-complex="normal" style:text-emphasize="none" style:text-scale="100%"/>
    </style:style>
    <style:style style:name="_32_HeadingTOC" style:display-name="2HeadingTOC" style:family="paragraph" style:next-style-name="_31_HeadingTOC">
      <style:paragraph-properties fo:margin-left="2.1945in" fo:margin-right="0in" fo:margin-top="0in" fo:margin-bottom="0in" style:line-height-at-least="0.1945in" fo:text-align="justify" style:justify-single-word="false" fo:text-indent="-0.3193in" style:auto-text-indent="false" style:vertical-align="auto">
        <style:tab-stops>
          <style:tab-stop style:position="1.8752in" style:type="right"/>
          <style:tab-stop style:position="2.1945in"/>
        </style:tab-stops>
      </style:paragraph-properties>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_33_HeadingTOC" style:display-name="3HeadingTOC" style:family="paragraph" style:next-style-name="_31_HeadingTOC">
      <style:paragraph-properties fo:margin-left="2.5693in" fo:margin-right="0in" fo:margin-top="0in" fo:margin-bottom="0in" style:line-height-at-least="0.1665in" fo:text-align="justify" style:justify-single-word="false" fo:text-indent="-0.3752in" style:auto-text-indent="false" style:vertical-align="auto">
        <style:tab-stops>
          <style:tab-stop style:position="2.1945in" style:type="right"/>
          <style:tab-stop style:position="2.5693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ody" style:family="paragraph" style:next-style-name="_31_HeadingTOC">
      <style:paragraph-properties fo:margin-left="0in" fo:margin-right="0in" fo:margin-top="0.111in" fo:margin-bottom="0in" style:line-height-at-least="0.166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itle" style:family="paragraph" style:next-style-name="_31_HeadingTOC">
      <style:paragraph-properties fo:margin-left="2in" fo:margin-right="1in" fo:margin-top="0in" fo:margin-bottom="0in" style:line-height-at-least="0.3055in" fo:text-align="start"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20pt" fo:letter-spacing="normal" fo:language="en" fo:country="US" fo:font-style="italic" style:text-underline-style="none" fo:font-weight="normal" style:font-name-asian="Times" style:font-size-asian="20pt" style:font-style-asian="italic" style:font-weight-asian="normal" style:font-name-complex="Times" style:font-size-complex="20pt" style:font-style-complex="italic" style:font-weight-complex="normal" style:text-emphasize="none" style:text-scale="100%"/>
    </style:style>
    <style:style style:name="Entry" style:family="paragraph" style:next-style-name="_31_HeadingTOC">
      <style:paragraph-properties fo:margin-left="2in" fo:margin-right="0in" fo:margin-top="0.0835in" fo:margin-bottom="0in" style:line-height-at-least="0.1665in" fo:text-align="start" style:justify-single-word="false" fo:text-indent="-2in" style:auto-text-indent="false" style:vertical-align="auto">
        <style:tab-stops>
          <style:tab-stop style:position="0.2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 style:position="19in"/>
          <style:tab-stop style:position="19.5in"/>
          <style:tab-stop style:position="20in"/>
          <style:tab-stop style:position="20.5in"/>
          <style:tab-stop style:position="2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Caption_2b_" style:display-name="FigureCaption+" style:family="paragraph" style:next-style-name="_31_HeadingTOC">
      <style:paragraph-properties fo:margin-left="0in" fo:margin-right="0in" fo:margin-top="0in" fo:margin-bottom="0in" style:line-height-at-least="0.1528in" fo:text-align="start" style:justify-single-word="false" fo:text-indent="0in" style:auto-text-indent="false" style:vertical-align="auto">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s>
      </style:paragraph-properties>
      <style:text-properties fo:color="#000000" style:text-line-through-style="none" style:font-name="Arial" fo:font-size="9pt" fo:letter-spacing="normal"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text-emphasize="none" style:text-scale="100%"/>
    </style:style>
    <style:style style:name="FigureCaption1" style:family="paragraph" style:next-style-name="_31_HeadingTOC">
      <style:paragraph-properties fo:margin-left="0in" fo:margin-right="0in" fo:margin-top="0in" fo:margin-bottom="0in" style:line-height-at-least="0.1528in" fo:text-align="start" style:justify-single-word="false" fo:text-indent="0in" style:auto-text-indent="false" style:vertical-align="auto">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s>
      </style:paragraph-properties>
      <style:text-properties fo:color="#000000" style:text-line-through-style="none" style:font-name="Arial" fo:font-size="9pt" fo:letter-spacing="normal"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text-emphasize="none" style:text-scale="100%"/>
    </style:style>
    <style:style style:name="FigureLOF" style:family="paragraph" style:next-style-name="_31_HeadingTOC">
      <style:paragraph-properties fo:margin-left="2.25in" fo:margin-right="0in" fo:margin-top="0in" fo:margin-bottom="0in" style:line-height-at-least="0.1665in" fo:text-align="start" style:justify-single-word="false" fo:text-indent="-0.8752in" style:auto-text-indent="false" style:vertical-align="auto">
        <style:tab-stops>
          <style:tab-stop style:position="2.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er" style:family="paragraph" style:parent-style-name="Standard" style:next-style-name="_31_HeadingTOC" style:class="extra">
      <style:paragraph-properties fo:margin-left="0.028in" fo:margin-right="0in" fo:margin-top="0in" fo:margin-bottom="0in" style:line-height-at-least="0.1665in" fo:text-align="start" style:justify-single-word="false" fo:text-indent="-0.028in" style:auto-text-indent="false" style:vertical-align="auto">
        <style:tab-stops>
          <style:tab-stop style:position="0in"/>
          <style:tab-stop style:position="0.5835in"/>
          <style:tab-stop style:position="0.8335in"/>
          <style:tab-stop style:position="0.8752in"/>
          <style:tab-stop style:position="1.1807in"/>
          <style:tab-stop style:position="1.472in"/>
          <style:tab-stop style:position="3.389in"/>
          <style:tab-stop style:position="4.25in"/>
          <style:tab-stop style:position="4.6665in"/>
          <style:tab-stop style:position="5.111in"/>
          <style:tab-stop style:position="5.5417in"/>
          <style:tab-stop style:position="5.9445in"/>
          <style:tab-stop style:position="7.2362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ooter1" style:family="paragraph" style:next-style-name="_31_HeadingTOC">
      <style:paragraph-properties fo:margin-left="0in" fo:margin-right="0in" fo:margin-top="0in" fo:margin-bottom="0in" style:line-height-at-least="0.1665in" fo:text-align="start" style:justify-single-word="false" fo:text-indent="0in" style:auto-text-indent="false" style:vertical-align="auto">
        <style:tab-stops>
          <style:tab-stop style:position="7in" style:type="right"/>
        </style:tab-stops>
      </style:paragraph-properties>
      <style:text-properties fo:color="#000000" style:text-line-through-style="none" style:font-name="Helvetica" fo:font-size="10pt" fo:letter-spacing="normal" fo:language="en" fo:country="US"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text-emphasize="none" style:text-scale="100%"/>
    </style:style>
    <style:style style:name="Footer11" style:family="paragraph" style:next-style-name="_31_HeadingTOC">
      <style:paragraph-properties fo:margin-left="0in" fo:margin-right="0in" fo:margin-top="0in" fo:margin-bottom="0in" style:line-height-at-least="0.1665in" fo:text-align="start" style:justify-single-word="false" fo:text-indent="0in" style:auto-text-indent="false" style:vertical-align="auto">
        <style:tab-stops>
          <style:tab-stop style:position="7in" style:type="right"/>
        </style:tab-stops>
      </style:paragraph-properties>
      <style:text-properties fo:color="#000000" style:text-line-through-style="none" style:font-name="Arial" fo:font-size="10pt" fo:letter-spacing="normal" fo:language="en" fo:country="U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scale="100%"/>
    </style:style>
    <style:style style:name="Footer2" style:family="paragraph" style:next-style-name="_31_HeadingTOC">
      <style:paragraph-properties fo:margin-left="0in" fo:margin-right="0in" fo:margin-top="0in" fo:margin-bottom="0in" fo:text-align="start"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GroupTitlesIX" style:family="paragraph" style:next-style-name="_31_HeadingTOC">
      <style:paragraph-properties fo:margin-left="0in" fo:margin-right="0in" fo:margin-top="0.1252in" fo:margin-bottom="0in" style:line-height-at-least="0.1252in" fo:text-align="start" style:justify-single-word="false" fo:text-indent="0in" style:auto-text-indent="false" fo:keep-with-next="always" style:vertical-align="auto"/>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Header" style:family="paragraph" style:parent-style-name="Standard" style:next-style-name="_31_HeadingTOC" style:class="extra">
      <style:paragraph-properties fo:margin-left="0in" fo:margin-right="0in" fo:margin-top="0in" fo:margin-bottom="0in" style:line-height-at-least="0.1665in" fo:text-align="start" style:justify-single-word="false" fo:text-indent="0in" style:auto-text-indent="false" style:vertical-align="auto">
        <style:tab-stops>
          <style:tab-stop style:position="6.2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header" style:family="paragraph" style:next-style-name="_31_HeadingTOC">
      <style:paragraph-properties fo:margin-left="0in" fo:margin-right="0in" fo:margin-top="0in" fo:margin-bottom="0.4445in" style:line-height-at-least="0.222in" fo:text-align="justify" style:justify-single-word="false" fo:text-indent="0in" style:auto-text-indent="false" style:vertical-align="auto">
        <style:tab-stops>
          <style:tab-stop style:position="0.611in"/>
          <style:tab-stop style:position="3.3472in" style:type="center"/>
          <style:tab-stop style:position="6.0972in" style:type="right"/>
          <style:tab-stop style:position="6.722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Header1" style:family="paragraph" style:next-style-name="_31_HeadingTOC">
      <style:paragraph-properties fo:margin-left="0in" fo:margin-right="0in" fo:margin-top="0in" fo:margin-bottom="0in" style:line-height-at-least="0.3055in" fo:text-align="end" style:justify-single-word="false" fo:text-indent="0in" style:auto-text-indent="false" style:vertical-align="auto">
        <style:tab-stops>
          <style:tab-stop style:position="0.2638in"/>
          <style:tab-stop style:position="6.722in" style:type="right"/>
        </style:tab-stops>
      </style:paragraph-properties>
      <style:text-properties fo:color="#0000ff" style:text-line-through-style="none" style:font-name="Times" fo:font-size="20pt" fo:letter-spacing="normal" fo:language="en" fo:country="US" fo:font-style="italic" style:text-underline-style="none" fo:font-weight="normal" style:font-name-asian="Times" style:font-size-asian="20pt" style:font-style-asian="italic" style:font-weight-asian="normal" style:font-name-complex="Times" style:font-size-complex="20pt" style:font-style-complex="italic" style:font-weight-complex="normal" style:text-emphasize="none" style:text-scale="100%"/>
    </style:style>
    <style:style style:name="Header_5f_right" style:display-name="Header_right" style:family="paragraph" style:next-style-name="_31_HeadingTOC">
      <style:paragraph-properties fo:margin-left="0in" fo:margin-right="0in" fo:margin-top="0in" fo:margin-bottom="0in" style:line-height-at-least="0.1665in" fo:text-align="start" style:justify-single-word="false" fo:text-indent="0in" style:auto-text-indent="false" style:vertical-align="auto">
        <style:tab-stops>
          <style:tab-stop style:position="6.2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Header_5f_right1" style:display-name="Header_right1" style:family="paragraph" style:next-style-name="_31_HeadingTOC">
      <style:paragraph-properties fo:margin-left="0in" fo:margin-right="0in" fo:margin-top="0in" fo:margin-bottom="0in" style:line-height-at-least="0.1665in" fo:text-align="end" style:justify-single-word="false" fo:text-indent="0in" style:auto-text-indent="false" style:vertical-align="auto">
        <style:tab-stops>
          <style:tab-stop style:position="6.2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paragraph" style:family="paragraph" style:next-style-name="_31_HeadingTOC">
      <style:paragraph-properties fo:margin-left="0in" fo:margin-right="0in" fo:margin-top="0.0972in" fo:margin-bottom="0in" style:line-height-at-least="0.1807in" fo:text-align="justify" style:justify-single-word="false" fo:text-indent="0in" style:auto-text-indent="false" style:vertical-align="auto">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ing5" style:family="paragraph" style:next-style-name="Body">
      <style:paragraph-properties fo:margin-left="0in" fo:margin-right="0in" fo:margin-top="0.1945in" fo:margin-bottom="0.0693in" style:line-height-at-least="0.1252in" fo:text-align="start" style:justify-single-word="false" fo:text-indent="0in" style:auto-text-indent="false" fo:keep-with-next="always" style:vertical-align="auto"/>
      <style:text-properties fo:color="#000000" style:text-line-through-style="none" style:font-name="Arial" fo:font-size="10pt" fo:letter-spacing="normal" fo:language="en" fo:country="U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scale="100%"/>
    </style:style>
    <style:style style:name="Level1IX" style:family="paragraph" style:next-style-name="_31_HeadingTOC">
      <style:paragraph-properties fo:margin-left="0.25in" fo:margin-right="0in" fo:margin-top="0in" fo:margin-bottom="0in" style:line-height-at-least="0.139in" fo:text-align="start" style:justify-single-word="false" fo:text-indent="-0.25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Level2IX" style:family="paragraph" style:next-style-name="_31_HeadingTOC">
      <style:paragraph-properties fo:margin-left="0.3752in" fo:margin-right="0in" fo:margin-top="0in" fo:margin-bottom="0in" style:line-height-at-least="0.139in" fo:text-align="start" style:justify-single-word="false" fo:text-indent="-0.25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Level3IX" style:family="paragraph" style:next-style-name="_31_HeadingTOC">
      <style:paragraph-properties fo:margin-left="0.5in" fo:margin-right="0in" fo:margin-top="0in" fo:margin-bottom="0in" style:line-height-at-least="0.139in" fo:text-align="start" style:justify-single-word="false" fo:text-indent="-0.25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Mapping_20_Table_20_Cell" style:display-name="Mapping Table Cell" style:family="paragraph" style:next-style-name="_31_HeadingTOC">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Mapping_20_Table_20_Cell1" style:display-name="Mapping Table Cell1" style:family="paragraph" style:next-style-name="_31_HeadingTOC">
      <style:paragraph-properties fo:margin-left="0in" fo:margin-right="0in" fo:margin-top="0in" fo:margin-bottom="0in" style:line-height-at-least="0.278in" fo:text-align="start" style:justify-single-word="false" fo:text-indent="0in" style:auto-text-indent="false" style:vertical-align="auto"/>
      <style:text-properties fo:color="#000000" style:text-line-through-style="none" style:font-name="Times" fo:font-size="18pt" fo:letter-spacing="normal" fo:font-style="normal" style:text-underline-style="none" fo:font-weight="bold" style:font-name-asian="Times" style:font-size-asian="18pt" style:font-style-asian="normal" style:font-weight-asian="bold" style:font-name-complex="Times" style:font-size-complex="18pt" style:font-style-complex="normal" style:font-weight-complex="bold" style:text-emphasize="none" style:text-scale="100%"/>
    </style:style>
    <style:style style:name="Mapping_20_Table_20_Cell2" style:display-name="Mapping Table Cell2" style:family="paragraph" style:next-style-name="_31_HeadingTOC">
      <style:paragraph-properties fo:margin-left="0in" fo:margin-right="0in" fo:margin-top="0in" fo:margin-bottom="0in" style:line-height-at-least="0.222in" fo:text-align="start" style:justify-single-word="false" fo:text-indent="0in" style:auto-text-indent="false" style:vertical-align="auto"/>
      <style:text-properties fo:color="#000000" style:text-line-through-style="none" style:font-name="Times" fo:font-size="14pt" fo:letter-spacing="normal" fo:font-style="normal" style:text-underline-style="none" fo:font-weight="bold" style:font-name-asian="Times" style:font-size-asian="14pt" style:font-style-asian="normal" style:font-weight-asian="bold" style:font-name-complex="Times" style:font-size-complex="14pt" style:font-style-complex="normal" style:font-weight-complex="bold" style:text-emphasize="none" style:text-scale="100%"/>
    </style:style>
    <style:style style:name="Mapping_20_Table_20_Cell3" style:display-name="Mapping Table Cell3" style:family="paragraph" style:next-style-name="_31_HeadingTOC">
      <style:paragraph-properties fo:margin-left="0in" fo:margin-right="0in" fo:margin-top="0in" fo:margin-bottom="0in" style:line-height-at-least="0.1945in" fo:text-align="start" style:justify-single-word="false" fo:text-indent="0in" style:auto-text-indent="false" style:vertical-align="auto"/>
      <style:text-properties fo:color="#000000" style:text-line-through-style="none" style:font-name="Times" fo:font-size="12pt" fo:letter-spacing="normal"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Mapping_20_Table_20_Cell4" style:display-name="Mapping Table Cell4" style:family="paragraph" style:next-style-name="_31_HeadingTOC">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Courier" fo:font-size="10pt" fo:letter-spacing="normal"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emphasize="none" style:text-scale="100%"/>
    </style:style>
    <style:style style:name="Mapping_20_Table_20_Title" style:display-name="Mapping Table Title" style:family="paragraph" style:next-style-name="_31_HeadingTOC">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Note" style:family="paragraph" style:next-style-name="paragraph">
      <style:paragraph-properties fo:margin-left="0in" fo:margin-right="0in" fo:margin-top="0.1807in" fo:margin-bottom="0.1807in" style:line-height-at-least="0.1665in" fo:text-align="start" style:justify-single-word="false" fo:text-indent="0in" style:auto-text-indent="false" style:vertical-align="auto">
        <style:tab-stops>
          <style:tab-stop style:position="0.6528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style:text-line-through-style="none" style:font-name="Times" fo:font-size="10pt" fo:letter-spacing="normal" fo:language="en" fo:country="GB"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ragraph" style:family="paragraph" style:next-style-name="_31_HeadingTOC">
      <style:paragraph-properties fo:margin-left="2in" fo:margin-right="0in" fo:margin-top="0.111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ragraph1" style:family="paragraph" style:next-style-name="_31_HeadingTOC">
      <style:paragraph-properties fo:margin-left="2in" fo:margin-right="0in" fo:margin-top="0.111in" fo:margin-bottom="0in" style:line-height-at-least="0.1665in" fo:text-align="start" style:justify-single-word="false" fo:text-indent="0in" style:auto-text-indent="false" style:vertical-align="auto">
        <style:tab-stops>
          <style:tab-stop style:position="6.9583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ragraph2" style:family="paragraph" style:next-style-name="_31_HeadingTOC">
      <style:paragraph-properties fo:margin-left="2in" fo:margin-right="0in" fo:margin-top="0.111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prietary" style:family="paragraph" style:next-style-name="_31_HeadingTOC">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Rule" style:family="paragraph" style:next-style-name="_31_HeadingTOC">
      <style:paragraph-properties fo:margin-left="0.2638in" fo:margin-right="0in" fo:margin-top="0.0693in" fo:margin-bottom="0in" style:line-height-at-least="0.1665in" fo:text-align="justify" style:justify-single-word="false" fo:text-indent="-0.2638in" style:auto-text-indent="false" style:vertical-align="auto">
        <style:tab-stops>
          <style:tab-stop style:position="0.2638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 style:position="19in"/>
          <style:tab-stop style:position="19.5in"/>
        </style:tab-stops>
      </style:paragraph-properties>
      <style:text-properties fo:color="#000000" style:text-line-through-style="none" style:font-name="Times" fo:font-size="10pt" fo:letter-spacing="normal" fo:language="en" fo:country="GB"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ule1" style:family="paragraph" style:next-style-name="Rule">
      <style:paragraph-properties fo:margin-left="0.2638in" fo:margin-right="0in" fo:margin-top="0.0835in" fo:margin-bottom="0in" style:line-height-at-least="0.1665in" fo:text-align="start" style:justify-single-word="false" fo:text-indent="-0.2638in" style:auto-text-indent="false" style:vertical-align="auto">
        <style:tab-stops>
          <style:tab-stop style:position="0.2638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 style:position="13.5in"/>
          <style:tab-stop style:position="14in"/>
          <style:tab-stop style:position="14.5in"/>
          <style:tab-stop style:position="15in"/>
          <style:tab-stop style:position="15.5in"/>
          <style:tab-stop style:position="16in"/>
          <style:tab-stop style:position="16.5in"/>
          <style:tab-stop style:position="17in"/>
          <style:tab-stop style:position="17.5in"/>
          <style:tab-stop style:position="18in"/>
          <style:tab-stop style:position="18.5in"/>
          <style:tab-stop style:position="19in"/>
          <style:tab-stop style:position="19.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paratorsIX" style:family="paragraph" style:next-style-name="_31_HeadingTOC">
      <style:paragraph-properties fo:margin-left="0in" fo:margin-right="0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Heading_20_3" style:display-name="Heading 3" style:family="paragraph" style:parent-style-name="Heading" style:next-style-name="Text_20_body" style:class="text">
      <style:paragraph-properties fo:margin-top="0.1in" fo:margin-bottom="0.1in"/>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2" style:class="text" style:master-page-name="">
      <style:paragraph-properties fo:margin-top="0.15in" fo:margin-bottom="0.15in" style:page-number="auto" fo:background-color="transparent" style:shadow="none" text:number-lines="false" text:line-number="0">
        <style:tab-stops>
          <style:tab-stop style:position="0.5417in"/>
          <style:tab-stop style:position="0.8193in"/>
          <style:tab-stop style:position="1.0972in"/>
          <style:tab-stop style:position="1.361in"/>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list-style-name="Numbering_20_4" style:class="text" style:master-page-name="">
      <style:paragraph-properties fo:margin-top="0.1in" fo:margin-bottom="0.1in" style:page-number="auto" text:number-lines="false" text:line-number="0"/>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_31_HeadingTOC" style:class="text">
      <style:paragraph-properties fo:margin-left="0.4862in" fo:margin-right="0in" fo:margin-top="0in" fo:margin-bottom="0in" style:line-height-at-least="0.1665in" fo:text-indent="0in" style:auto-text-indent="false">
        <style:tab-stops>
          <style:tab-stop style:position="0.2638in"/>
          <style:tab-stop style:position="0.4862in"/>
          <style:tab-stop style:position="0.7638in"/>
          <style:tab-stop style:position="1.0138in"/>
          <style:tab-stop style:position="1.2638in"/>
          <style:tab-stop style:position="1.5138in"/>
          <style:tab-stop style:position="1.7638in"/>
          <style:tab-stop style:position="2.0138in"/>
          <style:tab-stop style:position="2.2638in"/>
          <style:tab-stop style:position="2.5138in"/>
          <style:tab-stop style:position="2.7638in"/>
          <style:tab-stop style:position="3.0138in"/>
          <style:tab-stop style:position="3.2638in"/>
          <style:tab-stop style:position="3.5138in"/>
          <style:tab-stop style:position="3.7638in"/>
          <style:tab-stop style:position="4.0138in"/>
          <style:tab-stop style:position="4.2638in"/>
          <style:tab-stop style:position="4.5138in"/>
          <style:tab-stop style:position="4.7638in"/>
          <style:tab-stop style:position="5.0138in"/>
          <style:tab-stop style:position="5.2638in"/>
          <style:tab-stop style:position="5.5138in"/>
          <style:tab-stop style:position="5.7638in"/>
          <style:tab-stop style:position="6.0138in"/>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Footnote_20_Symbol" style:display-name="Footnote Symbol" style:family="text"/>
    <style:style style:name="_31_HeadNumber" style:display-name="1HeadNumber" style:family="text">
      <style:text-properties fo:color="#000000" style:text-line-through-style="none" style:text-position="0% 100%" style:font-name="Helvetica" fo:font-size="14pt" fo:letter-spacing="normal" fo:font-style="normal" fo:font-weight="bold" style:font-name-asian="Helvetica" style:font-size-asian="14pt" style:font-style-asian="normal" style:font-weight-asian="bold" style:font-name-complex="Helvetica" style:font-size-complex="14pt" style:font-style-complex="normal" style:font-weight-complex="bold"/>
    </style:style>
    <style:style style:name="_32_HeadNumber" style:display-name="2HeadNumber" style:family="text">
      <style:text-properties fo:color="#000000" style:text-line-through-style="none" style:text-position="0% 100%" style:font-name="Helvetica" fo:font-size="12pt" fo:letter-spacing="normal" fo:font-style="normal" fo:font-weight="bold" style:font-name-asian="Helvetica" style:font-size-asian="12pt" style:font-style-asian="normal" style:font-weight-asian="bold" style:font-name-complex="Helvetica" style:font-size-complex="12pt" style:font-style-complex="normal" style:font-weight-complex="bold"/>
    </style:style>
    <style:style style:name="_33_HeadNumber" style:display-name="3HeadNumber" style:family="text">
      <style:text-properties fo:color="#000000" style:text-line-through-style="none" style:text-position="0% 100%" style:font-name="Helvetica" fo:font-size="11pt" fo:letter-spacing="normal" fo:font-style="normal" fo:font-weight="bold" style:font-name-asian="Helvetica" style:font-size-asian="11pt" style:font-style-asian="normal" style:font-weight-asian="bold" style:font-name-complex="Helvetica" style:font-size-complex="11pt" style:font-style-complex="normal" style:font-weight-complex="bold"/>
    </style:style>
    <style:style style:name="Arrow" style:family="text">
      <style:text-properties fo:color="#000000" style:text-line-through-style="none" style:text-position="0% 100%" style:font-name="Symbol" fo:font-size="10pt" fo:letter-spacing="normal" fo:font-style="normal" fo:font-weight="normal" style:font-name-asian="Symbol" style:font-size-asian="10pt" style:font-style-asian="normal" style:font-weight-asian="normal" style:font-name-complex="Symbol" style:font-size-complex="10pt" style:font-style-complex="normal" style:font-weight-complex="normal"/>
    </style:style>
    <style:style style:name="Bold" style:family="text">
      <style:text-properties fo:font-variant="normal" fo:text-transform="none" fo:color="#000000" style:text-line-through-style="none" style:text-position="0% 100%" style:font-name="Arial" fo:font-size="9pt" fo:letter-spacing="normal"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text-scale="100%"/>
    </style:style>
    <style:style style:name="Book" style:family="text">
      <style:text-properties fo:font-style="italic" fo:font-weight="normal" style:font-style-asian="italic" style:font-weight-asian="normal" style:font-style-complex="italic" style:font-weight-complex="normal"/>
    </style:style>
    <style:style style:name="Bullet_20_Symbol" style:display-name="Bullet Symbol" style:family="text">
      <style:text-properties fo:color="#000000" style:text-line-through-style="none" style:text-position="0% 100%" style:font-name="Times" fo:font-size="7pt" fo:letter-spacing="normal" fo:font-style="normal" fo:font-weight="normal" style:font-name-asian="Times" style:font-size-asian="7pt" style:font-style-asian="normal" style:font-weight-asian="normal" style:font-name-complex="Times" style:font-size-complex="7pt" style:font-style-complex="normal" style:font-weight-complex="normal"/>
    </style:style>
    <style:style style:name="Bullet_20_Symbol_20_2" style:display-name="Bullet Symbol 2" style:family="text">
      <style:text-properties fo:font-variant="normal" fo:text-transform="none" fo:color="#000000" style:text-line-through-style="none" style:text-position="0% 100%" style:font-name="Times" fo:font-size="7pt" fo:letter-spacing="normal" fo:font-style="normal" style:text-underline-style="none" fo:font-weight="normal" style:font-name-asian="Times" style:font-size-asian="7pt" style:font-style-asian="normal" style:font-weight-asian="normal" style:font-name-complex="Times" style:font-size-complex="7pt" style:font-style-complex="normal" style:font-weight-complex="normal"/>
    </style:style>
    <style:style style:name="BulletSymbol" style:family="text">
      <style:text-properties fo:color="#000000" style:text-line-through-style="none" style:text-position="0% 100%" style:font-name="Courier" fo:font-size="11pt" fo:letter-spacing="normal" fo:font-style="normal" fo:font-weight="bold" style:font-name-asian="Courier" style:font-size-asian="11pt" style:font-style-asian="normal" style:font-weight-asian="bold" style:font-name-complex="Courier" style:font-size-complex="11pt" style:font-style-complex="normal" style:font-weight-complex="bold"/>
    </style:style>
    <style:style style:name="C" style:family="text">
      <style:text-properties fo:font-variant="normal" fo:text-transform="none" fo:color="#000000" style:text-line-through-style="none" style:text-position="0% 100%" style:font-name="Courier" fo:font-size="10pt" fo:letter-spacing="normal" fo:language="en" fo:country="US" fo:font-style="normal" style:text-underline-style="none" fo:font-weight="bold" style:font-name-asian="Courier" style:font-size-asian="10pt" style:font-style-asian="normal" style:font-weight-asian="bold" style:font-name-complex="Courier" style:font-size-complex="10pt" style:font-style-complex="normal" style:font-weight-complex="bold" style:text-scale="100%"/>
    </style:style>
    <style:style style:name="Callout" style:family="text">
      <style:text-properties fo:color="#000000" style:font-name="Helvetica" fo:font-size="9pt" fo:letter-spacing="0.0016in" style:font-name-asian="Helvetica" style:font-size-asian="9pt" style:font-name-complex="Helvetica" style:font-size-complex="9pt"/>
    </style:style>
    <style:style style:name="ChangeBar" style:family="text">
      <style:text-properties style:text-line-through-style="none" style:text-position="0% 100%"/>
    </style:style>
    <style:style style:name="Chapter_20__23_" style:display-name="Chapter #" style:family="text">
      <style:text-properties fo:color="#000000" style:text-line-through-style="none" style:text-position="0% 100%" style:font-name="Helvetica" fo:font-size="12pt" fo:letter-spacing="normal" fo:font-style="normal" fo:font-weight="bold" style:font-name-asian="Helvetica" style:font-size-asian="12pt" style:font-style-asian="normal" style:font-weight-asian="bold" style:font-name-complex="Helvetica" style:font-size-complex="12pt" style:font-style-complex="normal" style:font-weight-complex="bold"/>
    </style:style>
    <style:style style:name="ChapterNumber" style:family="text">
      <style:text-properties fo:color="#000000" style:text-line-through-style="none" style:text-position="0% 100%" style:font-name="Helvetica" fo:font-size="10pt" fo:letter-spacing="0.0047in" fo:font-style="normal" fo:font-weight="bold" style:font-name-asian="Helvetica" style:font-size-asian="10pt" style:font-style-asian="normal" style:font-weight-asian="bold" style:font-name-complex="Helvetica" style:font-size-complex="10pt" style:font-style-complex="normal" style:font-weight-complex="bold"/>
    </style:style>
    <style:style style:name="CharFmt" style:family="text">
      <style:text-properties style:text-position="6% 58%" fo:font-size="5pt" fo:letter-spacing="-0.0244in" style:font-size-asian="5pt" style:font-size-complex="5pt"/>
    </style:style>
    <style:style style:name="Class" style:family="text">
      <style:text-properties fo:font-style="italic" fo:font-weight="bold" style:font-style-asian="italic" style:font-weight-asian="bold" style:font-style-complex="italic" style:font-weight-complex="bold"/>
    </style:style>
    <style:style style:name="class" style:family="text">
      <style:text-properties fo:font-style="normal" fo:font-weight="bold" style:font-style-asian="normal" style:font-weight-asian="bold" style:font-style-complex="normal" style:font-weight-complex="bold"/>
    </style:style>
    <style:style style:name="Code" style:family="text">
      <style:text-properties fo:color="#000000" style:text-line-through-style="none" style:text-position="0% 100%" style:font-name="Courier" fo:font-style="normal" fo:font-weight="normal" style:font-name-asian="Courier" style:font-style-asian="normal" style:font-weight-asian="normal" style:font-name-complex="Courier" style:font-style-complex="normal" style:font-weight-complex="normal"/>
    </style:style>
    <style:style style:name="Code1" style:family="text"/>
    <style:style style:name="Comment" style:family="text">
      <style:text-properties fo:color="#000000" style:text-line-through-style="none" style:text-position="0% 100%" style:font-name="Times" fo:font-size="10pt" fo:letter-spacing="normal" fo:font-style="italic" fo:font-weight="bold" style:font-name-asian="Times" style:font-size-asian="10pt" style:font-style-asian="italic" style:font-weight-asian="bold" style:font-name-complex="Times" style:font-size-complex="10pt" style:font-style-complex="italic" style:font-weight-complex="bold"/>
    </style:style>
    <style:style style:name="ConditionalComments" style:family="text">
      <style:text-properties fo:color="#ff0000" style:text-line-through-style="none" style:text-position="0% 100%" style:font-name="Times New Roman" fo:font-size="10pt" fo:letter-spacing="0.0016in"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Default_5f_XREF_5f_style" style:display-name="Default_XREF_style" style:family="text">
      <style:text-properties fo:color="#00ff00"/>
    </style:style>
    <style:style style:name="Emphasis" style:family="text">
      <style:text-properties fo:color="#000000" fo:font-style="italic" fo:font-weight="normal" style:font-style-asian="italic" style:font-weight-asian="normal" style:font-style-complex="italic" style:font-weight-complex="normal"/>
    </style:style>
    <style:style style:name="Equation_20_Number" style:display-name="Equation Number" style:family="text">
      <style:text-properties fo:color="#000000" style:text-line-through-style="none" style:text-position="0% 100%" style:font-name="Helvetica" fo:font-size="8pt" fo:letter-spacing="normal" fo:font-style="normal" fo:font-weight="bold" style:font-name-asian="Helvetica" style:font-size-asian="8pt" style:font-style-asian="normal" style:font-weight-asian="bold" style:font-name-complex="Helvetica" style:font-size-complex="8pt" style:font-style-complex="normal" style:font-weight-complex="bold"/>
    </style:style>
    <style:style style:name="EquationNumber" style:family="text">
      <style:text-properties fo:color="#000000" style:text-line-through-style="none" style:text-position="0% 100%" style:font-name="Helvetica" fo:font-size="8pt" fo:letter-spacing="normal" fo:font-style="normal" fo:font-weight="bold" style:font-name-asian="Helvetica" style:font-size-asian="8pt" style:font-style-asian="normal" style:font-weight-asian="bold" style:font-name-complex="Helvetica" style:font-size-complex="8pt"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Except" style:family="text">
      <style:text-properties fo:font-variant="normal" fo:text-transform="none" fo:color="#000000" style:text-line-through-style="none" style:text-position="0% 100%" style:font-name="Helvetica" fo:font-size="10pt" fo:letter-spacing="0.0016in" fo:language="en" fo:country="US"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text-scale="100%"/>
    </style:style>
    <style:style style:name="Footer" style:family="text">
      <style:text-properties fo:color="#000000" style:text-line-through-style="none" style:text-position="0% 100%" style:font-name="Helvetica" fo:font-size="9pt" fo:letter-spacing="normal" fo:font-style="normal" fo:font-weight="normal" style:font-name-asian="Helvetica" style:font-size-asian="9pt" style:font-style-asian="normal" style:font-weight-asian="normal" style:font-name-complex="Helvetica" style:font-size-complex="9pt" style:font-style-complex="normal" style:font-weight-complex="normal"/>
    </style:style>
    <style:style style:name="IDL" style:family="text">
      <style:text-properties fo:font-variant="normal" fo:text-transform="none" fo:color="#000000" style:text-line-through-style="none" style:text-position="0% 100%"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scale="100%"/>
    </style:style>
    <style:style style:name="PIDL" style:family="text">
      <style:text-properties fo:font-variant="normal" fo:text-transform="none" fo:color="#000000" style:text-line-through-style="none" style:text-position="0% 100%" style:font-name="Times" fo:font-size="11pt" fo:letter-spacing="normal" fo:font-style="normal" style:text-underline-style="none" fo:font-weight="bold" style:font-name-asian="Times" style:font-size-asian="11pt" style:font-style-asian="normal" style:font-weight-asian="bold" style:font-name-complex="Times" style:font-size-complex="11pt" style:font-style-complex="normal" style:font-weight-complex="bold"/>
    </style:style>
    <style:style style:name="RTF_5f_Num_20_2_20_1" style:display-name="RTF_Num 2 1" style:family="text">
      <style:text-properties fo:color="#000000" style:text-line-through-style="none" style:font-name="Arial" fo:font-size="10pt" fo:font-style="normal" style:text-underline-style="none" fo:font-weight="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distance="0.15in"/>
      </text:outline-level-style>
      <text:outline-level-style text:level="2" text:style-name="Numbering_20_Symbols" style:num-format="1" text:display-levels="2">
        <style:list-level-properties text:min-label-distance="0.15in"/>
      </text:outline-level-style>
      <text:outline-level-style text:level="3" text:style-name="Numbering_20_Symbols"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65in" text:min-label-width="0.1965in"/>
      </text:list-level-style-number>
      <text:list-level-style-number text:level="3" text:style-name="Numbering_20_Symbols" style:num-prefix=" " style:num-suffix=" " style:num-format="1" text:start-value="3" text:display-levels="3">
        <style:list-level-properties text:space-before="0.3929in" text:min-label-width="0.3937in"/>
      </text:list-level-style-number>
      <text:list-level-style-number text:level="4" text:style-name="Numbering_20_Symbols" style:num-prefix=" " style:num-suffix=" " style:num-format="1" text:start-value="4" text:display-levels="4">
        <style:list-level-properties text:space-before="0.7866in" text:min-label-width="0.4925in"/>
      </text:list-level-style-number>
      <text:list-level-style-number text:level="5" text:style-name="Numbering_20_Symbols" style:num-prefix=" " style:num-suffix=" " style:num-format="1" text:start-value="5" text:display-levels="5">
        <style:list-level-properties text:space-before="1.2791in" text:min-label-width="0.5902in"/>
      </text:list-level-style-number>
      <text:list-level-style-number text:level="6" text:style-name="Numbering_20_Symbols" style:num-prefix=" " style:num-suffix=" " style:num-format="1" text:start-value="6" text:display-levels="6">
        <style:list-level-properties text:space-before="1.8693in" text:min-label-width="0.7091in"/>
      </text:list-level-style-number>
      <text:list-level-style-number text:level="7" text:style-name="Numbering_20_Symbols" style:num-prefix=" " style:num-suffix=" " style:num-format="1" text:start-value="7" text:display-levels="7">
        <style:list-level-properties text:space-before="2.5783in" text:min-label-width="0.9055in"/>
      </text:list-level-style-number>
      <text:list-level-style-number text:level="8" text:style-name="Numbering_20_Symbols" style:num-prefix=" " style:num-suffix=" " style:num-format="1" text:start-value="8" text:display-levels="8">
        <style:list-level-properties text:space-before="3.4839in" text:min-label-width="1.0236in"/>
      </text:list-level-style-number>
      <text:list-level-style-number text:level="9" text:style-name="Numbering_20_Symbols" style:num-prefix=" " style:num-suffix=" " style:num-format="1" text:start-value="9" text:display-levels="9">
        <style:list-level-properties text:space-before="4.5075in" text:min-label-width="1.1028in"/>
      </text:list-level-style-number>
      <text:list-level-style-number text:level="10" text:style-name="Numbering_20_Symbols" style:num-prefix=" " style:num-suffix=" " style:num-format="1" text:start-value="10" text:display-levels="10">
        <style:list-level-properties text:space-before="5.6102in" text:min-label-width="1.2209in"/>
      </text:list-level-style-number>
    </text:list-style>
    <text:list-style style:name="Numbering_20_4" style:display-name="Numbering 4">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start-value="5" text:display-levels="5">
        <style:list-level-properties text:space-before="0.7874in" text:min-label-width="0.1965in"/>
      </text:list-level-style-number>
      <text:list-level-style-number text:level="6" text:style-name="Numbering_20_Symbols" style:num-prefix=" " style:num-suffix=" " style:num-format="1" text:start-value="6" text:display-levels="6">
        <style:list-level-properties text:space-before="0.9846in" text:min-label-width="0.1965in"/>
      </text:list-level-style-number>
      <text:list-level-style-number text:level="7" text:style-name="Numbering_20_Symbols" style:num-prefix=" " style:num-suffix=" " style:num-format="1" text:start-value="7" text:display-levels="7">
        <style:list-level-properties text:space-before="1.1815in" text:min-label-width="0.1965in"/>
      </text:list-level-style-number>
      <text:list-level-style-number text:level="8" text:style-name="Numbering_20_Symbols" style:num-prefix=" " style:num-suffix=" " style:num-format="1" text:start-value="8" text:display-levels="8">
        <style:list-level-properties text:space-before="1.3787in" text:min-label-width="0.1965in"/>
      </text:list-level-style-number>
      <text:list-level-style-number text:level="9" text:style-name="Numbering_20_Symbols" style:num-prefix=" " style:num-suffix=" " style:num-format="1" text:start-value="9" text:display-levels="9">
        <style:list-level-properties text:space-before="1.5752in" text:min-label-width="0.1965in"/>
      </text:list-level-style-number>
      <text:list-level-style-number text:level="10" text:style-name="Numbering_20_Symbols" style:num-prefix=" " style:num-suffix=" " style:num-format="1" text:start-value="10" text:display-levels="10">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consecutive-numbering="true">
      <text:list-level-style-bullet text:level="1" text:style-name="Bullet_20_Symbols" style:num-prefix="7.4.5.2&#9;" text:bullet-char="•">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_5f_right1">
      <style:text-properties fo:font-variant="normal" fo:text-transform="none" style:text-position="0% 100%"/>
    </style:style>
    <style:style style:name="P2" style:family="paragraph" style:parent-style-name="Header">
      <style:text-properties fo:font-variant="normal" fo:text-transform="none" style:text-position="0% 100%"/>
    </style:style>
    <style:style style:name="P3" style:family="paragraph" style:parent-style-name="Footer11">
      <style:text-properties fo:font-variant="normal" fo:text-transform="none" style:text-position="0% 100%"/>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font-size-complex="8pt" style:font-weight-complex="bold"/>
    </style:style>
    <style:page-layout style:name="pm1">
      <style:page-layout-properties fo:page-width="8.2681in" fo:page-height="11in" style:num-format="1" style:print-orientation="portrait" fo:margin-top="0.5in" fo:margin-bottom="0.5in" fo:margin-left="0.7543in" fo:margin-right="0.513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header>
        <text:p text:style-name="P1"><text:s text:c="82"/></text:p>
      </style:header>
      <style:header-left>
        <text:p text:style-name="P2"/>
      </style:header-left>
      <style:footer>
        <text:p text:style-name="P3"><text:span text:style-name="T1">OMG PAS Template</text:span><text:tab/> <text:s text:c="6"/><text:tab/><text:tab/><text:tab/><text:span text:style-name="T2"><text:page-number style:num-format="1" text:select-page="current">26</text:page-number></text:span></text:p>
      </style:footer>
      <style:footer-left>
        <text:p text:style-name="P3"><text:span text:style-name="T2"><text:page-number style:num-format="1" text:select-page="current">26</text:page-number></text:span><text:span text:style-name="T2"><text:tab/> <text:s text:c="15"/></text:span><text:span text:style-name="T3">OMG PAS Templ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Johnny Willemsen</dc:creator>
    <dc:date>2008-07-07T22:29:34</dc:date>
    <meta:editing-cycles>111</meta:editing-cycles>
    <meta:editing-duration>PT17H18M41S</meta:editing-duration>
    <meta:user-defined meta:name="Info 1"/>
    <meta:user-defined meta:name="Info 2"/>
    <meta:user-defined meta:name="Info 3"/>
    <meta:user-defined meta:name="Info 4"/>
    <meta:document-statistic meta:table-count="0" meta:image-count="2" meta:object-count="0" meta:page-count="26" meta:paragraph-count="665" meta:word-count="6023" meta:character-count="43213"/>
  </office:meta>
</office:document-meta>
</file>